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902in"/>
    </style:style>
    <style:style style:name="co2" style:family="table-column">
      <style:table-column-properties fo:break-before="auto" style:column-width="0.362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2661in"/>
    </style:style>
    <style:style style:name="co5" style:family="table-column">
      <style:table-column-properties fo:break-before="auto" style:column-width="0.8681in"/>
    </style:style>
    <style:style style:name="co6" style:family="table-column">
      <style:table-column-properties fo:break-before="auto" style:column-width="0.3in"/>
    </style:style>
    <style:style style:name="co7" style:family="table-column">
      <style:table-column-properties fo:break-before="auto" style:column-width="1.8075in"/>
    </style:style>
    <style:style style:name="co8" style:family="table-column">
      <style:table-column-properties fo:break-before="auto" style:column-width="1.4236in"/>
    </style:style>
    <style:style style:name="co9" style:family="table-column">
      <style:table-column-properties fo:break-before="auto" style:column-width="0.9638in"/>
    </style:style>
    <style:style style:name="co10" style:family="table-column">
      <style:table-column-properties fo:break-before="auto" style:column-width="2in"/>
    </style:style>
    <style:style style:name="co11" style:family="table-column">
      <style:table-column-properties fo:break-before="auto" style:column-width="0.8902in"/>
    </style:style>
    <style:style style:name="co12" style:family="table-column">
      <style:table-column-properties fo:break-before="auto" style:column-width="0.5126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0.5882in"/>
    </style:style>
    <style:style style:name="co15" style:family="table-column">
      <style:table-column-properties fo:break-before="auto" style:column-width="1.2063in"/>
    </style:style>
    <style:style style:name="co16" style:family="table-column">
      <style:table-column-properties fo:break-before="auto" style:column-width="0.5626in"/>
    </style:style>
    <style:style style:name="co17" style:family="table-column">
      <style:table-column-properties fo:break-before="auto" style:column-width="1.0898in"/>
    </style:style>
    <style:style style:name="co18" style:family="table-column">
      <style:table-column-properties fo:break-before="auto" style:column-width="0.6299in"/>
    </style:style>
    <style:style style:name="co19" style:family="table-column">
      <style:table-column-properties fo:break-before="auto" style:column-width="0.4957in"/>
    </style:style>
    <style:style style:name="co20" style:family="table-column">
      <style:table-column-properties fo:break-before="auto" style:column-width="0.4291in"/>
    </style:style>
    <style:style style:name="co21" style:family="table-column">
      <style:table-column-properties fo:break-before="auto" style:column-width="1.9165in"/>
    </style:style>
    <style:style style:name="co22" style:family="table-column">
      <style:table-column-properties fo:break-before="auto" style:column-width="0.4354in"/>
    </style:style>
    <style:style style:name="co23" style:family="table-column">
      <style:table-column-properties fo:break-before="auto" style:column-width="0.6173in"/>
    </style:style>
    <style:style style:name="co24" style:family="table-column">
      <style:table-column-properties fo:break-before="auto" style:column-width="0.4807in"/>
    </style:style>
    <style:style style:name="co25" style:family="table-column">
      <style:table-column-properties fo:break-before="auto" style:column-width="0.5646in"/>
    </style:style>
    <style:style style:name="co26" style:family="table-column">
      <style:table-column-properties fo:break-before="auto" style:column-width="0.989in"/>
    </style:style>
    <style:style style:name="co27" style:family="table-column">
      <style:table-column-properties fo:break-before="auto" style:column-width="1.3063in"/>
    </style:style>
    <style:style style:name="co28" style:family="table-column">
      <style:table-column-properties fo:break-before="auto" style:column-width="0.9665in"/>
    </style:style>
    <style:style style:name="co29" style:family="table-column">
      <style:table-column-properties fo:break-before="auto" style:column-width="4.7409in"/>
    </style:style>
    <style:style style:name="co30" style:family="table-column">
      <style:table-column-properties fo:break-before="auto" style:column-width="0.972in"/>
    </style:style>
    <style:style style:name="co31" style:family="table-column">
      <style:table-column-properties fo:break-before="auto" style:column-width="0.9055in"/>
    </style:style>
    <style:style style:name="co32" style:family="table-column">
      <style:table-column-properties fo:break-before="auto" style:column-width="0.7217in"/>
    </style:style>
    <style:style style:name="co33" style:family="table-column">
      <style:table-column-properties fo:break-before="auto" style:column-width="0.839in"/>
    </style:style>
    <style:style style:name="co34" style:family="table-column">
      <style:table-column-properties fo:break-before="auto" style:column-width="0.5209in"/>
    </style:style>
    <style:style style:name="co35" style:family="table-column">
      <style:table-column-properties fo:break-before="auto" style:column-width="1.8417in"/>
    </style:style>
    <style:style style:name="co36" style:family="table-column">
      <style:table-column-properties fo:break-before="auto" style:column-width="0.5799in"/>
    </style:style>
    <style:style style:name="co37" style:family="table-column">
      <style:table-column-properties fo:break-before="auto" style:column-width="0.5374in"/>
    </style:style>
    <style:style style:name="co38" style:family="table-column">
      <style:table-column-properties fo:break-before="auto" style:column-width="0.6217in"/>
    </style:style>
    <style:style style:name="co39" style:family="table-column">
      <style:table-column-properties fo:break-before="auto" style:column-width="0.8472in"/>
    </style:style>
    <style:style style:name="co40" style:family="table-column">
      <style:table-column-properties fo:break-before="auto" style:column-width="1.298in"/>
    </style:style>
    <style:style style:name="co41" style:family="table-column">
      <style:table-column-properties fo:break-before="auto" style:column-width="1.7492in"/>
    </style:style>
    <style:style style:name="co42" style:family="table-column">
      <style:table-column-properties fo:break-before="auto" style:column-width="0.9555in"/>
    </style:style>
    <style:style style:name="co43" style:family="table-column">
      <style:table-column-properties fo:break-before="auto" style:column-width="0.7047in"/>
    </style:style>
    <style:style style:name="co44" style:family="table-column">
      <style:table-column-properties fo:break-before="auto" style:column-width="0.7799in"/>
    </style:style>
    <style:style style:name="co45" style:family="table-column">
      <style:table-column-properties fo:break-before="auto" style:column-width="1.1646in"/>
    </style:style>
    <style:style style:name="co46" style:family="table-column">
      <style:table-column-properties fo:break-before="auto" style:column-width="1.0555in"/>
    </style:style>
    <style:style style:name="co47" style:family="table-column">
      <style:table-column-properties fo:break-before="auto" style:column-width="3.1701in"/>
    </style:style>
    <style:style style:name="co48" style:family="table-column">
      <style:table-column-properties fo:break-before="auto" style:column-width="0.7075in"/>
    </style:style>
    <style:style style:name="co49" style:family="table-column">
      <style:table-column-properties fo:break-before="auto" style:column-width="0.3374in"/>
    </style:style>
    <style:style style:name="co50" style:family="table-column">
      <style:table-column-properties fo:break-before="auto" style:column-width="1.028in"/>
    </style:style>
    <style:style style:name="co51" style:family="table-column">
      <style:table-column-properties fo:break-before="auto" style:column-width="1.3484in"/>
    </style:style>
    <style:style style:name="co52" style:family="table-column">
      <style:table-column-properties fo:break-before="auto" style:column-width="1.5319in"/>
    </style:style>
    <style:style style:name="co53" style:family="table-column">
      <style:table-column-properties fo:break-before="auto" style:column-width="1.6327in"/>
    </style:style>
    <style:style style:name="co54" style:family="table-column">
      <style:table-column-properties fo:break-before="auto" style:column-width="1.3819in"/>
    </style:style>
    <style:style style:name="co55" style:family="table-column">
      <style:table-column-properties fo:break-before="auto" style:column-width="1.85in"/>
    </style:style>
    <style:style style:name="co56" style:family="table-column">
      <style:table-column-properties fo:break-before="auto" style:column-width="2.0583in"/>
    </style:style>
    <style:style style:name="co57" style:family="table-column">
      <style:table-column-properties fo:break-before="auto" style:column-width="2.0665in"/>
    </style:style>
    <style:style style:name="co58" style:family="table-column">
      <style:table-column-properties fo:break-before="auto" style:column-width="2.1756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b4c7dc"/>
    </style:style>
    <style:style style:name="ta3" style:family="table" style:master-page-name="Default">
      <style:table-properties table:display="true" style:writing-mode="lr-tb" table:tab-color="#00a933"/>
    </style:style>
    <number:text-style style:name="N100">
      <number:text-content/>
    </number:text-style>
    <style:style style:name="ce12" style:family="table-cell" style:parent-style-name="Default">
      <style:table-cell-properties fo:border-bottom="0.74pt solid #b2b2b2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4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74pt solid #b2b2b2" fo:border-left="none" fo:border-right="none" fo:border-top="none"/>
      <style:text-properties fo:font-weight="bold" style:font-weight-asian="bold" style:font-weight-complex="bold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ext-properties fo:color="#ff0000" fo:font-weight="bold" style:font-weight-asian="bold" style:font-weight-complex="bold"/>
    </style:style>
    <style:style style:name="ce20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53" style:family="table-cell" style:parent-style-name="Default">
      <style:text-properties fo:color="#ff0000" fo:font-weight="bold" style:font-weight-asian="bold" style:font-weight-complex="bold"/>
    </style:style>
    <style:style style:name="ce22" style:family="table-cell" style:parent-style-name="Default" style:data-style-name="N100">
      <style:table-cell-properties fo:border-bottom="0.74pt solid #b2b2b2" fo:border-left="none" fo:border-right="none" fo:border-top="none"/>
      <style:text-properties fo:font-weight="bold" style:font-weight-asian="bold" style:font-weight-complex="bold"/>
    </style:style>
    <style:style style:name="ce23" style:family="table-cell" style:parent-style-name="Default" style:data-style-name="N100">
      <style:text-properties fo:color="#ff0000" fo:font-weight="bold" style:font-weight-asian="bold" style:font-weight-complex="bold"/>
    </style:style>
    <style:style style:name="ce24" style:family="table-cell" style:parent-style-name="Default" style:data-style-name="N100"/>
    <style:style style:name="ce55" style:family="table-cell" style:parent-style-name="Default" style:data-style-name="N0"/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fo:color="#ff0000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5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use-window-font-color="true"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in"/>
      <style:text-properties fo:color="#666666"/>
    </style:style>
    <style:style style:name="ce61" style:family="table-cell" style:parent-style-name="Default">
      <style:text-properties fo:color="#666666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color="#b47804"/>
    </style:style>
    <style:style style:name="ce66" style:family="table-cell" style:parent-style-name="Default">
      <style:text-properties fo:color="#b47804"/>
    </style:style>
    <style:style style:name="ce6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normal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color="#800080"/>
    </style:style>
    <style:style style:name="ce73" style:family="table-cell" style:parent-style-name="Default">
      <style:text-properties fo:color="#800080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8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00" style:family="table-cell" style:parent-style-name="Default">
      <style:text-properties fo:color="#e16173" fo:font-weight="bold" style:font-weight-asian="bold" style:font-weight-complex="bold"/>
    </style:style>
    <style:style style:name="ce102" style:family="table-cell" style:parent-style-name="Default">
      <style:text-properties fo:color="#e16173"/>
    </style:style>
    <style:style style:name="ce103" style:family="table-cell" style:parent-style-name="Default">
      <style:text-properties fo:color="#127622" fo:font-weight="bold" style:font-weight-asian="bold" style:font-weight-complex="bold"/>
    </style:style>
    <style:style style:name="ce105" style:family="table-cell" style:parent-style-name="Default">
      <style:text-properties fo:color="#127622"/>
    </style:style>
    <style:style style:name="ce106" style:family="table-cell" style:parent-style-name="Default">
      <style:text-properties fo:color="#813709" fo:font-weight="bold" style:font-weight-asian="bold" style:font-weight-complex="bold"/>
    </style:style>
    <style:style style:name="ce109" style:family="table-cell" style:parent-style-name="Default">
      <style:text-properties fo:color="#813709"/>
    </style:style>
    <style:style style:name="ce110" style:family="table-cell" style:parent-style-name="Default">
      <style:text-properties fo:color="#355269" fo:font-weight="bold" style:font-weight-asian="bold" style:font-weight-complex="bold"/>
    </style:style>
    <style:style style:name="ce112" style:family="table-cell" style:parent-style-name="Default">
      <style:text-properties fo:color="#355269"/>
    </style:style>
    <style:style style:name="ce113" style:family="table-cell" style:parent-style-name="Default">
      <style:text-properties fo:color="#5983b0" fo:font-weight="bold" style:font-weight-asian="bold" style:font-weight-complex="bold"/>
    </style:style>
    <style:style style:name="ce120" style:family="table-cell" style:parent-style-name="Default">
      <style:text-properties fo:color="#5983b0"/>
    </style:style>
    <style:style style:name="ce121" style:family="table-cell" style:parent-style-name="Default">
      <style:text-properties fo:color="#acb20c" fo:font-weight="bold" style:font-weight-asian="bold" style:font-weight-complex="bold"/>
    </style:style>
    <style:style style:name="ce123" style:family="table-cell" style:parent-style-name="Default">
      <style:text-properties fo:color="#acb20c"/>
    </style:style>
    <style:style style:name="ce124" style:family="table-cell" style:parent-style-name="Default">
      <style:text-properties fo:color="#8d1d75" fo:font-weight="bold" style:font-weight-asian="bold" style:font-weight-complex="bold"/>
    </style:style>
    <style:style style:name="ce126" style:family="table-cell" style:parent-style-name="Default">
      <style:text-properties fo:color="#8d1d75"/>
    </style:style>
    <style:style style:name="ce114" style:family="table-cell" style:parent-style-name="Default">
      <style:text-properties style:use-window-font-color="true"/>
    </style:style>
    <style:style style:name="ce108" style:family="table-cell" style:parent-style-name="Default">
      <style:text-properties style:use-window-font-color="true" fo:font-weight="normal" style:font-weight-asian="normal" style:font-weight-complex="normal"/>
    </style:style>
    <style:style style:name="ce12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18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  <style:text-properties fo:font-weight="normal" style:font-weight-asian="normal" style:font-weight-complex="normal"/>
    </style:style>
    <style:style style:name="ce119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132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16" style:family="table-cell" style:parent-style-name="Default">
      <style:table-cell-properties fo:background-color="#ffff00" style:text-align-source="fix" style:repeat-content="false" fo:border="none"/>
      <style:paragraph-properties fo:text-align="end" fo:margin-left="0in"/>
      <style:text-properties fo:font-weight="normal" style:font-weight-asian="normal" style:font-weight-complex="normal"/>
    </style:style>
    <style:style style:name="ce117" style:family="table-cell" style:parent-style-name="Default">
      <style:table-cell-properties fo:background-color="#ffff00"/>
    </style:style>
    <style:style style:name="ce1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7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pring&quot;;&quot;Summer&quot;;&quot;Fall&quot;;&quot;Winter&quot;)" table:allow-empty-cell="true" table:display-list="unsorted" table:base-cell-address="Bundles.A2">
          <table:error-message table:message-type="stop" table:display="true"/>
        </table:content-validation>
        <table:content-validation table:name="val2" table:condition="of:cell-content-is-in-list(&quot;N/A&quot;;&quot;Sun&quot;;&quot;Rain&quot;;&quot;Wind (Spring)&quot;;&quot;Wind (Fall)&quot;;&quot;Storm&quot;;&quot;Snow&quot;;&quot;Festival&quot;;&quot;Wedding Day&quot;)" table:allow-empty-cell="true" table:display-list="unsorted" table:base-cell-address="Bundles.A5">
          <table:error-message table:message-type="stop" table:display="true"/>
        </table:content-validation>
        <table:content-validation table:name="val3" table:condition="of:cell-content-is-in-list(&quot;N/A&quot;;&quot;Very Happy&quot;;&quot;Good Humor&quot;;&quot;Neutral&quot;;&quot;Absolutely Neutral&quot;;&quot;Somewhat Annoyed&quot;;&quot;Mildly Perturbed&quot;;&quot;Very Displeased&quot;)" table:allow-empty-cell="true" table:display-list="unsorted" table:base-cell-address="Bundles.A8">
          <table:error-message table:message-type="stop" table:display="true"/>
        </table:content-validation>
        <table:content-validation table:name="val4" table:condition="of:cell-content-is-whole-number() and cell-content-is-between(1,28)" table:allow-empty-cell="true" table:base-cell-address="Daily.B2">
          <table:error-message table:message-type="stop" table:display="true"/>
        </table:content-validation>
        <table:content-validation table:name="val5" table:condition="of:cell-content-is-whole-number() and cell-content()&gt;=0" table:allow-empty-cell="true" table:base-cell-address="'Items and Professions'.C2">
          <table:error-message table:message-type="stop" table:display="true"/>
        </table:content-validation>
        <table:content-validation table:name="val6" table:condition="of:cell-content-is-in-list(&quot;Yes&quot;;&quot;No&quot;)" table:allow-empty-cell="true" table:display-list="unsorted" table:base-cell-address="Museum.B3">
          <table:error-message table:message-type="stop" table:display="true"/>
        </table:content-validation>
        <table:content-validation table:name="val7" table:base-cell-address="'Generic Item Table'.G1">
          <table:error-message table:message-type="stop" table:display="true"/>
        </table:content-validation>
        <table:content-validation table:name="val8" table:condition="of:cell-content-is-in-list(&quot;Yes&quot;;&quot;No&quot;)" table:allow-empty-cell="true" table:display-list="unsorted" table:base-cell-address="'Y1-Sp Farming XP Planning'.L5">
          <table:error-message table:message-type="stop" table:display="true"/>
        </table:content-validation>
        <table:content-validation table:name="val9" table:condition="of:cell-content-is-in-list(&quot;No Profession&quot;;&quot;Fisher&quot;;&quot;Angler&quot;)" table:allow-empty-cell="true" table:display-list="unsorted" table:base-cell-address="'Items and Professions'.K2">
          <table:error-message table:message-type="stop" table:display="true"/>
        </table:content-validation>
        <table:content-validation table:name="val10" table:condition="of:cell-content-is-in-list(&quot;Obtained&quot;;&quot;Not Obtained&quot;)" table:allow-empty-cell="true" table:display-list="unsorted" table:base-cell-address="'Items and Professions'.J2">
          <table:error-message table:message-type="stop" table:display="true"/>
        </table:content-validation>
        <table:content-validation table:name="val11" table:condition="of:cell-content-is-in-list(&quot;Obtained&quot;;&quot;Not Obtained&quot;)" table:allow-empty-cell="true" table:display-list="unsorted" table:base-cell-address="'Items and Professions'.K2">
          <table:error-message table:message-type="stop" table:display="true"/>
        </table:content-validation>
        <table:content-validation table:name="val12" table:condition="of:cell-content-is-in-list(&quot;Yes&quot;;&quot;No&quot;)" table:allow-empty-cell="true" table:display-list="unsorted" table:base-cell-address="'Generic Item Table'.E2">
          <table:error-message table:message-type="stop" table:display="true"/>
        </table:content-validation>
        <table:content-validation table:name="val13" table:condition="of:cell-content-is-in-list(&quot;Yes&quot;;&quot;No&quot;)" table:allow-empty-cell="true" table:display-list="unsorted" table:base-cell-address="Crops.H17">
          <table:error-message table:message-type="stop" table:display="true"/>
        </table:content-validation>
      </table:content-validations>
      <table:table table:name="Daily" table:style-name="ta1">
        <office:forms form:automatic-focus="false" form:apply-design-mode="false"/>
        <table:table-column table:style-name="co1" table:default-cell-style-name="ce39"/>
        <table:table-column table:style-name="co2" table:default-cell-style-name="Default"/>
        <table:table-row table:style-name="ro1">
          <table:table-cell table:style-name="ce12" office:value-type="string" calcext:value-type="string">
            <text:p>Season</text:p>
          </table:table-cell>
          <table:table-cell table:style-name="ce38" office:value-type="string" calcext:value-type="string">
            <text:p>Day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Spring</text:p>
          </table:table-cell>
          <table:table-cell table:style-name="ce2" table:content-validation-name="val4" office:value-type="float" office:value="1" calcext:value-type="float">
            <text:p>1</text:p>
          </table:table-cell>
        </table:table-row>
        <table:table-row table:style-name="ro1">
          <table:table-cell table:style-name="ce3"/>
          <table:table-cell/>
        </table:table-row>
        <table:table-row table:style-name="ro1">
          <table:table-cell table:style-name="ce38" office:value-type="string" calcext:value-type="string">
            <text:p>Tomorrow’s Weather</text:p>
          </table:table-cell>
          <table:table-cell/>
        </table:table-row>
        <table:table-row table:style-name="ro1">
          <table:table-cell table:style-name="ce5" table:content-validation-name="val2" office:value-type="string" calcext:value-type="string">
            <text:p>N/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38" office:value-type="string" calcext:value-type="string">
            <text:p>Today’s Luck</text:p>
          </table:table-cell>
          <table:table-cell/>
        </table:table-row>
        <table:table-row table:style-name="ro1">
          <table:table-cell table:style-name="ce5" table:content-validation-name="val3" office:value-type="string" calcext:value-type="string">
            <text:p>N/A</text:p>
          </table:table-cell>
          <table:table-cell/>
        </table:table-row>
        <table:table-row table:style-name="ro2" table:number-rows-repeated="1048567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Bundles" table:style-name="ta1">
        <table:table-column table:style-name="co4" table:default-cell-style-name="Default"/>
        <table:table-column table:style-name="co5" table:default-cell-style-name="ce5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table:style-name="ce44" office:value-type="string" calcext:value-type="string">
            <text:p>Crafts Room</text:p>
          </table:table-cell>
          <table:table-cell table:style-name="ce48" table:number-columns-repeated="2"/>
          <table:table-cell/>
          <table:table-cell table:style-name="ce20" office:value-type="string" calcext:value-type="string">
            <text:p>Items in Multiple Bundles</text:p>
          </table:table-cell>
        </table:table-row>
        <table:table-row table:style-name="ro2">
          <table:table-cell table:style-name="ce44"/>
          <table:table-cell table:style-name="ce48" table:number-columns-repeated="2"/>
          <table:table-cell/>
          <table:table-cell office:value-type="string" calcext:value-type="string">
            <text:p>Red Mushroom</text:p>
          </table:table-cell>
        </table:table-row>
        <table:table-row table:style-name="ro2">
          <table:table-cell table:style-name="ce46" office:value-type="string" calcext:value-type="string">
            <text:p>Spring Foraging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/>
          <table:table-cell office:value-type="string" calcext:value-type="string">
            <text:p>Purple Mushroom</text:p>
          </table:table-cell>
        </table:table-row>
        <table:table-row table:style-name="ro2">
          <table:table-cell office:value-type="string" calcext:value-type="string">
            <text:p>Wild Horserad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/>
          <table:table-cell office:value-type="string" calcext:value-type="string">
            <text:p>Maple Syrup</text:p>
          </table:table-cell>
        </table:table-row>
        <table:table-row table:style-name="ro2">
          <table:table-cell office:value-type="string" calcext:value-type="string">
            <text:p>Daffodi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/>
          <table:table-cell office:value-type="string" calcext:value-type="string">
            <text:p>Oak Resin</text:p>
          </table:table-cell>
        </table:table-row>
        <table:table-row table:style-name="ro2">
          <table:table-cell office:value-type="string" calcext:value-type="string">
            <text:p>Leek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/>
          <table:table-cell office:value-type="string" calcext:value-type="string">
            <text:p>Pomegranate</text:p>
          </table:table-cell>
        </table:table-row>
        <table:table-row table:style-name="ro2">
          <table:table-cell office:value-type="string" calcext:value-type="string">
            <text:p>Dandelio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/>
          <table:table-cell office:value-type="string" calcext:value-type="string">
            <text:p>Wine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ummer Foraging Bundle (3 of 3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p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ce Berry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weat Pea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all Foraging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on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Winter Foraging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ter Root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onstruction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table:style-name="ce50" office:value-type="float" office:value="99" calcext:value-type="float">
            <text:p>99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office:value-type="float" office:value="99" calcext:value-type="float">
            <text:p>99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one</text:p>
          </table:table-cell>
          <table:table-cell office:value-type="float" office:value="99" calcext:value-type="float">
            <text:p>99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ood</text:p>
          </table:table-cell>
          <table:table-cell office:value-type="float" office:value="10" calcext:value-type="float">
            <text:p>1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Exotic Foraging Bundle (5 of 9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onut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ctus Fruit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e Carrot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ne T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re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4" office:value-type="string" calcext:value-type="string">
            <text:p>Pantry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pring Crops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ummer Crops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mato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all Crops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Quality Crops Bundle (3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 G</text:p>
          </table:table-cell>
          <table:table-cell table:style-name="ce50" office:value-type="float" office:value="5" calcext:value-type="float">
            <text:p>5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 G</text:p>
          </table:table-cell>
          <table:table-cell office:value-type="float" office:value="5" calcext:value-type="float">
            <text:p>5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 G</text:p>
          </table:table-cell>
          <table:table-cell office:value-type="float" office:value="5" calcext:value-type="float">
            <text:p>5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G</text:p>
          </table:table-cell>
          <table:table-cell office:value-type="float" office:value="5" calcext:value-type="float">
            <text:p>5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nimal Bundle (5 of 6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Milk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B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W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G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Goat Milk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l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Egg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rtisan Bundle (6 of 12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 Oi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th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ney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elly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ricot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ange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ach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rry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Fish Tank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River Fish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Lake Fish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mouth Bass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Ocean Fish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rdin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Night Fishing Bundle (3 of 3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ey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rab Pot Bundle (5 of 10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bste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yf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b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kl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usse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rimp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ai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iwinkl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yste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a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pecialty Fish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fferf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hostf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df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skip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Boiler Room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Blacksmith’s Bundle (3 of 3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pper B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ron B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ld B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Geologist’s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rtz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dventurer’s Bundle (2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ime</text:p>
          </table:table-cell>
          <table:table-cell table:style-name="ce50" office:value-type="float" office:value="99" calcext:value-type="float">
            <text:p>99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 Wing</text:p>
          </table:table-cell>
          <table:table-cell table:style-name="ce50" office:value-type="float" office:value="10" calcext:value-type="float">
            <text:p>1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Bulletin Board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hef’s Bundle (6 of 6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ddlehead Fer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ppy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ki Rol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ied Egg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Dye Bundle (6 of 6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a Urchi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lowe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Feathe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Cabbag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ield Research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utilus Shel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ub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odder Bundle (3 of 3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heat</text:p>
          </table:table-cell>
          <table:table-cell table:style-name="ce50" office:value-type="float" office:value="10" calcext:value-type="float">
            <text:p>1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y</text:p>
          </table:table-cell>
          <table:table-cell table:style-name="ce50" office:value-type="float" office:value="10" calcext:value-type="float">
            <text:p>1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table:style-name="ce50" office:value-type="float" office:value="3" calcext:value-type="float">
            <text:p>3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Enchanter’s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bbit’s Foot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Vaul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2,500 Bundle (1 of 1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2500" calcext:value-type="float">
            <text:p>250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5,000 Bundle (1 of 1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5000" calcext:value-type="float">
            <text:p>500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10,000 Bundle (1 of 1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10000" calcext:value-type="float">
            <text:p>1000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25,000 Bundle (1 of 1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25000" calcext:value-type="float">
            <text:p>2500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Abandoned JojaMar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The Missing Bundle (5 of 6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 S+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nosaur Mayonnais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cient Fruit G+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Salmon G+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i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36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Museum" table:style-name="ta1">
        <table:table-column table:style-name="co8" table:default-cell-style-name="Default"/>
        <table:table-column table:style-name="co9" table:default-cell-style-name="ce53"/>
        <table:table-row table:style-name="ro2">
          <table:table-cell table:style-name="ce47" office:value-type="string" calcext:value-type="string">
            <text:p>Artifact</text:p>
          </table:table-cell>
          <table:table-cell table:style-name="ce47" office:value-type="string" calcext:value-type="string">
            <text:p>Acquired?</text:p>
          </table:table-cell>
        </table:table-row>
        <table:table-row table:style-name="ro2">
          <table:table-cell office:value-type="string" calcext:value-type="string">
            <text:p>Aerin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lam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methyst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mphibian Fossi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hor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Dol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Drum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See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Swor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quamari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rrowhea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ary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asalt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ix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one Flu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alc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elesti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hewing Stick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hicken Statu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hipped Amphora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iamon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inosaur Egg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olom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ried Starfish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Gadget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I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II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V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vish Helm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arth Crysta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lvish Jewelry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meral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sper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airy 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ire Opa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ire Quartz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luorapat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rozen Tear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emin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host Crysta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lass Shards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olden Mask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olden Relic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ran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Helv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Hemat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d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go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mbor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sper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Kyan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emon 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ime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unar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alach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arbl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ud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autilus Fossi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eko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eptun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bsidian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cean 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pa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rnamental Fan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rpiment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alm Fossi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etrified Slim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Handax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Rib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Scapula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Skul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Tibia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Too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Vertebra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ismatic Shar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yr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Quartz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are Disc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by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sty Cog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sty Spoon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sty Spur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and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keletal Han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keletal Tai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la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oap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tar Shards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trange Doll (Green)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trange Doll (Yellow)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hunder Egg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igersey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opaz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rilobite</text:p>
          </table:table-cell>
          <table:table-cell table:content-validation-name="val6" office:value-type="string" calcext:value-type="string">
            <text:p>No</text:p>
          </table:table-cell>
        </table:table-row>
      </table:table>
      <table:table table:name="Generic Item Table" table:style-name="ta1">
        <office:forms form:automatic-focus="false" form:apply-design-mode="false"/>
        <table:table-column table:style-name="co10" table:default-cell-style-name="ce24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3" table:default-cell-style-name="Default"/>
        <table:table-column table:style-name="co15" table:default-cell-style-name="ce52"/>
        <table:table-column table:style-name="co16" table:default-cell-style-name="Default"/>
        <table:table-column table:style-name="co6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table:content-validation-name="val7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  <table:table-cell/>
          <table:table-cell table:style-name="ce56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80" table:content-validation-name="val8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style-name="ce39"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style-name="ce39" table:formula="of:=[.K11]-[.K2]-MAX([.I$1:.I$1048576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24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9"/>
        </table:table-row>
        <table:table-row table:style-name="ro2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9"/>
        </table:table-row>
      </table:table>
      <table:table table:name="Items and Professions" table:style-name="ta2">
        <office:forms form:automatic-focus="false" form:apply-design-mode="false"/>
        <table:table-column table:style-name="co21" table:default-cell-style-name="Default"/>
        <table:table-column table:style-name="co22" table:default-cell-style-name="ce52"/>
        <table:table-column table:style-name="co23" table:default-cell-style-name="ce28"/>
        <table:table-column table:style-name="co24" table:default-cell-style-name="ce33"/>
        <table:table-column table:style-name="co24" table:default-cell-style-name="ce36"/>
        <table:table-column table:style-name="co25" table:default-cell-style-name="ce70"/>
        <table:table-column table:style-name="co6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26" table:number-columns-repeated="2" table:default-cell-style-name="Default"/>
        <table:table-column table:style-name="co28" table:default-cell-style-name="Default"/>
        <table:table-column table:style-name="co3" table:number-columns-repeated="1011" table:default-cell-style-name="Default"/>
        <table:table-row table:style-name="ro2">
          <table:table-cell table:style-name="ce25" table:content-validation-name="val7"/>
          <table:table-cell table:style-name="ce48"/>
          <table:table-cell table:style-name="ce29"/>
          <table:table-cell table:style-name="ce31"/>
          <table:table-cell table:style-name="ce34"/>
          <table:table-cell table:style-name="ce45"/>
          <table:table-cell/>
          <table:table-cell table:style-name="ce40" office:value-type="string" calcext:value-type="string">
            <text:p>Fishing</text:p>
          </table:table-cell>
          <table:table-cell table:style-name="ce40" office:value-type="string" calcext:value-type="string">
            <text:p>Tiller</text:p>
          </table:table-cell>
          <table:table-cell table:style-name="ce40" office:value-type="string" calcext:value-type="string">
            <text:p>Bear’s Knowledge</text:p>
          </table:table-cell>
          <table:table-cell table:style-name="ce40" office:value-type="string" calcext:value-type="string">
            <text:p>Artisan</text:p>
          </table:table-cell>
          <table:table-cell table:style-name="ce40" office:value-type="string" calcext:value-type="string">
            <text:p>Blacksmith</text:p>
          </table:table-cell>
          <table:table-cell table:style-name="ce40" office:value-type="string" calcext:value-type="string">
            <text:p>Gemologist</text:p>
          </table:table-cell>
          <table:table-cell table:number-columns-repeated="1011"/>
        </table:table-row>
        <table:table-row table:style-name="ro2">
          <table:table-cell table:style-name="ce25" table:content-validation-name="val7"/>
          <table:table-cell table:style-name="ce48"/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style-name="ce19"/>
          <table:table-cell table:style-name="ce42" table:content-validation-name="val9" office:value-type="string" calcext:value-type="string">
            <text:p>No Profession</text:p>
          </table:table-cell>
          <table:table-cell table:number-columns-repeated="2" table:style-name="ce42" table:content-validation-name="val10" office:value-type="string" calcext:value-type="string">
            <text:p>Not Obtained</text:p>
          </table:table-cell>
          <table:table-cell table:number-columns-repeated="3" table:style-name="ce42" table:content-validation-name="val11" office:value-type="string" calcext:value-type="string">
            <text:p>Not Obtained</text:p>
          </table:table-cell>
          <table:table-cell table:number-columns-repeated="1011"/>
        </table:table-row>
        <table:table-row table:style-name="ro2">
          <table:table-cell table:style-name="ce25" table:content-validation-name="val7" office:value-type="string" calcext:value-type="string">
            <text:p>Multiplier</text:p>
          </table:table-cell>
          <table:table-cell table:style-name="ce48"/>
          <table:table-cell table:style-name="ce30" office:value-type="float" office:value="1" calcext:value-type="float">
            <text:p>1</text:p>
          </table:table-cell>
          <table:table-cell table:style-name="ce32" office:value-type="float" office:value="1.25" calcext:value-type="float">
            <text:p>1.25</text:p>
          </table:table-cell>
          <table:table-cell table:style-name="ce35" office:value-type="float" office:value="1.5" calcext:value-type="float">
            <text:p>1.5</text:p>
          </table:table-cell>
          <table:table-cell table:style-name="ce69" office:value-type="float" office:value="2" calcext:value-type="float">
            <text:p>2</text:p>
          </table:table-cell>
          <table:table-cell/>
          <table:table-cell table:style-name="ce39" table:formula="of:=IF([.H2] = &quot;No Profession&quot;;1;IF([.H2] = &quot;Fisher&quot;;1.25;1.5))" office:value-type="float" office:value="1" calcext:value-type="float">
            <text:p>1</text:p>
          </table:table-cell>
          <table:table-cell table:style-name="ce39" table:formula="of:=IF([.I2] = &quot;Not Obtained&quot;;1;1.1)" office:value-type="float" office:value="1" calcext:value-type="float">
            <text:p>1</text:p>
          </table:table-cell>
          <table:table-cell table:style-name="ce39" table:formula="of:=IF([.J2] = &quot;Not Obtained&quot;;1;3)" office:value-type="float" office:value="1" calcext:value-type="float">
            <text:p>1</text:p>
          </table:table-cell>
          <table:table-cell table:style-name="ce39" table:formula="of:=IF([.K2] = &quot;Not Obtained&quot;;1;1.4)" office:value-type="float" office:value="1" calcext:value-type="float">
            <text:p>1</text:p>
          </table:table-cell>
          <table:table-cell table:style-name="ce39" table:formula="of:=IF([.L2] = &quot;Not Obtained&quot;;1;1.5)" office:value-type="float" office:value="1" calcext:value-type="float">
            <text:p>1</text:p>
          </table:table-cell>
          <table:table-cell table:style-name="ce39" table:formula="of:=IF([.M2] = &quot;Not Obtained&quot;;1;1.3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6" table:content-validation-name="val7" office:value-type="string" calcext:value-type="string">
            <text:p>Foraging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20" calcext:value-type="float">
            <text:p>20</text:p>
          </table:table-cell>
          <table:table-cell table:formula="of:=FLOOR(FLOOR([.$B5]*[.C$3])*[.$J$3])" office:value-type="float" office:value="20" calcext:value-type="float">
            <text:p>20</text:p>
          </table:table-cell>
          <table:table-cell table:formula="of:=FLOOR(FLOOR([.$B5]*[.D$3])*[.$J$3])" office:value-type="float" office:value="25" calcext:value-type="float">
            <text:p>25</text:p>
          </table:table-cell>
          <table:table-cell table:formula="of:=FLOOR(FLOOR([.$B5]*[.E$3])*[.$J$3])" office:value-type="float" office:value="30" calcext:value-type="float">
            <text:p>30</text:p>
          </table:table-cell>
          <table:table-cell table:formula="of:=FLOOR(FLOOR([.$B5]*[.F$3])*[.$J$3]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FLOOR([.$B6]*[.C$3]))" office:value-type="float" office:value="75" calcext:value-type="float">
            <text:p>75</text:p>
          </table:table-cell>
          <table:table-cell table:formula="of:=FLOOR(FLOOR([.$B6]*[.D$3]))" office:value-type="float" office:value="93" calcext:value-type="float">
            <text:p>93</text:p>
          </table:table-cell>
          <table:table-cell table:formula="of:=FLOOR(FLOOR([.$B6]*[.E$3]))" office:value-type="float" office:value="112" calcext:value-type="float">
            <text:p>112</text:p>
          </table:table-cell>
          <table:table-cell table:formula="of:=FLOOR(FLOOR([.$B6]*[.F$3])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e Carrot</text:p>
          </table:table-cell>
          <table:table-cell office:value-type="float" office:value="25" calcext:value-type="float">
            <text:p>25</text:p>
          </table:table-cell>
          <table:table-cell table:formula="of:=FLOOR(FLOOR([.$B7]*[.C$3])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nterelle</text:p>
          </table:table-cell>
          <table:table-cell office:value-type="float" office:value="160" calcext:value-type="float">
            <text:p>160</text:p>
          </table:table-cell>
          <table:table-cell table:formula="of:=FLOOR(FLOOR([.$B8]*[.C$3]))" office:value-type="float" office:value="160" calcext:value-type="float">
            <text:p>160</text:p>
          </table:table-cell>
          <table:table-cell table:formula="of:=FLOOR(FLOOR([.$B8]*[.D$3]))" office:value-type="float" office:value="200" calcext:value-type="float">
            <text:p>200</text:p>
          </table:table-cell>
          <table:table-cell table:formula="of:=FLOOR(FLOOR([.$B8]*[.E$3]))" office:value-type="float" office:value="240" calcext:value-type="float">
            <text:p>240</text:p>
          </table:table-cell>
          <table:table-cell table:formula="of:=FLOOR(FLOOR([.$B8]*[.F$3])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am</text:p>
          </table:table-cell>
          <table:table-cell office:value-type="float" office:value="50" calcext:value-type="float">
            <text:p>50</text:p>
          </table:table-cell>
          <table:table-cell table:formula="of:=FLOOR(FLOOR([.$B9]*[.C$3]))" office:value-type="float" office:value="50" calcext:value-type="float">
            <text:p>50</text:p>
          </table:table-cell>
          <table:table-cell table:formula="of:=FLOOR(FLOOR([.$B9]*[.D$3]))" office:value-type="float" office:value="62" calcext:value-type="float">
            <text:p>62</text:p>
          </table:table-cell>
          <table:table-cell table:formula="of:=FLOOR(FLOOR([.$B9]*[.E$3]))" office:value-type="float" office:value="75" calcext:value-type="float">
            <text:p>75</text:p>
          </table:table-cell>
          <table:table-cell table:formula="of:=FLOOR(FLOOR([.$B9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FLOOR([.$B10]*[.C$3]))" office:value-type="float" office:value="50" calcext:value-type="float">
            <text:p>50</text:p>
          </table:table-cell>
          <table:table-cell table:formula="of:=FLOOR(FLOOR([.$B10]*[.D$3]))" office:value-type="float" office:value="62" calcext:value-type="float">
            <text:p>62</text:p>
          </table:table-cell>
          <table:table-cell table:formula="of:=FLOOR(FLOOR([.$B10]*[.E$3]))" office:value-type="float" office:value="75" calcext:value-type="float">
            <text:p>75</text:p>
          </table:table-cell>
          <table:table-cell table:formula="of:=FLOOR(FLOOR([.$B10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onut</text:p>
          </table:table-cell>
          <table:table-cell office:value-type="float" office:value="100" calcext:value-type="float">
            <text:p>100</text:p>
          </table:table-cell>
          <table:table-cell table:formula="of:=FLOOR(FLOOR([.$B11]*[.C$3]))" office:value-type="float" office:value="100" calcext:value-type="float">
            <text:p>100</text:p>
          </table:table-cell>
          <table:table-cell table:formula="of:=FLOOR(FLOOR([.$B11]*[.D$3]))" office:value-type="float" office:value="125" calcext:value-type="float">
            <text:p>125</text:p>
          </table:table-cell>
          <table:table-cell table:formula="of:=FLOOR(FLOOR([.$B11]*[.E$3]))" office:value-type="float" office:value="150" calcext:value-type="float">
            <text:p>150</text:p>
          </table:table-cell>
          <table:table-cell table:formula="of:=FLOOR(FLOOR([.$B11]*[.F$3])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mon Mushroom</text:p>
          </table:table-cell>
          <table:table-cell office:value-type="float" office:value="40" calcext:value-type="float">
            <text:p>40</text:p>
          </table:table-cell>
          <table:table-cell table:formula="of:=FLOOR(FLOOR([.$B12]*[.C$3]))" office:value-type="float" office:value="40" calcext:value-type="float">
            <text:p>40</text:p>
          </table:table-cell>
          <table:table-cell table:formula="of:=FLOOR(FLOOR([.$B12]*[.D$3]))" office:value-type="float" office:value="50" calcext:value-type="float">
            <text:p>50</text:p>
          </table:table-cell>
          <table:table-cell table:formula="of:=FLOOR(FLOOR([.$B12]*[.E$3]))" office:value-type="float" office:value="60" calcext:value-type="float">
            <text:p>60</text:p>
          </table:table-cell>
          <table:table-cell table:formula="of:=FLOOR(FLOOR([.$B12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al</text:p>
          </table:table-cell>
          <table:table-cell office:value-type="float" office:value="80" calcext:value-type="float">
            <text:p>80</text:p>
          </table:table-cell>
          <table:table-cell table:formula="of:=FLOOR(FLOOR([.$B13]*[.C$3]))" office:value-type="float" office:value="80" calcext:value-type="float">
            <text:p>80</text:p>
          </table:table-cell>
          <table:table-cell table:formula="of:=FLOOR(FLOOR([.$B13]*[.D$3]))" office:value-type="float" office:value="100" calcext:value-type="float">
            <text:p>100</text:p>
          </table:table-cell>
          <table:table-cell table:formula="of:=FLOOR(FLOOR([.$B13]*[.E$3]))" office:value-type="float" office:value="120" calcext:value-type="float">
            <text:p>120</text:p>
          </table:table-cell>
          <table:table-cell table:formula="of:=FLOOR(FLOOR([.$B13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60" calcext:value-type="float">
            <text:p>60</text:p>
          </table:table-cell>
          <table:table-cell table:formula="of:=FLOOR(FLOOR([.$B14]*[.C$3]))" office:value-type="float" office:value="60" calcext:value-type="float">
            <text:p>60</text:p>
          </table:table-cell>
          <table:table-cell table:formula="of:=FLOOR(FLOOR([.$B14]*[.D$3]))" office:value-type="float" office:value="75" calcext:value-type="float">
            <text:p>75</text:p>
          </table:table-cell>
          <table:table-cell table:formula="of:=FLOOR(FLOOR([.$B14]*[.E$3]))" office:value-type="float" office:value="90" calcext:value-type="float">
            <text:p>90</text:p>
          </table:table-cell>
          <table:table-cell table:formula="of:=FLOOR(FLOOR([.$B14]*[.F$3])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50" calcext:value-type="float">
            <text:p>150</text:p>
          </table:table-cell>
          <table:table-cell table:formula="of:=FLOOR(FLOOR([.$B15]*[.C$3]))" office:value-type="float" office:value="150" calcext:value-type="float">
            <text:p>150</text:p>
          </table:table-cell>
          <table:table-cell table:formula="of:=FLOOR(FLOOR([.$B15]*[.D$3]))" office:value-type="float" office:value="187" calcext:value-type="float">
            <text:p>187</text:p>
          </table:table-cell>
          <table:table-cell table:formula="of:=FLOOR(FLOOR([.$B15]*[.E$3]))" office:value-type="float" office:value="225" calcext:value-type="float">
            <text:p>225</text:p>
          </table:table-cell>
          <table:table-cell table:formula="of:=FLOOR(FLOOR([.$B15]*[.F$3])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ffodil</text:p>
          </table:table-cell>
          <table:table-cell office:value-type="float" office:value="30" calcext:value-type="float">
            <text:p>30</text:p>
          </table:table-cell>
          <table:table-cell table:formula="of:=FLOOR(FLOOR([.$B16]*[.C$3]))" office:value-type="float" office:value="30" calcext:value-type="float">
            <text:p>30</text:p>
          </table:table-cell>
          <table:table-cell table:formula="of:=FLOOR(FLOOR([.$B16]*[.D$3]))" office:value-type="float" office:value="37" calcext:value-type="float">
            <text:p>37</text:p>
          </table:table-cell>
          <table:table-cell table:formula="of:=FLOOR(FLOOR([.$B16]*[.E$3]))" office:value-type="float" office:value="45" calcext:value-type="float">
            <text:p>45</text:p>
          </table:table-cell>
          <table:table-cell table:formula="of:=FLOOR(FLOOR([.$B16]*[.F$3])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ndelion</text:p>
          </table:table-cell>
          <table:table-cell office:value-type="float" office:value="40" calcext:value-type="float">
            <text:p>40</text:p>
          </table:table-cell>
          <table:table-cell table:formula="of:=FLOOR(FLOOR([.$B17]*[.C$3]))" office:value-type="float" office:value="40" calcext:value-type="float">
            <text:p>40</text:p>
          </table:table-cell>
          <table:table-cell table:formula="of:=FLOOR(FLOOR([.$B17]*[.D$3]))" office:value-type="float" office:value="50" calcext:value-type="float">
            <text:p>50</text:p>
          </table:table-cell>
          <table:table-cell table:formula="of:=FLOOR(FLOOR([.$B17]*[.E$3]))" office:value-type="float" office:value="60" calcext:value-type="float">
            <text:p>60</text:p>
          </table:table-cell>
          <table:table-cell table:formula="of:=FLOOR(FLOOR([.$B17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ddlehead Fern</text:p>
          </table:table-cell>
          <table:table-cell office:value-type="float" office:value="90" calcext:value-type="float">
            <text:p>90</text:p>
          </table:table-cell>
          <table:table-cell table:formula="of:=FLOOR(FLOOR([.$B18]*[.C$3]))" office:value-type="float" office:value="90" calcext:value-type="float">
            <text:p>90</text:p>
          </table:table-cell>
          <table:table-cell table:formula="of:=FLOOR(FLOOR([.$B18]*[.D$3]))" office:value-type="float" office:value="112" calcext:value-type="float">
            <text:p>112</text:p>
          </table:table-cell>
          <table:table-cell table:formula="of:=FLOOR(FLOOR([.$B18]*[.E$3]))" office:value-type="float" office:value="135" calcext:value-type="float">
            <text:p>135</text:p>
          </table:table-cell>
          <table:table-cell table:formula="of:=FLOOR(FLOOR([.$B18]*[.F$3])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inger</text:p>
          </table:table-cell>
          <table:table-cell office:value-type="float" office:value="60" calcext:value-type="float">
            <text:p>60</text:p>
          </table:table-cell>
          <table:table-cell table:formula="of:=FLOOR(FLOOR([.$B19]*[.C$3])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pe (Forageable)</text:p>
          </table:table-cell>
          <table:table-cell office:value-type="float" office:value="80" calcext:value-type="float">
            <text:p>80</text:p>
          </table:table-cell>
          <table:table-cell table:formula="of:=FLOOR(FLOOR([.$B20]*[.C$3]))" office:value-type="float" office:value="80" calcext:value-type="float">
            <text:p>80</text:p>
          </table:table-cell>
          <table:table-cell table:formula="of:=FLOOR(FLOOR([.$B20]*[.D$3]))" office:value-type="float" office:value="100" calcext:value-type="float">
            <text:p>100</text:p>
          </table:table-cell>
          <table:table-cell table:formula="of:=FLOOR(FLOOR([.$B20]*[.E$3]))" office:value-type="float" office:value="120" calcext:value-type="float">
            <text:p>120</text:p>
          </table:table-cell>
          <table:table-cell table:formula="of:=FLOOR(FLOOR([.$B20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90" calcext:value-type="float">
            <text:p>90</text:p>
          </table:table-cell>
          <table:table-cell table:formula="of:=FLOOR(FLOOR([.$B21]*[.C$3]))" office:value-type="float" office:value="90" calcext:value-type="float">
            <text:p>90</text:p>
          </table:table-cell>
          <table:table-cell table:formula="of:=FLOOR(FLOOR([.$B21]*[.D$3]))" office:value-type="float" office:value="112" calcext:value-type="float">
            <text:p>112</text:p>
          </table:table-cell>
          <table:table-cell table:formula="of:=FLOOR(FLOOR([.$B21]*[.E$3]))" office:value-type="float" office:value="135" calcext:value-type="float">
            <text:p>135</text:p>
          </table:table-cell>
          <table:table-cell table:formula="of:=FLOOR(FLOOR([.$B21]*[.F$3])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lly</text:p>
          </table:table-cell>
          <table:table-cell office:value-type="float" office:value="80" calcext:value-type="float">
            <text:p>80</text:p>
          </table:table-cell>
          <table:table-cell table:formula="of:=FLOOR(FLOOR([.$B22]*[.C$3]))" office:value-type="float" office:value="80" calcext:value-type="float">
            <text:p>80</text:p>
          </table:table-cell>
          <table:table-cell table:formula="of:=FLOOR(FLOOR([.$B22]*[.D$3]))" office:value-type="float" office:value="100" calcext:value-type="float">
            <text:p>100</text:p>
          </table:table-cell>
          <table:table-cell table:formula="of:=FLOOR(FLOOR([.$B22]*[.E$3]))" office:value-type="float" office:value="120" calcext:value-type="float">
            <text:p>120</text:p>
          </table:table-cell>
          <table:table-cell table:formula="of:=FLOOR(FLOOR([.$B22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ek</text:p>
          </table:table-cell>
          <table:table-cell office:value-type="float" office:value="60" calcext:value-type="float">
            <text:p>60</text:p>
          </table:table-cell>
          <table:table-cell table:formula="of:=FLOOR(FLOOR([.$B23]*[.C$3]))" office:value-type="float" office:value="60" calcext:value-type="float">
            <text:p>60</text:p>
          </table:table-cell>
          <table:table-cell table:formula="of:=FLOOR(FLOOR([.$B23]*[.D$3]))" office:value-type="float" office:value="75" calcext:value-type="float">
            <text:p>75</text:p>
          </table:table-cell>
          <table:table-cell table:formula="of:=FLOOR(FLOOR([.$B23]*[.E$3]))" office:value-type="float" office:value="90" calcext:value-type="float">
            <text:p>90</text:p>
          </table:table-cell>
          <table:table-cell table:formula="of:=FLOOR(FLOOR([.$B23]*[.F$3])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gma Cap</text:p>
          </table:table-cell>
          <table:table-cell office:value-type="float" office:value="400" calcext:value-type="float">
            <text:p>400</text:p>
          </table:table-cell>
          <table:table-cell table:formula="of:=FLOOR(FLOOR([.$B24]*[.C$3]))" office:value-type="float" office:value="400" calcext:value-type="float">
            <text:p>400</text:p>
          </table:table-cell>
          <table:table-cell table:formula="of:=FLOOR(FLOOR([.$B24]*[.D$3]))" office:value-type="float" office:value="500" calcext:value-type="float">
            <text:p>500</text:p>
          </table:table-cell>
          <table:table-cell table:formula="of:=FLOOR(FLOOR([.$B24]*[.E$3]))" office:value-type="float" office:value="600" calcext:value-type="float">
            <text:p>600</text:p>
          </table:table-cell>
          <table:table-cell table:formula="of:=FLOOR(FLOOR([.$B24]*[.F$3]))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el</text:p>
          </table:table-cell>
          <table:table-cell office:value-type="float" office:value="150" calcext:value-type="float">
            <text:p>150</text:p>
          </table:table-cell>
          <table:table-cell table:formula="of:=FLOOR(FLOOR([.$B25]*[.C$3]))" office:value-type="float" office:value="150" calcext:value-type="float">
            <text:p>150</text:p>
          </table:table-cell>
          <table:table-cell table:formula="of:=FLOOR(FLOOR([.$B25]*[.D$3]))" office:value-type="float" office:value="187" calcext:value-type="float">
            <text:p>187</text:p>
          </table:table-cell>
          <table:table-cell table:formula="of:=FLOOR(FLOOR([.$B25]*[.E$3]))" office:value-type="float" office:value="225" calcext:value-type="float">
            <text:p>225</text:p>
          </table:table-cell>
          <table:table-cell table:formula="of:=FLOOR(FLOOR([.$B25]*[.F$3])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FLOOR([.$B26]*[.C$3]))" office:value-type="float" office:value="30" calcext:value-type="float">
            <text:p>30</text:p>
          </table:table-cell>
          <table:table-cell table:formula="of:=FLOOR(FLOOR([.$B26]*[.D$3]))" office:value-type="float" office:value="37" calcext:value-type="float">
            <text:p>37</text:p>
          </table:table-cell>
          <table:table-cell table:formula="of:=FLOOR(FLOOR([.$B26]*[.E$3]))" office:value-type="float" office:value="45" calcext:value-type="float">
            <text:p>45</text:p>
          </table:table-cell>
          <table:table-cell table:formula="of:=FLOOR(FLOOR([.$B26]*[.F$3])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utilus Shell</text:p>
          </table:table-cell>
          <table:table-cell office:value-type="float" office:value="120" calcext:value-type="float">
            <text:p>120</text:p>
          </table:table-cell>
          <table:table-cell table:formula="of:=FLOOR(FLOOR([.$B27]*[.C$3]))" office:value-type="float" office:value="120" calcext:value-type="float">
            <text:p>120</text:p>
          </table:table-cell>
          <table:table-cell table:formula="of:=FLOOR(FLOOR([.$B27]*[.D$3]))" office:value-type="float" office:value="150" calcext:value-type="float">
            <text:p>150</text:p>
          </table:table-cell>
          <table:table-cell table:formula="of:=FLOOR(FLOOR([.$B27]*[.E$3]))" office:value-type="float" office:value="180" calcext:value-type="float">
            <text:p>180</text:p>
          </table:table-cell>
          <table:table-cell table:formula="of:=FLOOR(FLOOR([.$B27]*[.F$3])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FLOOR([.$B28]*[.C$3]))" office:value-type="float" office:value="40" calcext:value-type="float">
            <text:p>40</text:p>
          </table:table-cell>
          <table:table-cell table:formula="of:=FLOOR(FLOOR([.$B28]*[.D$3]))" office:value-type="float" office:value="50" calcext:value-type="float">
            <text:p>50</text:p>
          </table:table-cell>
          <table:table-cell table:formula="of:=FLOOR(FLOOR([.$B28]*[.E$3]))" office:value-type="float" office:value="60" calcext:value-type="float">
            <text:p>60</text:p>
          </table:table-cell>
          <table:table-cell table:formula="of:=FLOOR(FLOOR([.$B28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rple Mushroom</text:p>
          </table:table-cell>
          <table:table-cell office:value-type="float" office:value="250" calcext:value-type="float">
            <text:p>250</text:p>
          </table:table-cell>
          <table:table-cell table:formula="of:=FLOOR(FLOOR([.$B29]*[.C$3]))" office:value-type="float" office:value="250" calcext:value-type="float">
            <text:p>250</text:p>
          </table:table-cell>
          <table:table-cell table:formula="of:=FLOOR(FLOOR([.$B29]*[.D$3]))" office:value-type="float" office:value="312" calcext:value-type="float">
            <text:p>312</text:p>
          </table:table-cell>
          <table:table-cell table:formula="of:=FLOOR(FLOOR([.$B29]*[.E$3]))" office:value-type="float" office:value="375" calcext:value-type="float">
            <text:p>375</text:p>
          </table:table-cell>
          <table:table-cell table:formula="of:=FLOOR(FLOOR([.$B29]*[.F$3])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Shell</text:p>
          </table:table-cell>
          <table:table-cell office:value-type="float" office:value="300" calcext:value-type="float">
            <text:p>300</text:p>
          </table:table-cell>
          <table:table-cell table:formula="of:=FLOOR(FLOOR([.$B30]*[.C$3]))" office:value-type="float" office:value="300" calcext:value-type="float">
            <text:p>300</text:p>
          </table:table-cell>
          <table:table-cell table:formula="of:=FLOOR(FLOOR([.$B30]*[.D$3]))" office:value-type="float" office:value="375" calcext:value-type="float">
            <text:p>375</text:p>
          </table:table-cell>
          <table:table-cell table:formula="of:=FLOOR(FLOOR([.$B30]*[.E$3]))" office:value-type="float" office:value="450" calcext:value-type="float">
            <text:p>450</text:p>
          </table:table-cell>
          <table:table-cell table:formula="of:=FLOOR(FLOOR([.$B30]*[.F$3])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shroom</text:p>
          </table:table-cell>
          <table:table-cell office:value-type="float" office:value="75" calcext:value-type="float">
            <text:p>75</text:p>
          </table:table-cell>
          <table:table-cell table:formula="of:=FLOOR(FLOOR([.$B31]*[.C$3]))" office:value-type="float" office:value="75" calcext:value-type="float">
            <text:p>75</text:p>
          </table:table-cell>
          <table:table-cell table:formula="of:=FLOOR(FLOOR([.$B31]*[.D$3]))" office:value-type="float" office:value="93" calcext:value-type="float">
            <text:p>93</text:p>
          </table:table-cell>
          <table:table-cell table:formula="of:=FLOOR(FLOOR([.$B31]*[.E$3]))" office:value-type="float" office:value="112" calcext:value-type="float">
            <text:p>112</text:p>
          </table:table-cell>
          <table:table-cell table:formula="of:=FLOOR(FLOOR([.$B31]*[.F$3])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berry</text:p>
          </table:table-cell>
          <table:table-cell office:value-type="float" office:value="5" calcext:value-type="float">
            <text:p>5</text:p>
          </table:table-cell>
          <table:table-cell table:formula="of:=FLOOR(FLOOR([.$B32]*[.C$3]))" office:value-type="float" office:value="5" calcext:value-type="float">
            <text:p>5</text:p>
          </table:table-cell>
          <table:table-cell table:formula="of:=FLOOR(FLOOR([.$B32]*[.D$3]))" office:value-type="float" office:value="6" calcext:value-type="float">
            <text:p>6</text:p>
          </table:table-cell>
          <table:table-cell table:formula="of:=FLOOR(FLOOR([.$B32]*[.E$3]))" office:value-type="float" office:value="7" calcext:value-type="float">
            <text:p>7</text:p>
          </table:table-cell>
          <table:table-cell table:formula="of:=FLOOR(FLOOR([.$B32]*[.F$3]))"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p</text:p>
          </table:table-cell>
          <table:table-cell office:value-type="float" office:value="2" calcext:value-type="float">
            <text:p>2</text:p>
          </table:table-cell>
          <table:table-cell table:formula="of:=FLOOR(FLOOR([.$B33]*[.C$3])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 Urchin</text:p>
          </table:table-cell>
          <table:table-cell office:value-type="float" office:value="160" calcext:value-type="float">
            <text:p>160</text:p>
          </table:table-cell>
          <table:table-cell table:formula="of:=FLOOR(FLOOR([.$B34]*[.C$3]))" office:value-type="float" office:value="160" calcext:value-type="float">
            <text:p>160</text:p>
          </table:table-cell>
          <table:table-cell table:formula="of:=FLOOR(FLOOR([.$B34]*[.D$3]))" office:value-type="float" office:value="200" calcext:value-type="float">
            <text:p>200</text:p>
          </table:table-cell>
          <table:table-cell table:formula="of:=FLOOR(FLOOR([.$B34]*[.E$3]))" office:value-type="float" office:value="240" calcext:value-type="float">
            <text:p>240</text:p>
          </table:table-cell>
          <table:table-cell table:formula="of:=FLOOR(FLOOR([.$B34]*[.F$3])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weed</text:p>
          </table:table-cell>
          <table:table-cell office:value-type="float" office:value="20" calcext:value-type="float">
            <text:p>20</text:p>
          </table:table-cell>
          <table:table-cell table:formula="of:=FLOOR(FLOOR([.$B35]*[.C$3]))" office:value-type="float" office:value="20" calcext:value-type="float">
            <text:p>20</text:p>
          </table:table-cell>
          <table:table-cell table:formula="of:=FLOOR(FLOOR([.$B35]*[.D$3]))" office:value-type="float" office:value="25" calcext:value-type="float">
            <text:p>25</text:p>
          </table:table-cell>
          <table:table-cell table:formula="of:=FLOOR(FLOOR([.$B35]*[.E$3]))" office:value-type="float" office:value="30" calcext:value-type="float">
            <text:p>30</text:p>
          </table:table-cell>
          <table:table-cell table:formula="of:=FLOOR(FLOOR([.$B35]*[.F$3])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00" calcext:value-type="float">
            <text:p>100</text:p>
          </table:table-cell>
          <table:table-cell table:formula="of:=FLOOR(FLOOR([.$B36]*[.C$3]))" office:value-type="float" office:value="100" calcext:value-type="float">
            <text:p>100</text:p>
          </table:table-cell>
          <table:table-cell table:formula="of:=FLOOR(FLOOR([.$B36]*[.D$3]))" office:value-type="float" office:value="125" calcext:value-type="float">
            <text:p>125</text:p>
          </table:table-cell>
          <table:table-cell table:formula="of:=FLOOR(FLOOR([.$B36]*[.E$3]))" office:value-type="float" office:value="150" calcext:value-type="float">
            <text:p>150</text:p>
          </table:table-cell>
          <table:table-cell table:formula="of:=FLOOR(FLOOR([.$B36]*[.F$3])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ice Berry</text:p>
          </table:table-cell>
          <table:table-cell office:value-type="float" office:value="80" calcext:value-type="float">
            <text:p>80</text:p>
          </table:table-cell>
          <table:table-cell table:formula="of:=FLOOR(FLOOR([.$B37]*[.C$3]))" office:value-type="float" office:value="80" calcext:value-type="float">
            <text:p>80</text:p>
          </table:table-cell>
          <table:table-cell table:formula="of:=FLOOR(FLOOR([.$B37]*[.D$3]))" office:value-type="float" office:value="100" calcext:value-type="float">
            <text:p>100</text:p>
          </table:table-cell>
          <table:table-cell table:formula="of:=FLOOR(FLOOR([.$B37]*[.E$3]))" office:value-type="float" office:value="120" calcext:value-type="float">
            <text:p>120</text:p>
          </table:table-cell>
          <table:table-cell table:formula="of:=FLOOR(FLOOR([.$B37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ring Onion</text:p>
          </table:table-cell>
          <table:table-cell office:value-type="float" office:value="8" calcext:value-type="float">
            <text:p>8</text:p>
          </table:table-cell>
          <table:table-cell table:formula="of:=FLOOR(FLOOR([.$B38]*[.C$3]))" office:value-type="float" office:value="8" calcext:value-type="float">
            <text:p>8</text:p>
          </table:table-cell>
          <table:table-cell table:formula="of:=FLOOR(FLOOR([.$B38]*[.D$3]))" office:value-type="float" office:value="10" calcext:value-type="float">
            <text:p>10</text:p>
          </table:table-cell>
          <table:table-cell table:formula="of:=FLOOR(FLOOR([.$B38]*[.E$3]))" office:value-type="float" office:value="12" calcext:value-type="float">
            <text:p>12</text:p>
          </table:table-cell>
          <table:table-cell table:formula="of:=FLOOR(FLOOR([.$B38]*[.F$3]))"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Pea</text:p>
          </table:table-cell>
          <table:table-cell office:value-type="float" office:value="50" calcext:value-type="float">
            <text:p>50</text:p>
          </table:table-cell>
          <table:table-cell table:formula="of:=FLOOR(FLOOR([.$B39]*[.C$3]))" office:value-type="float" office:value="50" calcext:value-type="float">
            <text:p>50</text:p>
          </table:table-cell>
          <table:table-cell table:formula="of:=FLOOR(FLOOR([.$B39]*[.D$3]))" office:value-type="float" office:value="62" calcext:value-type="float">
            <text:p>62</text:p>
          </table:table-cell>
          <table:table-cell table:formula="of:=FLOOR(FLOOR([.$B39]*[.E$3]))" office:value-type="float" office:value="75" calcext:value-type="float">
            <text:p>75</text:p>
          </table:table-cell>
          <table:table-cell table:formula="of:=FLOOR(FLOOR([.$B39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Horseradish</text:p>
          </table:table-cell>
          <table:table-cell office:value-type="float" office:value="50" calcext:value-type="float">
            <text:p>50</text:p>
          </table:table-cell>
          <table:table-cell table:formula="of:=FLOOR(FLOOR([.$B40]*[.C$3]))" office:value-type="float" office:value="50" calcext:value-type="float">
            <text:p>50</text:p>
          </table:table-cell>
          <table:table-cell table:formula="of:=FLOOR(FLOOR([.$B40]*[.D$3]))" office:value-type="float" office:value="62" calcext:value-type="float">
            <text:p>62</text:p>
          </table:table-cell>
          <table:table-cell table:formula="of:=FLOOR(FLOOR([.$B40]*[.E$3]))" office:value-type="float" office:value="75" calcext:value-type="float">
            <text:p>75</text:p>
          </table:table-cell>
          <table:table-cell table:formula="of:=FLOOR(FLOOR([.$B40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80" calcext:value-type="float">
            <text:p>80</text:p>
          </table:table-cell>
          <table:table-cell table:formula="of:=FLOOR(FLOOR([.$B41]*[.C$3]))" office:value-type="float" office:value="80" calcext:value-type="float">
            <text:p>80</text:p>
          </table:table-cell>
          <table:table-cell table:formula="of:=FLOOR(FLOOR([.$B41]*[.D$3]))" office:value-type="float" office:value="100" calcext:value-type="float">
            <text:p>100</text:p>
          </table:table-cell>
          <table:table-cell table:formula="of:=FLOOR(FLOOR([.$B41]*[.E$3]))" office:value-type="float" office:value="120" calcext:value-type="float">
            <text:p>120</text:p>
          </table:table-cell>
          <table:table-cell table:formula="of:=FLOOR(FLOOR([.$B41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ter Root</text:p>
          </table:table-cell>
          <table:table-cell office:value-type="float" office:value="70" calcext:value-type="float">
            <text:p>70</text:p>
          </table:table-cell>
          <table:table-cell table:formula="of:=FLOOR(FLOOR([.$B42]*[.C$3]))" office:value-type="float" office:value="70" calcext:value-type="float">
            <text:p>70</text:p>
          </table:table-cell>
          <table:table-cell table:formula="of:=FLOOR(FLOOR([.$B42]*[.D$3]))" office:value-type="float" office:value="87" calcext:value-type="float">
            <text:p>87</text:p>
          </table:table-cell>
          <table:table-cell table:formula="of:=FLOOR(FLOOR([.$B42]*[.E$3]))" office:value-type="float" office:value="105" calcext:value-type="float">
            <text:p>105</text:p>
          </table:table-cell>
          <table:table-cell table:formula="of:=FLOOR(FLOOR([.$B42]*[.F$3]))" office:value-type="float" office:value="140" calcext:value-type="float">
            <text:p>140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9"/>
          <table:table-cell table:number-columns-repeated="1021"/>
        </table:table-row>
        <table:table-row table:style-name="ro2">
          <table:table-cell table:style-name="ce26" table:content-validation-name="val7" office:value-type="string" calcext:value-type="string">
            <text:p>Crop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ranth</text:p>
          </table:table-cell>
          <table:table-cell office:value-type="float" office:value="150" calcext:value-type="float">
            <text:p>150</text:p>
          </table:table-cell>
          <table:table-cell table:formula="of:=FLOOR(FLOOR([.$B45]*[.C$3])*[.$I$3])" office:value-type="float" office:value="150" calcext:value-type="float">
            <text:p>150</text:p>
          </table:table-cell>
          <table:table-cell table:formula="of:=FLOOR(FLOOR([.$B45]*[.D$3])*[.$I$3])" office:value-type="float" office:value="187" calcext:value-type="float">
            <text:p>187</text:p>
          </table:table-cell>
          <table:table-cell table:formula="of:=FLOOR(FLOOR([.$B45]*[.E$3])*[.$I$3])" office:value-type="float" office:value="225" calcext:value-type="float">
            <text:p>225</text:p>
          </table:table-cell>
          <table:table-cell table:formula="of:=FLOOR(FLOOR([.$B45]*[.F$3])*[.$I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ient Fruit</text:p>
          </table:table-cell>
          <table:table-cell office:value-type="float" office:value="550" calcext:value-type="float">
            <text:p>550</text:p>
          </table:table-cell>
          <table:table-cell table:formula="of:=FLOOR(FLOOR([.$B46]*[.C$3])*[.$I$3])" office:value-type="float" office:value="550" calcext:value-type="float">
            <text:p>550</text:p>
          </table:table-cell>
          <table:table-cell table:formula="of:=FLOOR(FLOOR([.$B46]*[.D$3])*[.$I$3])" office:value-type="float" office:value="687" calcext:value-type="float">
            <text:p>687</text:p>
          </table:table-cell>
          <table:table-cell table:formula="of:=FLOOR(FLOOR([.$B46]*[.E$3])*[.$I$3])" office:value-type="float" office:value="825" calcext:value-type="float">
            <text:p>825</text:p>
          </table:table-cell>
          <table:table-cell table:formula="of:=FLOOR(FLOOR([.$B46]*[.F$3])*[.$I$3])" office:value-type="float" office:value="1100" calcext:value-type="float">
            <text:p>1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tichoke</text:p>
          </table:table-cell>
          <table:table-cell office:value-type="float" office:value="160" calcext:value-type="float">
            <text:p>160</text:p>
          </table:table-cell>
          <table:table-cell table:formula="of:=FLOOR(FLOOR([.$B47]*[.C$3])*[.$I$3])" office:value-type="float" office:value="160" calcext:value-type="float">
            <text:p>160</text:p>
          </table:table-cell>
          <table:table-cell table:formula="of:=FLOOR(FLOOR([.$B47]*[.D$3])*[.$I$3])" office:value-type="float" office:value="200" calcext:value-type="float">
            <text:p>200</text:p>
          </table:table-cell>
          <table:table-cell table:formula="of:=FLOOR(FLOOR([.$B47]*[.E$3])*[.$I$3])" office:value-type="float" office:value="240" calcext:value-type="float">
            <text:p>240</text:p>
          </table:table-cell>
          <table:table-cell table:formula="of:=FLOOR(FLOOR([.$B47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et</text:p>
          </table:table-cell>
          <table:table-cell office:value-type="float" office:value="100" calcext:value-type="float">
            <text:p>100</text:p>
          </table:table-cell>
          <table:table-cell table:formula="of:=FLOOR(FLOOR([.$B48]*[.C$3])*[.$I$3])" office:value-type="float" office:value="100" calcext:value-type="float">
            <text:p>100</text:p>
          </table:table-cell>
          <table:table-cell table:formula="of:=FLOOR(FLOOR([.$B48]*[.D$3])*[.$I$3])" office:value-type="float" office:value="125" calcext:value-type="float">
            <text:p>125</text:p>
          </table:table-cell>
          <table:table-cell table:formula="of:=FLOOR(FLOOR([.$B48]*[.E$3])*[.$I$3])" office:value-type="float" office:value="150" calcext:value-type="float">
            <text:p>150</text:p>
          </table:table-cell>
          <table:table-cell table:formula="of:=FLOOR(FLOOR([.$B48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Jazz</text:p>
          </table:table-cell>
          <table:table-cell office:value-type="float" office:value="50" calcext:value-type="float">
            <text:p>50</text:p>
          </table:table-cell>
          <table:table-cell table:formula="of:=FLOOR(FLOOR([.$B49]*[.C$3])*[.$I$3])" office:value-type="float" office:value="50" calcext:value-type="float">
            <text:p>50</text:p>
          </table:table-cell>
          <table:table-cell table:formula="of:=FLOOR(FLOOR([.$B49]*[.D$3])*[.$I$3])" office:value-type="float" office:value="62" calcext:value-type="float">
            <text:p>62</text:p>
          </table:table-cell>
          <table:table-cell table:formula="of:=FLOOR(FLOOR([.$B49]*[.E$3])*[.$I$3])" office:value-type="float" office:value="75" calcext:value-type="float">
            <text:p>75</text:p>
          </table:table-cell>
          <table:table-cell table:formula="of:=FLOOR(FLOOR([.$B49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50" calcext:value-type="float">
            <text:p>50</text:p>
          </table:table-cell>
          <table:table-cell table:formula="of:=FLOOR(FLOOR([.$B50]*[.C$3])*[.$I$3])" office:value-type="float" office:value="50" calcext:value-type="float">
            <text:p>50</text:p>
          </table:table-cell>
          <table:table-cell table:formula="of:=FLOOR(FLOOR([.$B50]*[.D$3])*[.$I$3])" office:value-type="float" office:value="62" calcext:value-type="float">
            <text:p>62</text:p>
          </table:table-cell>
          <table:table-cell table:formula="of:=FLOOR(FLOOR([.$B50]*[.E$3])*[.$I$3])" office:value-type="float" office:value="75" calcext:value-type="float">
            <text:p>75</text:p>
          </table:table-cell>
          <table:table-cell table:formula="of:=FLOOR(FLOOR([.$B50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k Choy</text:p>
          </table:table-cell>
          <table:table-cell office:value-type="float" office:value="80" calcext:value-type="float">
            <text:p>80</text:p>
          </table:table-cell>
          <table:table-cell table:formula="of:=FLOOR(FLOOR([.$B51]*[.C$3])*[.$I$3])" office:value-type="float" office:value="80" calcext:value-type="float">
            <text:p>80</text:p>
          </table:table-cell>
          <table:table-cell table:formula="of:=FLOOR(FLOOR([.$B51]*[.D$3])*[.$I$3])" office:value-type="float" office:value="100" calcext:value-type="float">
            <text:p>100</text:p>
          </table:table-cell>
          <table:table-cell table:formula="of:=FLOOR(FLOOR([.$B51]*[.E$3])*[.$I$3])" office:value-type="float" office:value="120" calcext:value-type="float">
            <text:p>120</text:p>
          </table:table-cell>
          <table:table-cell table:formula="of:=FLOOR(FLOOR([.$B5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FLOOR([.$B52]*[.C$3])*[.$I$3])" office:value-type="float" office:value="75" calcext:value-type="float">
            <text:p>75</text:p>
          </table:table-cell>
          <table:table-cell table:formula="of:=FLOOR(FLOOR([.$B52]*[.D$3])*[.$I$3])" office:value-type="float" office:value="93" calcext:value-type="float">
            <text:p>93</text:p>
          </table:table-cell>
          <table:table-cell table:formula="of:=FLOOR(FLOOR([.$B52]*[.E$3])*[.$I$3])" office:value-type="float" office:value="112" calcext:value-type="float">
            <text:p>112</text:p>
          </table:table-cell>
          <table:table-cell table:formula="of:=FLOOR(FLOOR([.$B52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75" calcext:value-type="float">
            <text:p>175</text:p>
          </table:table-cell>
          <table:table-cell table:formula="of:=FLOOR(FLOOR([.$B53]*[.C$3])*[.$I$3])" office:value-type="float" office:value="175" calcext:value-type="float">
            <text:p>175</text:p>
          </table:table-cell>
          <table:table-cell table:formula="of:=FLOOR(FLOOR([.$B53]*[.D$3])*[.$I$3])" office:value-type="float" office:value="218" calcext:value-type="float">
            <text:p>218</text:p>
          </table:table-cell>
          <table:table-cell table:formula="of:=FLOOR(FLOOR([.$B53]*[.E$3])*[.$I$3])" office:value-type="float" office:value="262" calcext:value-type="float">
            <text:p>262</text:p>
          </table:table-cell>
          <table:table-cell table:formula="of:=FLOOR(FLOOR([.$B53]*[.F$3])*[.$I$3])" office:value-type="float" office:value="350" calcext:value-type="float">
            <text:p>3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ffee Bean</text:p>
          </table:table-cell>
          <table:table-cell office:value-type="float" office:value="15" calcext:value-type="float">
            <text:p>15</text:p>
          </table:table-cell>
          <table:table-cell table:formula="of:=FLOOR(FLOOR([.$B54]*[.C$3])*[.$I$3])" office:value-type="float" office:value="15" calcext:value-type="float">
            <text:p>15</text:p>
          </table:table-cell>
          <table:table-cell table:formula="of:=FLOOR(FLOOR([.$B54]*[.D$3])*[.$I$3])" office:value-type="float" office:value="18" calcext:value-type="float">
            <text:p>18</text:p>
          </table:table-cell>
          <table:table-cell table:formula="of:=FLOOR(FLOOR([.$B54]*[.E$3])*[.$I$3])" office:value-type="float" office:value="22" calcext:value-type="float">
            <text:p>22</text:p>
          </table:table-cell>
          <table:table-cell table:formula="of:=FLOOR(FLOOR([.$B54]*[.F$3])*[.$I$3])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n</text:p>
          </table:table-cell>
          <table:table-cell office:value-type="float" office:value="50" calcext:value-type="float">
            <text:p>50</text:p>
          </table:table-cell>
          <table:table-cell table:formula="of:=FLOOR(FLOOR([.$B55]*[.C$3])*[.$I$3])" office:value-type="float" office:value="50" calcext:value-type="float">
            <text:p>50</text:p>
          </table:table-cell>
          <table:table-cell table:formula="of:=FLOOR(FLOOR([.$B55]*[.D$3])*[.$I$3])" office:value-type="float" office:value="62" calcext:value-type="float">
            <text:p>62</text:p>
          </table:table-cell>
          <table:table-cell table:formula="of:=FLOOR(FLOOR([.$B55]*[.E$3])*[.$I$3])" office:value-type="float" office:value="75" calcext:value-type="float">
            <text:p>75</text:p>
          </table:table-cell>
          <table:table-cell table:formula="of:=FLOOR(FLOOR([.$B55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nberries</text:p>
          </table:table-cell>
          <table:table-cell office:value-type="float" office:value="75" calcext:value-type="float">
            <text:p>75</text:p>
          </table:table-cell>
          <table:table-cell table:formula="of:=FLOOR(FLOOR([.$B56]*[.C$3])*[.$I$3])" office:value-type="float" office:value="75" calcext:value-type="float">
            <text:p>75</text:p>
          </table:table-cell>
          <table:table-cell table:formula="of:=FLOOR(FLOOR([.$B56]*[.D$3])*[.$I$3])" office:value-type="float" office:value="93" calcext:value-type="float">
            <text:p>93</text:p>
          </table:table-cell>
          <table:table-cell table:formula="of:=FLOOR(FLOOR([.$B56]*[.E$3])*[.$I$3])" office:value-type="float" office:value="112" calcext:value-type="float">
            <text:p>112</text:p>
          </table:table-cell>
          <table:table-cell table:formula="of:=FLOOR(FLOOR([.$B56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60" calcext:value-type="float">
            <text:p>60</text:p>
          </table:table-cell>
          <table:table-cell table:formula="of:=FLOOR(FLOOR([.$B57]*[.C$3])*[.$I$3])" office:value-type="float" office:value="60" calcext:value-type="float">
            <text:p>60</text:p>
          </table:table-cell>
          <table:table-cell table:formula="of:=FLOOR(FLOOR([.$B57]*[.D$3])*[.$I$3])" office:value-type="float" office:value="75" calcext:value-type="float">
            <text:p>75</text:p>
          </table:table-cell>
          <table:table-cell table:formula="of:=FLOOR(FLOOR([.$B57]*[.E$3])*[.$I$3])" office:value-type="float" office:value="90" calcext:value-type="float">
            <text:p>90</text:p>
          </table:table-cell>
          <table:table-cell table:formula="of:=FLOOR(FLOOR([.$B57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airy Rose</text:p>
          </table:table-cell>
          <table:table-cell office:value-type="float" office:value="290" calcext:value-type="float">
            <text:p>290</text:p>
          </table:table-cell>
          <table:table-cell table:formula="of:=FLOOR(FLOOR([.$B58]*[.C$3])*[.$I$3])" office:value-type="float" office:value="290" calcext:value-type="float">
            <text:p>290</text:p>
          </table:table-cell>
          <table:table-cell table:formula="of:=FLOOR(FLOOR([.$B58]*[.D$3])*[.$I$3])" office:value-type="float" office:value="362" calcext:value-type="float">
            <text:p>362</text:p>
          </table:table-cell>
          <table:table-cell table:formula="of:=FLOOR(FLOOR([.$B58]*[.E$3])*[.$I$3])" office:value-type="float" office:value="435" calcext:value-type="float">
            <text:p>435</text:p>
          </table:table-cell>
          <table:table-cell table:formula="of:=FLOOR(FLOOR([.$B58]*[.F$3])*[.$I$3])" office:value-type="float" office:value="580" calcext:value-type="float">
            <text:p>5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ber</text:p>
          </table:table-cell>
          <table:table-cell office:value-type="float" office:value="1" calcext:value-type="float">
            <text:p>1</text:p>
          </table:table-cell>
          <table:table-cell table:formula="of:=FLOOR(FLOOR([.$B59]*[.C$3])*[.$I$3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arlic</text:p>
          </table:table-cell>
          <table:table-cell office:value-type="float" office:value="60" calcext:value-type="float">
            <text:p>60</text:p>
          </table:table-cell>
          <table:table-cell table:formula="of:=FLOOR(FLOOR([.$B60]*[.C$3])*[.$I$3])" office:value-type="float" office:value="60" calcext:value-type="float">
            <text:p>60</text:p>
          </table:table-cell>
          <table:table-cell table:formula="of:=FLOOR(FLOOR([.$B60]*[.D$3])*[.$I$3])" office:value-type="float" office:value="75" calcext:value-type="float">
            <text:p>75</text:p>
          </table:table-cell>
          <table:table-cell table:formula="of:=FLOOR(FLOOR([.$B60]*[.E$3])*[.$I$3])" office:value-type="float" office:value="90" calcext:value-type="float">
            <text:p>90</text:p>
          </table:table-cell>
          <table:table-cell table:formula="of:=FLOOR(FLOOR([.$B60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ape (Crop)</text:p>
          </table:table-cell>
          <table:table-cell office:value-type="float" office:value="80" calcext:value-type="float">
            <text:p>80</text:p>
          </table:table-cell>
          <table:table-cell table:formula="of:=FLOOR(FLOOR([.$B61]*[.C$3])*[.$I$3])" office:value-type="float" office:value="80" calcext:value-type="float">
            <text:p>80</text:p>
          </table:table-cell>
          <table:table-cell table:formula="of:=FLOOR(FLOOR([.$B61]*[.D$3])*[.$I$3])" office:value-type="float" office:value="100" calcext:value-type="float">
            <text:p>100</text:p>
          </table:table-cell>
          <table:table-cell table:formula="of:=FLOOR(FLOOR([.$B61]*[.E$3])*[.$I$3])" office:value-type="float" office:value="120" calcext:value-type="float">
            <text:p>120</text:p>
          </table:table-cell>
          <table:table-cell table:formula="of:=FLOOR(FLOOR([.$B6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40" calcext:value-type="float">
            <text:p>40</text:p>
          </table:table-cell>
          <table:table-cell table:formula="of:=FLOOR(FLOOR([.$B62]*[.C$3])*[.$I$3])" office:value-type="float" office:value="40" calcext:value-type="float">
            <text:p>40</text:p>
          </table:table-cell>
          <table:table-cell table:formula="of:=FLOOR(FLOOR([.$B62]*[.D$3])*[.$I$3])" office:value-type="float" office:value="50" calcext:value-type="float">
            <text:p>50</text:p>
          </table:table-cell>
          <table:table-cell table:formula="of:=FLOOR(FLOOR([.$B62]*[.E$3])*[.$I$3])" office:value-type="float" office:value="60" calcext:value-type="float">
            <text:p>60</text:p>
          </table:table-cell>
          <table:table-cell table:formula="of:=FLOOR(FLOOR([.$B62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ps</text:p>
          </table:table-cell>
          <table:table-cell office:value-type="float" office:value="25" calcext:value-type="float">
            <text:p>25</text:p>
          </table:table-cell>
          <table:table-cell table:formula="of:=FLOOR(FLOOR([.$B63]*[.C$3])*[.$I$3])" office:value-type="float" office:value="25" calcext:value-type="float">
            <text:p>25</text:p>
          </table:table-cell>
          <table:table-cell table:formula="of:=FLOOR(FLOOR([.$B63]*[.D$3])*[.$I$3])" office:value-type="float" office:value="31" calcext:value-type="float">
            <text:p>31</text:p>
          </table:table-cell>
          <table:table-cell table:formula="of:=FLOOR(FLOOR([.$B63]*[.E$3])*[.$I$3])" office:value-type="float" office:value="37" calcext:value-type="float">
            <text:p>37</text:p>
          </table:table-cell>
          <table:table-cell table:formula="of:=FLOOR(FLOOR([.$B63]*[.F$3])*[.$I$3])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40" calcext:value-type="float">
            <text:p>40</text:p>
          </table:table-cell>
          <table:table-cell table:formula="of:=FLOOR(FLOOR([.$B64]*[.C$3])*[.$I$3])" office:value-type="float" office:value="40" calcext:value-type="float">
            <text:p>40</text:p>
          </table:table-cell>
          <table:table-cell table:formula="of:=FLOOR(FLOOR([.$B64]*[.D$3])*[.$I$3])" office:value-type="float" office:value="50" calcext:value-type="float">
            <text:p>50</text:p>
          </table:table-cell>
          <table:table-cell table:formula="of:=FLOOR(FLOOR([.$B64]*[.E$3])*[.$I$3])" office:value-type="float" office:value="60" calcext:value-type="float">
            <text:p>60</text:p>
          </table:table-cell>
          <table:table-cell table:formula="of:=FLOOR(FLOOR([.$B64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ale</text:p>
          </table:table-cell>
          <table:table-cell office:value-type="float" office:value="110" calcext:value-type="float">
            <text:p>110</text:p>
          </table:table-cell>
          <table:table-cell table:formula="of:=FLOOR(FLOOR([.$B65]*[.C$3])*[.$I$3])" office:value-type="float" office:value="110" calcext:value-type="float">
            <text:p>110</text:p>
          </table:table-cell>
          <table:table-cell table:formula="of:=FLOOR(FLOOR([.$B65]*[.D$3])*[.$I$3])" office:value-type="float" office:value="137" calcext:value-type="float">
            <text:p>137</text:p>
          </table:table-cell>
          <table:table-cell table:formula="of:=FLOOR(FLOOR([.$B65]*[.E$3])*[.$I$3])" office:value-type="float" office:value="165" calcext:value-type="float">
            <text:p>165</text:p>
          </table:table-cell>
          <table:table-cell table:formula="of:=FLOOR(FLOOR([.$B65]*[.F$3])*[.$I$3])" office:value-type="float" office:value="220" calcext:value-type="float">
            <text:p>2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250" calcext:value-type="float">
            <text:p>250</text:p>
          </table:table-cell>
          <table:table-cell table:formula="of:=FLOOR(FLOOR([.$B66]*[.C$3])*[.$I$3])" office:value-type="float" office:value="250" calcext:value-type="float">
            <text:p>250</text:p>
          </table:table-cell>
          <table:table-cell table:formula="of:=FLOOR(FLOOR([.$B66]*[.D$3])*[.$I$3])" office:value-type="float" office:value="312" calcext:value-type="float">
            <text:p>312</text:p>
          </table:table-cell>
          <table:table-cell table:formula="of:=FLOOR(FLOOR([.$B66]*[.E$3])*[.$I$3])" office:value-type="float" office:value="375" calcext:value-type="float">
            <text:p>375</text:p>
          </table:table-cell>
          <table:table-cell table:formula="of:=FLOOR(FLOOR([.$B66]*[.F$3])*[.$I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rsnip</text:p>
          </table:table-cell>
          <table:table-cell office:value-type="float" office:value="35" calcext:value-type="float">
            <text:p>35</text:p>
          </table:table-cell>
          <table:table-cell table:formula="of:=FLOOR(FLOOR([.$B67]*[.C$3])*[.$I$3])" office:value-type="float" office:value="35" calcext:value-type="float">
            <text:p>35</text:p>
          </table:table-cell>
          <table:table-cell table:formula="of:=FLOOR(FLOOR([.$B67]*[.D$3])*[.$I$3])" office:value-type="float" office:value="43" calcext:value-type="float">
            <text:p>43</text:p>
          </table:table-cell>
          <table:table-cell table:formula="of:=FLOOR(FLOOR([.$B67]*[.E$3])*[.$I$3])" office:value-type="float" office:value="52" calcext:value-type="float">
            <text:p>52</text:p>
          </table:table-cell>
          <table:table-cell table:formula="of:=FLOOR(FLOOR([.$B67]*[.F$3])*[.$I$3])" office:value-type="float" office:value="70" calcext:value-type="float">
            <text:p>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neapple</text:p>
          </table:table-cell>
          <table:table-cell office:value-type="float" office:value="300" calcext:value-type="float">
            <text:p>300</text:p>
          </table:table-cell>
          <table:table-cell table:formula="of:=FLOOR(FLOOR([.$B68]*[.C$3])*[.$I$3])" office:value-type="float" office:value="300" calcext:value-type="float">
            <text:p>300</text:p>
          </table:table-cell>
          <table:table-cell table:formula="of:=FLOOR(FLOOR([.$B68]*[.D$3])*[.$I$3])" office:value-type="float" office:value="375" calcext:value-type="float">
            <text:p>375</text:p>
          </table:table-cell>
          <table:table-cell table:formula="of:=FLOOR(FLOOR([.$B68]*[.E$3])*[.$I$3])" office:value-type="float" office:value="450" calcext:value-type="float">
            <text:p>450</text:p>
          </table:table-cell>
          <table:table-cell table:formula="of:=FLOOR(FLOOR([.$B68]*[.F$3])*[.$I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ppy</text:p>
          </table:table-cell>
          <table:table-cell office:value-type="float" office:value="140" calcext:value-type="float">
            <text:p>140</text:p>
          </table:table-cell>
          <table:table-cell table:formula="of:=FLOOR(FLOOR([.$B69]*[.C$3])*[.$I$3])" office:value-type="float" office:value="140" calcext:value-type="float">
            <text:p>140</text:p>
          </table:table-cell>
          <table:table-cell table:formula="of:=FLOOR(FLOOR([.$B69]*[.D$3])*[.$I$3])" office:value-type="float" office:value="175" calcext:value-type="float">
            <text:p>175</text:p>
          </table:table-cell>
          <table:table-cell table:formula="of:=FLOOR(FLOOR([.$B69]*[.E$3])*[.$I$3])" office:value-type="float" office:value="210" calcext:value-type="float">
            <text:p>210</text:p>
          </table:table-cell>
          <table:table-cell table:formula="of:=FLOOR(FLOOR([.$B69]*[.F$3])*[.$I$3])" office:value-type="float" office:value="280" calcext:value-type="float">
            <text:p>2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80" calcext:value-type="float">
            <text:p>80</text:p>
          </table:table-cell>
          <table:table-cell table:formula="of:=FLOOR(FLOOR([.$B70]*[.C$3])*[.$I$3])" office:value-type="float" office:value="80" calcext:value-type="float">
            <text:p>80</text:p>
          </table:table-cell>
          <table:table-cell table:formula="of:=FLOOR(FLOOR([.$B70]*[.D$3])*[.$I$3])" office:value-type="float" office:value="100" calcext:value-type="float">
            <text:p>100</text:p>
          </table:table-cell>
          <table:table-cell table:formula="of:=FLOOR(FLOOR([.$B70]*[.E$3])*[.$I$3])" office:value-type="float" office:value="120" calcext:value-type="float">
            <text:p>120</text:p>
          </table:table-cell>
          <table:table-cell table:formula="of:=FLOOR(FLOOR([.$B70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320" calcext:value-type="float">
            <text:p>320</text:p>
          </table:table-cell>
          <table:table-cell table:formula="of:=FLOOR(FLOOR([.$B71]*[.C$3])*[.$I$3])" office:value-type="float" office:value="320" calcext:value-type="float">
            <text:p>320</text:p>
          </table:table-cell>
          <table:table-cell table:formula="of:=FLOOR(FLOOR([.$B71]*[.D$3])*[.$I$3])" office:value-type="float" office:value="400" calcext:value-type="float">
            <text:p>400</text:p>
          </table:table-cell>
          <table:table-cell table:formula="of:=FLOOR(FLOOR([.$B71]*[.E$3])*[.$I$3])" office:value-type="float" office:value="480" calcext:value-type="float">
            <text:p>480</text:p>
          </table:table-cell>
          <table:table-cell table:formula="of:=FLOOR(FLOOR([.$B71]*[.F$3])*[.$I$3])" office:value-type="float" office:value="640" calcext:value-type="float">
            <text:p>6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sh</text:p>
          </table:table-cell>
          <table:table-cell office:value-type="float" office:value="90" calcext:value-type="float">
            <text:p>90</text:p>
          </table:table-cell>
          <table:table-cell table:formula="of:=FLOOR(FLOOR([.$B72]*[.C$3])*[.$I$3])" office:value-type="float" office:value="90" calcext:value-type="float">
            <text:p>90</text:p>
          </table:table-cell>
          <table:table-cell table:formula="of:=FLOOR(FLOOR([.$B72]*[.D$3])*[.$I$3])" office:value-type="float" office:value="112" calcext:value-type="float">
            <text:p>112</text:p>
          </table:table-cell>
          <table:table-cell table:formula="of:=FLOOR(FLOOR([.$B72]*[.E$3])*[.$I$3])" office:value-type="float" office:value="135" calcext:value-type="float">
            <text:p>135</text:p>
          </table:table-cell>
          <table:table-cell table:formula="of:=FLOOR(FLOOR([.$B72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Cabbage</text:p>
          </table:table-cell>
          <table:table-cell office:value-type="float" office:value="260" calcext:value-type="float">
            <text:p>260</text:p>
          </table:table-cell>
          <table:table-cell table:formula="of:=FLOOR(FLOOR([.$B73]*[.C$3])*[.$I$3])" office:value-type="float" office:value="260" calcext:value-type="float">
            <text:p>260</text:p>
          </table:table-cell>
          <table:table-cell table:formula="of:=FLOOR(FLOOR([.$B73]*[.D$3])*[.$I$3])" office:value-type="float" office:value="325" calcext:value-type="float">
            <text:p>325</text:p>
          </table:table-cell>
          <table:table-cell table:formula="of:=FLOOR(FLOOR([.$B73]*[.E$3])*[.$I$3])" office:value-type="float" office:value="390" calcext:value-type="float">
            <text:p>390</text:p>
          </table:table-cell>
          <table:table-cell table:formula="of:=FLOOR(FLOOR([.$B73]*[.F$3])*[.$I$3])" office:value-type="float" office:value="520" calcext:value-type="float">
            <text:p>5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hubarb</text:p>
          </table:table-cell>
          <table:table-cell office:value-type="float" office:value="220" calcext:value-type="float">
            <text:p>220</text:p>
          </table:table-cell>
          <table:table-cell table:formula="of:=FLOOR(FLOOR([.$B74]*[.C$3])*[.$I$3])" office:value-type="float" office:value="220" calcext:value-type="float">
            <text:p>220</text:p>
          </table:table-cell>
          <table:table-cell table:formula="of:=FLOOR(FLOOR([.$B74]*[.D$3])*[.$I$3])" office:value-type="float" office:value="275" calcext:value-type="float">
            <text:p>275</text:p>
          </table:table-cell>
          <table:table-cell table:formula="of:=FLOOR(FLOOR([.$B74]*[.E$3])*[.$I$3])" office:value-type="float" office:value="330" calcext:value-type="float">
            <text:p>330</text:p>
          </table:table-cell>
          <table:table-cell table:formula="of:=FLOOR(FLOOR([.$B74]*[.F$3])*[.$I$3])" office:value-type="float" office:value="440" calcext:value-type="float">
            <text:p>4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arfruit</text:p>
          </table:table-cell>
          <table:table-cell office:value-type="float" office:value="750" calcext:value-type="float">
            <text:p>750</text:p>
          </table:table-cell>
          <table:table-cell table:formula="of:=FLOOR(FLOOR([.$B75]*[.C$3])*[.$I$3])" office:value-type="float" office:value="750" calcext:value-type="float">
            <text:p>750</text:p>
          </table:table-cell>
          <table:table-cell table:formula="of:=FLOOR(FLOOR([.$B75]*[.D$3])*[.$I$3])" office:value-type="float" office:value="937" calcext:value-type="float">
            <text:p>937</text:p>
          </table:table-cell>
          <table:table-cell table:formula="of:=FLOOR(FLOOR([.$B75]*[.E$3])*[.$I$3])" office:value-type="float" office:value="1125" calcext:value-type="float">
            <text:p>1125</text:p>
          </table:table-cell>
          <table:table-cell table:formula="of:=FLOOR(FLOOR([.$B75]*[.F$3])*[.$I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awberry</text:p>
          </table:table-cell>
          <table:table-cell office:value-type="float" office:value="120" calcext:value-type="float">
            <text:p>120</text:p>
          </table:table-cell>
          <table:table-cell table:formula="of:=FLOOR(FLOOR([.$B76]*[.C$3])*[.$I$3])" office:value-type="float" office:value="120" calcext:value-type="float">
            <text:p>120</text:p>
          </table:table-cell>
          <table:table-cell table:formula="of:=FLOOR(FLOOR([.$B76]*[.D$3])*[.$I$3])" office:value-type="float" office:value="150" calcext:value-type="float">
            <text:p>150</text:p>
          </table:table-cell>
          <table:table-cell table:formula="of:=FLOOR(FLOOR([.$B76]*[.E$3])*[.$I$3])" office:value-type="float" office:value="180" calcext:value-type="float">
            <text:p>180</text:p>
          </table:table-cell>
          <table:table-cell table:formula="of:=FLOOR(FLOOR([.$B76]*[.F$3])*[.$I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mmer Spangle</text:p>
          </table:table-cell>
          <table:table-cell office:value-type="float" office:value="90" calcext:value-type="float">
            <text:p>90</text:p>
          </table:table-cell>
          <table:table-cell table:formula="of:=FLOOR(FLOOR([.$B77]*[.C$3])*[.$I$3])" office:value-type="float" office:value="90" calcext:value-type="float">
            <text:p>90</text:p>
          </table:table-cell>
          <table:table-cell table:formula="of:=FLOOR(FLOOR([.$B77]*[.D$3])*[.$I$3])" office:value-type="float" office:value="112" calcext:value-type="float">
            <text:p>112</text:p>
          </table:table-cell>
          <table:table-cell table:formula="of:=FLOOR(FLOOR([.$B77]*[.E$3])*[.$I$3])" office:value-type="float" office:value="135" calcext:value-type="float">
            <text:p>135</text:p>
          </table:table-cell>
          <table:table-cell table:formula="of:=FLOOR(FLOOR([.$B77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lower</text:p>
          </table:table-cell>
          <table:table-cell office:value-type="float" office:value="80" calcext:value-type="float">
            <text:p>80</text:p>
          </table:table-cell>
          <table:table-cell table:formula="of:=FLOOR(FLOOR([.$B78]*[.C$3])*[.$I$3])" office:value-type="float" office:value="80" calcext:value-type="float">
            <text:p>80</text:p>
          </table:table-cell>
          <table:table-cell table:formula="of:=FLOOR(FLOOR([.$B78]*[.D$3])*[.$I$3])" office:value-type="float" office:value="100" calcext:value-type="float">
            <text:p>100</text:p>
          </table:table-cell>
          <table:table-cell table:formula="of:=FLOOR(FLOOR([.$B78]*[.E$3])*[.$I$3])" office:value-type="float" office:value="120" calcext:value-type="float">
            <text:p>120</text:p>
          </table:table-cell>
          <table:table-cell table:formula="of:=FLOOR(FLOOR([.$B78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Gem Berry</text:p>
          </table:table-cell>
          <table:table-cell office:value-type="float" office:value="3000" calcext:value-type="float">
            <text:p>3000</text:p>
          </table:table-cell>
          <table:table-cell table:formula="of:=FLOOR(FLOOR([.$B79]*[.C$3])*[.$I$3])" office:value-type="float" office:value="3000" calcext:value-type="float">
            <text:p>3000</text:p>
          </table:table-cell>
          <table:table-cell table:formula="of:=FLOOR(FLOOR([.$B79]*[.D$3])*[.$I$3])" office:value-type="float" office:value="3750" calcext:value-type="float">
            <text:p>3750</text:p>
          </table:table-cell>
          <table:table-cell table:formula="of:=FLOOR(FLOOR([.$B79]*[.E$3])*[.$I$3])" office:value-type="float" office:value="4500" calcext:value-type="float">
            <text:p>4500</text:p>
          </table:table-cell>
          <table:table-cell table:formula="of:=FLOOR(FLOOR([.$B79]*[.F$3])*[.$I$3])" office:value-type="float" office:value="6000" calcext:value-type="float">
            <text:p>6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aro Root</text:p>
          </table:table-cell>
          <table:table-cell office:value-type="float" office:value="100" calcext:value-type="float">
            <text:p>100</text:p>
          </table:table-cell>
          <table:table-cell table:formula="of:=FLOOR(FLOOR([.$B80]*[.C$3])*[.$I$3])" office:value-type="float" office:value="100" calcext:value-type="float">
            <text:p>100</text:p>
          </table:table-cell>
          <table:table-cell table:formula="of:=FLOOR(FLOOR([.$B80]*[.D$3])*[.$I$3])" office:value-type="float" office:value="125" calcext:value-type="float">
            <text:p>125</text:p>
          </table:table-cell>
          <table:table-cell table:formula="of:=FLOOR(FLOOR([.$B80]*[.E$3])*[.$I$3])" office:value-type="float" office:value="150" calcext:value-type="float">
            <text:p>150</text:p>
          </table:table-cell>
          <table:table-cell table:formula="of:=FLOOR(FLOOR([.$B80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a Leaves</text:p>
          </table:table-cell>
          <table:table-cell office:value-type="float" office:value="50" calcext:value-type="float">
            <text:p>50</text:p>
          </table:table-cell>
          <table:table-cell table:formula="of:=FLOOR(FLOOR([.$B81]*[.C$3])*[.$I$3])" office:value-type="float" office:value="50" calcext:value-type="float">
            <text:p>50</text:p>
          </table:table-cell>
          <table:table-cell table:formula="of:=FLOOR(FLOOR([.$B81]*[.D$3])*[.$I$3])" office:value-type="float" office:value="62" calcext:value-type="float">
            <text:p>62</text:p>
          </table:table-cell>
          <table:table-cell table:formula="of:=FLOOR(FLOOR([.$B81]*[.E$3])*[.$I$3])" office:value-type="float" office:value="75" calcext:value-type="float">
            <text:p>75</text:p>
          </table:table-cell>
          <table:table-cell table:formula="of:=FLOOR(FLOOR([.$B81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mato</text:p>
          </table:table-cell>
          <table:table-cell office:value-type="float" office:value="60" calcext:value-type="float">
            <text:p>60</text:p>
          </table:table-cell>
          <table:table-cell table:formula="of:=FLOOR(FLOOR([.$B82]*[.C$3])*[.$I$3])" office:value-type="float" office:value="60" calcext:value-type="float">
            <text:p>60</text:p>
          </table:table-cell>
          <table:table-cell table:formula="of:=FLOOR(FLOOR([.$B82]*[.D$3])*[.$I$3])" office:value-type="float" office:value="75" calcext:value-type="float">
            <text:p>75</text:p>
          </table:table-cell>
          <table:table-cell table:formula="of:=FLOOR(FLOOR([.$B82]*[.E$3])*[.$I$3])" office:value-type="float" office:value="90" calcext:value-type="float">
            <text:p>90</text:p>
          </table:table-cell>
          <table:table-cell table:formula="of:=FLOOR(FLOOR([.$B82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lip</text:p>
          </table:table-cell>
          <table:table-cell office:value-type="float" office:value="30" calcext:value-type="float">
            <text:p>30</text:p>
          </table:table-cell>
          <table:table-cell table:formula="of:=FLOOR(FLOOR([.$B83]*[.C$3])*[.$I$3])" office:value-type="float" office:value="30" calcext:value-type="float">
            <text:p>30</text:p>
          </table:table-cell>
          <table:table-cell table:formula="of:=FLOOR(FLOOR([.$B83]*[.D$3])*[.$I$3])" office:value-type="float" office:value="37" calcext:value-type="float">
            <text:p>37</text:p>
          </table:table-cell>
          <table:table-cell table:formula="of:=FLOOR(FLOOR([.$B83]*[.E$3])*[.$I$3])" office:value-type="float" office:value="45" calcext:value-type="float">
            <text:p>45</text:p>
          </table:table-cell>
          <table:table-cell table:formula="of:=FLOOR(FLOOR([.$B83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milled Rice</text:p>
          </table:table-cell>
          <table:table-cell office:value-type="float" office:value="30" calcext:value-type="float">
            <text:p>30</text:p>
          </table:table-cell>
          <table:table-cell table:formula="of:=FLOOR(FLOOR([.$B84]*[.C$3])*[.$I$3])" office:value-type="float" office:value="30" calcext:value-type="float">
            <text:p>30</text:p>
          </table:table-cell>
          <table:table-cell table:formula="of:=FLOOR(FLOOR([.$B84]*[.D$3])*[.$I$3])" office:value-type="float" office:value="37" calcext:value-type="float">
            <text:p>37</text:p>
          </table:table-cell>
          <table:table-cell table:formula="of:=FLOOR(FLOOR([.$B84]*[.E$3])*[.$I$3])" office:value-type="float" office:value="45" calcext:value-type="float">
            <text:p>45</text:p>
          </table:table-cell>
          <table:table-cell table:formula="of:=FLOOR(FLOOR([.$B84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eat</text:p>
          </table:table-cell>
          <table:table-cell office:value-type="float" office:value="25" calcext:value-type="float">
            <text:p>25</text:p>
          </table:table-cell>
          <table:table-cell table:formula="of:=FLOOR(FLOOR([.$B85]*[.C$3])*[.$I$3])" office:value-type="float" office:value="25" calcext:value-type="float">
            <text:p>25</text:p>
          </table:table-cell>
          <table:table-cell table:formula="of:=FLOOR(FLOOR([.$B85]*[.D$3])*[.$I$3])" office:value-type="float" office:value="31" calcext:value-type="float">
            <text:p>31</text:p>
          </table:table-cell>
          <table:table-cell table:formula="of:=FLOOR(FLOOR([.$B85]*[.E$3])*[.$I$3])" office:value-type="float" office:value="37" calcext:value-type="float">
            <text:p>37</text:p>
          </table:table-cell>
          <table:table-cell table:formula="of:=FLOOR(FLOOR([.$B85]*[.F$3])*[.$I$3])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60" calcext:value-type="float">
            <text:p>160</text:p>
          </table:table-cell>
          <table:table-cell table:formula="of:=FLOOR(FLOOR([.$B86]*[.C$3])*[.$I$3])" office:value-type="float" office:value="160" calcext:value-type="float">
            <text:p>160</text:p>
          </table:table-cell>
          <table:table-cell table:formula="of:=FLOOR(FLOOR([.$B86]*[.D$3])*[.$I$3])" office:value-type="float" office:value="200" calcext:value-type="float">
            <text:p>200</text:p>
          </table:table-cell>
          <table:table-cell table:formula="of:=FLOOR(FLOOR([.$B86]*[.E$3])*[.$I$3])" office:value-type="float" office:value="240" calcext:value-type="float">
            <text:p>240</text:p>
          </table:table-cell>
          <table:table-cell table:formula="of:=FLOOR(FLOOR([.$B86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Seed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Acorn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1"/>
          <table:table-cell table:style-name="ce34"/>
          <table:table-cell table:style-name="ce45"/>
          <table:table-cell table:style-name="ce6" table:number-columns-repeated="1018"/>
        </table:table-row>
        <table:table-row table:style-name="ro2">
          <table:table-cell office:value-type="string" calcext:value-type="string">
            <text:p>Amaranth Seeds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Ancient Seeds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Apple Sapling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pricot Sapling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rtichoke Seeds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ean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lueberry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ok Choy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auliflower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herry Sapling</text:p>
          </table:table-cell>
          <table:table-cell/>
          <table:table-cell office:value-type="float" office:value="850" calcext:value-type="float">
            <text:p>8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orn Seeds</text:p>
          </table:table-cell>
          <table:table-cell/>
          <table:table-cell office:value-type="float" office:value="75" calcext:value-type="float">
            <text:p>7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ranberry Seeds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Eggplant Seeds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Fairy Seeds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Fall Seeds</text:p>
          </table:table-cell>
          <table:table-cell table:style-name="ce54"/>
          <table:table-cell table:style-name="ce30" office:value-type="float" office:value="45" calcext:value-type="float">
            <text:p>4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arlic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rape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rass Starter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Hops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Jazz Seeds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Kale Seeds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Mohagany Seed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Maple Seed</text:p>
          </table:table-cell>
          <table:table-cell/>
          <table:table-cell office:value-type="float" office:value="5" calcext:value-type="float">
            <text:p>5</text:p>
          </table:table-cell>
          <table:table-cell table:style-name="ce31"/>
          <table:table-cell table:style-name="ce34"/>
          <table:table-cell table:style-name="ce45"/>
          <table:table-cell table:style-name="ce6" table:number-columns-repeated="1018"/>
        </table:table-row>
        <table:table-row table:style-name="ro2">
          <table:table-cell office:value-type="string" calcext:value-type="string">
            <text:p>Melon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Mixed Seed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Orange Sapling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arsnip Seeds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each Sapling</text:p>
          </table:table-cell>
          <table:table-cell/>
          <table:table-cell office:value-type="float" office:value="1500" calcext:value-type="float">
            <text:p>1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epper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Pine Con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Pomegranate Sapling</text:p>
          </table:table-cell>
          <table:table-cell/>
          <table:table-cell office:value-type="float" office:value="1500" calcext:value-type="float">
            <text:p>1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oppy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otato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umpkin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Radish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Rare Seed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Red Cabbage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Rice Shoot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pangle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Spring Seeds</text:p>
          </table:table-cell>
          <table:table-cell table:style-name="ce54"/>
          <table:table-cell table:style-name="ce30"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Summer Seeds</text:p>
          </table:table-cell>
          <table:table-cell table:style-name="ce54"/>
          <table:table-cell table:style-name="ce30" office:value-type="float" office:value="55" calcext:value-type="float">
            <text:p>5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unflower Seeds (Harvested)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unflower Seeds (JojaMart)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Tomato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Tulip Bulb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Wheat Seeds</text:p>
          </table:table-cell>
          <table:table-cell/>
          <table:table-cell office:value-type="float" office:value="5" calcext:value-type="float">
            <text:p>5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table:style-name="ce51" table:content-validation-name="val7" office:value-type="string" calcext:value-type="string">
            <text:p>Winter Seeds</text:p>
          </table:table-cell>
          <table:table-cell table:style-name="ce54"/>
          <table:table-cell table:style-name="ce30"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Yam Seeds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Fish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bacore</text:p>
          </table:table-cell>
          <table:table-cell office:value-type="float" office:value="75" calcext:value-type="float">
            <text:p>75</text:p>
          </table:table-cell>
          <table:table-cell table:formula="of:=FLOOR(FLOOR([.$B140]*[.C$3])*[.$H$3])" office:value-type="float" office:value="75" calcext:value-type="float">
            <text:p>75</text:p>
          </table:table-cell>
          <table:table-cell table:formula="of:=FLOOR(FLOOR([.$B140]*[.D$3])*[.$H$3])" office:value-type="float" office:value="93" calcext:value-type="float">
            <text:p>93</text:p>
          </table:table-cell>
          <table:table-cell table:formula="of:=FLOOR(FLOOR([.$B140]*[.E$3])*[.$H$3])" office:value-type="float" office:value="112" calcext:value-type="float">
            <text:p>112</text:p>
          </table:table-cell>
          <table:table-cell table:formula="of:=FLOOR(FLOOR([.$B140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hovy</text:p>
          </table:table-cell>
          <table:table-cell office:value-type="float" office:value="30" calcext:value-type="float">
            <text:p>30</text:p>
          </table:table-cell>
          <table:table-cell table:formula="of:=FLOOR(FLOOR([.$B141]*[.C$3])*[.$H$3])" office:value-type="float" office:value="30" calcext:value-type="float">
            <text:p>30</text:p>
          </table:table-cell>
          <table:table-cell table:formula="of:=FLOOR(FLOOR([.$B141]*[.D$3])*[.$H$3])" office:value-type="float" office:value="37" calcext:value-type="float">
            <text:p>37</text:p>
          </table:table-cell>
          <table:table-cell table:formula="of:=FLOOR(FLOOR([.$B141]*[.E$3])*[.$H$3])" office:value-type="float" office:value="45" calcext:value-type="float">
            <text:p>45</text:p>
          </table:table-cell>
          <table:table-cell table:formula="of:=FLOOR(FLOOR([.$B14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gler</text:p>
          </table:table-cell>
          <table:table-cell office:value-type="float" office:value="900" calcext:value-type="float">
            <text:p>900</text:p>
          </table:table-cell>
          <table:table-cell table:formula="of:=FLOOR(FLOOR([.$B142]*[.C$3])*[.$H$3])" office:value-type="float" office:value="900" calcext:value-type="float">
            <text:p>900</text:p>
          </table:table-cell>
          <table:table-cell table:formula="of:=FLOOR(FLOOR([.$B142]*[.D$3])*[.$H$3])" office:value-type="float" office:value="1125" calcext:value-type="float">
            <text:p>1125</text:p>
          </table:table-cell>
          <table:table-cell table:formula="of:=FLOOR(FLOOR([.$B142]*[.E$3])*[.$H$3])" office:value-type="float" office:value="1350" calcext:value-type="float">
            <text:p>1350</text:p>
          </table:table-cell>
          <table:table-cell table:formula="of:=FLOOR(FLOOR([.$B142]*[.F$3])*[.$H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obfish</text:p>
          </table:table-cell>
          <table:table-cell office:value-type="float" office:value="500" calcext:value-type="float">
            <text:p>500</text:p>
          </table:table-cell>
          <table:table-cell table:formula="of:=FLOOR(FLOOR([.$B143]*[.C$3])*[.$H$3])" office:value-type="float" office:value="500" calcext:value-type="float">
            <text:p>500</text:p>
          </table:table-cell>
          <table:table-cell table:formula="of:=FLOOR(FLOOR([.$B143]*[.D$3])*[.$H$3])" office:value-type="float" office:value="625" calcext:value-type="float">
            <text:p>625</text:p>
          </table:table-cell>
          <table:table-cell table:formula="of:=FLOOR(FLOOR([.$B143]*[.E$3])*[.$H$3])" office:value-type="float" office:value="750" calcext:value-type="float">
            <text:p>750</text:p>
          </table:table-cell>
          <table:table-cell table:formula="of:=FLOOR(FLOOR([.$B143]*[.F$3])*[.$H$3])" office:value-type="float" office:value="1000" calcext:value-type="float">
            <text:p>1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float" office:value="120" calcext:value-type="float">
            <text:p>120</text:p>
          </table:table-cell>
          <table:table-cell table:formula="of:=FLOOR(FLOOR([.$B144]*[.C$3])*[.$H$3])" office:value-type="float" office:value="120" calcext:value-type="float">
            <text:p>120</text:p>
          </table:table-cell>
          <table:table-cell table:formula="of:=FLOOR(FLOOR([.$B144]*[.D$3])*[.$H$3])" office:value-type="float" office:value="150" calcext:value-type="float">
            <text:p>150</text:p>
          </table:table-cell>
          <table:table-cell table:formula="of:=FLOOR(FLOOR([.$B144]*[.E$3])*[.$H$3])" office:value-type="float" office:value="180" calcext:value-type="float">
            <text:p>180</text:p>
          </table:table-cell>
          <table:table-cell table:formula="of:=FLOOR(FLOOR([.$B144]*[.F$3])*[.$H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45" calcext:value-type="float">
            <text:p>45</text:p>
          </table:table-cell>
          <table:table-cell table:formula="of:=FLOOR(FLOOR([.$B145]*[.C$3])*[.$H$3])" office:value-type="float" office:value="45" calcext:value-type="float">
            <text:p>45</text:p>
          </table:table-cell>
          <table:table-cell table:formula="of:=FLOOR(FLOOR([.$B145]*[.D$3])*[.$H$3])" office:value-type="float" office:value="56" calcext:value-type="float">
            <text:p>56</text:p>
          </table:table-cell>
          <table:table-cell table:formula="of:=FLOOR(FLOOR([.$B145]*[.E$3])*[.$H$3])" office:value-type="float" office:value="67" calcext:value-type="float">
            <text:p>67</text:p>
          </table:table-cell>
          <table:table-cell table:formula="of:=FLOOR(FLOOR([.$B145]*[.F$3]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75" calcext:value-type="float">
            <text:p>75</text:p>
          </table:table-cell>
          <table:table-cell table:formula="of:=FLOOR(FLOOR([.$B146]*[.C$3])*[.$H$3])" office:value-type="float" office:value="75" calcext:value-type="float">
            <text:p>75</text:p>
          </table:table-cell>
          <table:table-cell table:formula="of:=FLOOR(FLOOR([.$B146]*[.D$3])*[.$H$3])" office:value-type="float" office:value="93" calcext:value-type="float">
            <text:p>93</text:p>
          </table:table-cell>
          <table:table-cell table:formula="of:=FLOOR(FLOOR([.$B146]*[.E$3])*[.$H$3])" office:value-type="float" office:value="112" calcext:value-type="float">
            <text:p>112</text:p>
          </table:table-cell>
          <table:table-cell table:formula="of:=FLOOR(FLOOR([.$B146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30" calcext:value-type="float">
            <text:p>30</text:p>
          </table:table-cell>
          <table:table-cell table:formula="of:=FLOOR(FLOOR([.$B147]*[.C$3])*[.$H$3])" office:value-type="float" office:value="30" calcext:value-type="float">
            <text:p>30</text:p>
          </table:table-cell>
          <table:table-cell table:formula="of:=FLOOR(FLOOR([.$B147]*[.D$3])*[.$H$3])" office:value-type="float" office:value="37" calcext:value-type="float">
            <text:p>37</text:p>
          </table:table-cell>
          <table:table-cell table:formula="of:=FLOOR(FLOOR([.$B147]*[.E$3])*[.$H$3])" office:value-type="float" office:value="45" calcext:value-type="float">
            <text:p>45</text:p>
          </table:table-cell>
          <table:table-cell table:formula="of:=FLOOR(FLOOR([.$B147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200" calcext:value-type="float">
            <text:p>200</text:p>
          </table:table-cell>
          <table:table-cell table:formula="of:=FLOOR(FLOOR([.$B148]*[.C$3])*[.$H$3])" office:value-type="float" office:value="200" calcext:value-type="float">
            <text:p>200</text:p>
          </table:table-cell>
          <table:table-cell table:formula="of:=FLOOR(FLOOR([.$B148]*[.D$3])*[.$H$3])" office:value-type="float" office:value="250" calcext:value-type="float">
            <text:p>250</text:p>
          </table:table-cell>
          <table:table-cell table:formula="of:=FLOOR(FLOOR([.$B148]*[.E$3])*[.$H$3])" office:value-type="float" office:value="300" calcext:value-type="float">
            <text:p>300</text:p>
          </table:table-cell>
          <table:table-cell table:formula="of:=FLOOR(FLOOR([.$B148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ub</text:p>
          </table:table-cell>
          <table:table-cell office:value-type="float" office:value="50" calcext:value-type="float">
            <text:p>50</text:p>
          </table:table-cell>
          <table:table-cell table:formula="of:=FLOOR(FLOOR([.$B149]*[.C$3])*[.$H$3])" office:value-type="float" office:value="50" calcext:value-type="float">
            <text:p>50</text:p>
          </table:table-cell>
          <table:table-cell table:formula="of:=FLOOR(FLOOR([.$B149]*[.D$3])*[.$H$3])" office:value-type="float" office:value="62" calcext:value-type="float">
            <text:p>62</text:p>
          </table:table-cell>
          <table:table-cell table:formula="of:=FLOOR(FLOOR([.$B149]*[.E$3])*[.$H$3])" office:value-type="float" office:value="75" calcext:value-type="float">
            <text:p>75</text:p>
          </table:table-cell>
          <table:table-cell table:formula="of:=FLOOR(FLOOR([.$B149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FLOOR([.$B150]*[.C$3])*[.$H$3])" office:value-type="float" office:value="50" calcext:value-type="float">
            <text:p>50</text:p>
          </table:table-cell>
          <table:table-cell table:formula="of:=FLOOR(FLOOR([.$B150]*[.D$3])*[.$H$3])" office:value-type="float" office:value="62" calcext:value-type="float">
            <text:p>62</text:p>
          </table:table-cell>
          <table:table-cell table:formula="of:=FLOOR(FLOOR([.$B150]*[.E$3])*[.$H$3])" office:value-type="float" office:value="75" calcext:value-type="float">
            <text:p>75</text:p>
          </table:table-cell>
          <table:table-cell table:formula="of:=FLOOR(FLOOR([.$B150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b</text:p>
          </table:table-cell>
          <table:table-cell office:value-type="float" office:value="100" calcext:value-type="float">
            <text:p>100</text:p>
          </table:table-cell>
          <table:table-cell table:formula="of:=FLOOR(FLOOR([.$B151]*[.C$3])*[.$H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yfish</text:p>
          </table:table-cell>
          <table:table-cell office:value-type="float" office:value="75" calcext:value-type="float">
            <text:p>75</text:p>
          </table:table-cell>
          <table:table-cell table:formula="of:=FLOOR(FLOOR([.$B152]*[.C$3])*[.$H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msonfish</text:p>
          </table:table-cell>
          <table:table-cell office:value-type="float" office:value="1500" calcext:value-type="float">
            <text:p>1500</text:p>
          </table:table-cell>
          <table:table-cell table:formula="of:=FLOOR(FLOOR([.$B153]*[.C$3])*[.$H$3])" office:value-type="float" office:value="1500" calcext:value-type="float">
            <text:p>1500</text:p>
          </table:table-cell>
          <table:table-cell table:formula="of:=FLOOR(FLOOR([.$B153]*[.D$3])*[.$H$3])" office:value-type="float" office:value="1875" calcext:value-type="float">
            <text:p>1875</text:p>
          </table:table-cell>
          <table:table-cell table:formula="of:=FLOOR(FLOOR([.$B153]*[.E$3])*[.$H$3])" office:value-type="float" office:value="2250" calcext:value-type="float">
            <text:p>2250</text:p>
          </table:table-cell>
          <table:table-cell table:formula="of:=FLOOR(FLOOR([.$B153]*[.F$3]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rado</text:p>
          </table:table-cell>
          <table:table-cell office:value-type="float" office:value="100" calcext:value-type="float">
            <text:p>100</text:p>
          </table:table-cell>
          <table:table-cell table:formula="of:=FLOOR(FLOOR([.$B154]*[.C$3])*[.$H$3])" office:value-type="float" office:value="100" calcext:value-type="float">
            <text:p>100</text:p>
          </table:table-cell>
          <table:table-cell table:formula="of:=FLOOR(FLOOR([.$B154]*[.D$3])*[.$H$3])" office:value-type="float" office:value="125" calcext:value-type="float">
            <text:p>125</text:p>
          </table:table-cell>
          <table:table-cell table:formula="of:=FLOOR(FLOOR([.$B154]*[.E$3])*[.$H$3])" office:value-type="float" office:value="150" calcext:value-type="float">
            <text:p>150</text:p>
          </table:table-cell>
          <table:table-cell table:formula="of:=FLOOR(FLOOR([.$B154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85" calcext:value-type="float">
            <text:p>85</text:p>
          </table:table-cell>
          <table:table-cell table:formula="of:=FLOOR(FLOOR([.$B155]*[.C$3])*[.$H$3])" office:value-type="float" office:value="85" calcext:value-type="float">
            <text:p>85</text:p>
          </table:table-cell>
          <table:table-cell table:formula="of:=FLOOR(FLOOR([.$B155]*[.D$3])*[.$H$3])" office:value-type="float" office:value="106" calcext:value-type="float">
            <text:p>106</text:p>
          </table:table-cell>
          <table:table-cell table:formula="of:=FLOOR(FLOOR([.$B155]*[.E$3])*[.$H$3])" office:value-type="float" office:value="127" calcext:value-type="float">
            <text:p>127</text:p>
          </table:table-cell>
          <table:table-cell table:formula="of:=FLOOR(FLOOR([.$B155]*[.F$3])*[.$H$3])" office:value-type="float" office:value="170" calcext:value-type="float">
            <text:p>1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lounder</text:p>
          </table:table-cell>
          <table:table-cell office:value-type="float" office:value="100" calcext:value-type="float">
            <text:p>100</text:p>
          </table:table-cell>
          <table:table-cell table:formula="of:=FLOOR(FLOOR([.$B156]*[.C$3])*[.$H$3])" office:value-type="float" office:value="100" calcext:value-type="float">
            <text:p>100</text:p>
          </table:table-cell>
          <table:table-cell table:formula="of:=FLOOR(FLOOR([.$B156]*[.D$3])*[.$H$3])" office:value-type="float" office:value="125" calcext:value-type="float">
            <text:p>125</text:p>
          </table:table-cell>
          <table:table-cell table:formula="of:=FLOOR(FLOOR([.$B156]*[.E$3])*[.$H$3])" office:value-type="float" office:value="150" calcext:value-type="float">
            <text:p>150</text:p>
          </table:table-cell>
          <table:table-cell table:formula="of:=FLOOR(FLOOR([.$B156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hostfish</text:p>
          </table:table-cell>
          <table:table-cell office:value-type="float" office:value="45" calcext:value-type="float">
            <text:p>45</text:p>
          </table:table-cell>
          <table:table-cell table:formula="of:=FLOOR(FLOOR([.$B157]*[.C$3])*[.$H$3])" office:value-type="float" office:value="45" calcext:value-type="float">
            <text:p>45</text:p>
          </table:table-cell>
          <table:table-cell table:formula="of:=FLOOR(FLOOR([.$B157]*[.D$3])*[.$H$3])" office:value-type="float" office:value="56" calcext:value-type="float">
            <text:p>56</text:p>
          </table:table-cell>
          <table:table-cell table:formula="of:=FLOOR(FLOOR([.$B157]*[.E$3])*[.$H$3])" office:value-type="float" office:value="67" calcext:value-type="float">
            <text:p>67</text:p>
          </table:table-cell>
          <table:table-cell table:formula="of:=FLOOR(FLOOR([.$B157]*[.F$3]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</text:p>
          </table:table-cell>
          <table:table-cell office:value-type="float" office:value="1000" calcext:value-type="float">
            <text:p>1000</text:p>
          </table:table-cell>
          <table:table-cell table:formula="of:=FLOOR(FLOOR([.$B158]*[.C$3])*[.$H$3])" office:value-type="float" office:value="1000" calcext:value-type="float">
            <text:p>1000</text:p>
          </table:table-cell>
          <table:table-cell table:formula="of:=FLOOR(FLOOR([.$B158]*[.D$3])*[.$H$3])" office:value-type="float" office:value="1250" calcext:value-type="float">
            <text:p>1250</text:p>
          </table:table-cell>
          <table:table-cell table:formula="of:=FLOOR(FLOOR([.$B158]*[.E$3])*[.$H$3])" office:value-type="float" office:value="1500" calcext:value-type="float">
            <text:p>1500</text:p>
          </table:table-cell>
          <table:table-cell table:formula="of:=FLOOR(FLOOR([.$B158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 Jr.</text:p>
          </table:table-cell>
          <table:table-cell office:value-type="float" office:value="1000" calcext:value-type="float">
            <text:p>1000</text:p>
          </table:table-cell>
          <table:table-cell table:formula="of:=FLOOR(FLOOR([.$B159]*[.C$3])*[.$H$3])" office:value-type="float" office:value="1000" calcext:value-type="float">
            <text:p>1000</text:p>
          </table:table-cell>
          <table:table-cell table:formula="of:=FLOOR(FLOOR([.$B159]*[.D$3])*[.$H$3])" office:value-type="float" office:value="1250" calcext:value-type="float">
            <text:p>1250</text:p>
          </table:table-cell>
          <table:table-cell table:formula="of:=FLOOR(FLOOR([.$B159]*[.E$3])*[.$H$3])" office:value-type="float" office:value="1500" calcext:value-type="float">
            <text:p>1500</text:p>
          </table:table-cell>
          <table:table-cell table:formula="of:=FLOOR(FLOOR([.$B159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libut</text:p>
          </table:table-cell>
          <table:table-cell office:value-type="float" office:value="80" calcext:value-type="float">
            <text:p>80</text:p>
          </table:table-cell>
          <table:table-cell table:formula="of:=FLOOR(FLOOR([.$B160]*[.C$3])*[.$H$3])" office:value-type="float" office:value="80" calcext:value-type="float">
            <text:p>80</text:p>
          </table:table-cell>
          <table:table-cell table:formula="of:=FLOOR(FLOOR([.$B160]*[.D$3])*[.$H$3])" office:value-type="float" office:value="100" calcext:value-type="float">
            <text:p>100</text:p>
          </table:table-cell>
          <table:table-cell table:formula="of:=FLOOR(FLOOR([.$B160]*[.E$3])*[.$H$3])" office:value-type="float" office:value="120" calcext:value-type="float">
            <text:p>120</text:p>
          </table:table-cell>
          <table:table-cell table:formula="of:=FLOOR(FLOOR([.$B160]*[.F$3])*[.$H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rring</text:p>
          </table:table-cell>
          <table:table-cell office:value-type="float" office:value="30" calcext:value-type="float">
            <text:p>30</text:p>
          </table:table-cell>
          <table:table-cell table:formula="of:=FLOOR(FLOOR([.$B161]*[.C$3])*[.$H$3])" office:value-type="float" office:value="30" calcext:value-type="float">
            <text:p>30</text:p>
          </table:table-cell>
          <table:table-cell table:formula="of:=FLOOR(FLOOR([.$B161]*[.D$3])*[.$H$3])" office:value-type="float" office:value="37" calcext:value-type="float">
            <text:p>37</text:p>
          </table:table-cell>
          <table:table-cell table:formula="of:=FLOOR(FLOOR([.$B161]*[.E$3])*[.$H$3])" office:value-type="float" office:value="45" calcext:value-type="float">
            <text:p>45</text:p>
          </table:table-cell>
          <table:table-cell table:formula="of:=FLOOR(FLOOR([.$B16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ce Pip</text:p>
          </table:table-cell>
          <table:table-cell office:value-type="float" office:value="500" calcext:value-type="float">
            <text:p>500</text:p>
          </table:table-cell>
          <table:table-cell table:formula="of:=FLOOR(FLOOR([.$B162]*[.C$3])*[.$H$3])" office:value-type="float" office:value="500" calcext:value-type="float">
            <text:p>500</text:p>
          </table:table-cell>
          <table:table-cell table:formula="of:=FLOOR(FLOOR([.$B162]*[.D$3])*[.$H$3])" office:value-type="float" office:value="625" calcext:value-type="float">
            <text:p>625</text:p>
          </table:table-cell>
          <table:table-cell table:formula="of:=FLOOR(FLOOR([.$B162]*[.E$3])*[.$H$3])" office:value-type="float" office:value="750" calcext:value-type="float">
            <text:p>750</text:p>
          </table:table-cell>
          <table:table-cell table:formula="of:=FLOOR(FLOOR([.$B162]*[.F$3])*[.$H$3])" office:value-type="float" office:value="1000" calcext:value-type="float">
            <text:p>1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rgemouth Bass</text:p>
          </table:table-cell>
          <table:table-cell office:value-type="float" office:value="100" calcext:value-type="float">
            <text:p>100</text:p>
          </table:table-cell>
          <table:table-cell table:formula="of:=FLOOR(FLOOR([.$B163]*[.C$3])*[.$H$3])" office:value-type="float" office:value="100" calcext:value-type="float">
            <text:p>100</text:p>
          </table:table-cell>
          <table:table-cell table:formula="of:=FLOOR(FLOOR([.$B163]*[.D$3])*[.$H$3])" office:value-type="float" office:value="125" calcext:value-type="float">
            <text:p>125</text:p>
          </table:table-cell>
          <table:table-cell table:formula="of:=FLOOR(FLOOR([.$B163]*[.E$3])*[.$H$3])" office:value-type="float" office:value="150" calcext:value-type="float">
            <text:p>150</text:p>
          </table:table-cell>
          <table:table-cell table:formula="of:=FLOOR(FLOOR([.$B163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va Eel</text:p>
          </table:table-cell>
          <table:table-cell office:value-type="float" office:value="700" calcext:value-type="float">
            <text:p>700</text:p>
          </table:table-cell>
          <table:table-cell table:formula="of:=FLOOR(FLOOR([.$B164]*[.C$3])*[.$H$3])" office:value-type="float" office:value="700" calcext:value-type="float">
            <text:p>700</text:p>
          </table:table-cell>
          <table:table-cell table:formula="of:=FLOOR(FLOOR([.$B164]*[.D$3])*[.$H$3])" office:value-type="float" office:value="875" calcext:value-type="float">
            <text:p>875</text:p>
          </table:table-cell>
          <table:table-cell table:formula="of:=FLOOR(FLOOR([.$B164]*[.E$3])*[.$H$3])" office:value-type="float" office:value="1050" calcext:value-type="float">
            <text:p>1050</text:p>
          </table:table-cell>
          <table:table-cell table:formula="of:=FLOOR(FLOOR([.$B164]*[.F$3])*[.$H$3])" office:value-type="float" office:value="1400" calcext:value-type="float">
            <text:p>1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</text:p>
          </table:table-cell>
          <table:table-cell office:value-type="float" office:value="5000" calcext:value-type="float">
            <text:p>5000</text:p>
          </table:table-cell>
          <table:table-cell table:formula="of:=FLOOR(FLOOR([.$B165]*[.C$3])*[.$H$3])" office:value-type="float" office:value="5000" calcext:value-type="float">
            <text:p>5000</text:p>
          </table:table-cell>
          <table:table-cell table:formula="of:=FLOOR(FLOOR([.$B165]*[.D$3])*[.$H$3])" office:value-type="float" office:value="6250" calcext:value-type="float">
            <text:p>6250</text:p>
          </table:table-cell>
          <table:table-cell table:formula="of:=FLOOR(FLOOR([.$B165]*[.E$3])*[.$H$3])" office:value-type="float" office:value="7500" calcext:value-type="float">
            <text:p>7500</text:p>
          </table:table-cell>
          <table:table-cell table:formula="of:=FLOOR(FLOOR([.$B165]*[.F$3])*[.$H$3])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 II</text:p>
          </table:table-cell>
          <table:table-cell office:value-type="float" office:value="5000" calcext:value-type="float">
            <text:p>5000</text:p>
          </table:table-cell>
          <table:table-cell table:formula="of:=FLOOR(FLOOR([.$B166]*[.C$3])*[.$H$3])" office:value-type="float" office:value="5000" calcext:value-type="float">
            <text:p>5000</text:p>
          </table:table-cell>
          <table:table-cell table:formula="of:=FLOOR(FLOOR([.$B166]*[.D$3])*[.$H$3])" office:value-type="float" office:value="6250" calcext:value-type="float">
            <text:p>6250</text:p>
          </table:table-cell>
          <table:table-cell table:formula="of:=FLOOR(FLOOR([.$B166]*[.E$3])*[.$H$3])" office:value-type="float" office:value="7500" calcext:value-type="float">
            <text:p>7500</text:p>
          </table:table-cell>
          <table:table-cell table:formula="of:=FLOOR(FLOOR([.$B166]*[.F$3])*[.$H$3])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ngcod</text:p>
          </table:table-cell>
          <table:table-cell office:value-type="float" office:value="120" calcext:value-type="float">
            <text:p>120</text:p>
          </table:table-cell>
          <table:table-cell table:formula="of:=FLOOR(FLOOR([.$B167]*[.C$3])*[.$H$3])" office:value-type="float" office:value="120" calcext:value-type="float">
            <text:p>120</text:p>
          </table:table-cell>
          <table:table-cell table:formula="of:=FLOOR(FLOOR([.$B167]*[.D$3])*[.$H$3])" office:value-type="float" office:value="150" calcext:value-type="float">
            <text:p>150</text:p>
          </table:table-cell>
          <table:table-cell table:formula="of:=FLOOR(FLOOR([.$B167]*[.E$3])*[.$H$3])" office:value-type="float" office:value="180" calcext:value-type="float">
            <text:p>180</text:p>
          </table:table-cell>
          <table:table-cell table:formula="of:=FLOOR(FLOOR([.$B167]*[.F$3])*[.$H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onfish</text:p>
          </table:table-cell>
          <table:table-cell office:value-type="float" office:value="100" calcext:value-type="float">
            <text:p>100</text:p>
          </table:table-cell>
          <table:table-cell table:formula="of:=FLOOR(FLOOR([.$B168]*[.C$3])*[.$H$3])" office:value-type="float" office:value="100" calcext:value-type="float">
            <text:p>100</text:p>
          </table:table-cell>
          <table:table-cell table:formula="of:=FLOOR(FLOOR([.$B168]*[.D$3])*[.$H$3])" office:value-type="float" office:value="125" calcext:value-type="float">
            <text:p>125</text:p>
          </table:table-cell>
          <table:table-cell table:formula="of:=FLOOR(FLOOR([.$B168]*[.E$3])*[.$H$3])" office:value-type="float" office:value="150" calcext:value-type="float">
            <text:p>150</text:p>
          </table:table-cell>
          <table:table-cell table:formula="of:=FLOOR(FLOOR([.$B168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bster</text:p>
          </table:table-cell>
          <table:table-cell office:value-type="float" office:value="120" calcext:value-type="float">
            <text:p>120</text:p>
          </table:table-cell>
          <table:table-cell table:formula="of:=FLOOR(FLOOR([.$B169]*[.C$3])*[.$H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float" office:value="150" calcext:value-type="float">
            <text:p>150</text:p>
          </table:table-cell>
          <table:table-cell table:formula="of:=FLOOR(FLOOR([.$B170]*[.C$3])*[.$H$3])" office:value-type="float" office:value="150" calcext:value-type="float">
            <text:p>150</text:p>
          </table:table-cell>
          <table:table-cell table:formula="of:=FLOOR(FLOOR([.$B170]*[.D$3])*[.$H$3])" office:value-type="float" office:value="187" calcext:value-type="float">
            <text:p>187</text:p>
          </table:table-cell>
          <table:table-cell table:formula="of:=FLOOR(FLOOR([.$B170]*[.E$3])*[.$H$3])" office:value-type="float" office:value="225" calcext:value-type="float">
            <text:p>225</text:p>
          </table:table-cell>
          <table:table-cell table:formula="of:=FLOOR(FLOOR([.$B170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dnight Squid</text:p>
          </table:table-cell>
          <table:table-cell office:value-type="float" office:value="100" calcext:value-type="float">
            <text:p>100</text:p>
          </table:table-cell>
          <table:table-cell table:formula="of:=FLOOR(FLOOR([.$B171]*[.C$3])*[.$H$3])" office:value-type="float" office:value="100" calcext:value-type="float">
            <text:p>100</text:p>
          </table:table-cell>
          <table:table-cell table:formula="of:=FLOOR(FLOOR([.$B171]*[.D$3])*[.$H$3])" office:value-type="float" office:value="125" calcext:value-type="float">
            <text:p>125</text:p>
          </table:table-cell>
          <table:table-cell table:formula="of:=FLOOR(FLOOR([.$B171]*[.E$3])*[.$H$3])" office:value-type="float" office:value="150" calcext:value-type="float">
            <text:p>150</text:p>
          </table:table-cell>
          <table:table-cell table:formula="of:=FLOOR(FLOOR([.$B171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s. Angler</text:p>
          </table:table-cell>
          <table:table-cell office:value-type="float" office:value="900" calcext:value-type="float">
            <text:p>900</text:p>
          </table:table-cell>
          <table:table-cell table:formula="of:=FLOOR(FLOOR([.$B172]*[.C$3])*[.$H$3])" office:value-type="float" office:value="900" calcext:value-type="float">
            <text:p>900</text:p>
          </table:table-cell>
          <table:table-cell table:formula="of:=FLOOR(FLOOR([.$B172]*[.D$3])*[.$H$3])" office:value-type="float" office:value="1125" calcext:value-type="float">
            <text:p>1125</text:p>
          </table:table-cell>
          <table:table-cell table:formula="of:=FLOOR(FLOOR([.$B172]*[.E$3])*[.$H$3])" office:value-type="float" office:value="1350" calcext:value-type="float">
            <text:p>1350</text:p>
          </table:table-cell>
          <table:table-cell table:formula="of:=FLOOR(FLOOR([.$B172]*[.F$3])*[.$H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FLOOR([.$B173]*[.C$3])*[.$H$3])" office:value-type="float" office:value="30" calcext:value-type="float">
            <text:p>30</text:p>
          </table:table-cell>
          <table:table-cell table:formula="of:=FLOOR(FLOOR([.$B173]*[.D$3])*[.$H$3])" office:value-type="float" office:value="37" calcext:value-type="float">
            <text:p>37</text:p>
          </table:table-cell>
          <table:table-cell table:formula="of:=FLOOR(FLOOR([.$B173]*[.E$3])*[.$H$3])" office:value-type="float" office:value="45" calcext:value-type="float">
            <text:p>45</text:p>
          </table:table-cell>
          <table:table-cell table:formula="of:=FLOOR(FLOOR([.$B173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tant Carp</text:p>
          </table:table-cell>
          <table:table-cell office:value-type="float" office:value="1000" calcext:value-type="float">
            <text:p>1000</text:p>
          </table:table-cell>
          <table:table-cell table:formula="of:=FLOOR(FLOOR([.$B174]*[.C$3])*[.$H$3])" office:value-type="float" office:value="1000" calcext:value-type="float">
            <text:p>1000</text:p>
          </table:table-cell>
          <table:table-cell table:formula="of:=FLOOR(FLOOR([.$B174]*[.D$3])*[.$H$3])" office:value-type="float" office:value="1250" calcext:value-type="float">
            <text:p>1250</text:p>
          </table:table-cell>
          <table:table-cell table:formula="of:=FLOOR(FLOOR([.$B174]*[.E$3])*[.$H$3])" office:value-type="float" office:value="1500" calcext:value-type="float">
            <text:p>1500</text:p>
          </table:table-cell>
          <table:table-cell table:formula="of:=FLOOR(FLOOR([.$B174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ctopus</text:p>
          </table:table-cell>
          <table:table-cell office:value-type="float" office:value="150" calcext:value-type="float">
            <text:p>150</text:p>
          </table:table-cell>
          <table:table-cell table:formula="of:=FLOOR(FLOOR([.$B175]*[.C$3])*[.$H$3])" office:value-type="float" office:value="150" calcext:value-type="float">
            <text:p>150</text:p>
          </table:table-cell>
          <table:table-cell table:formula="of:=FLOOR(FLOOR([.$B175]*[.D$3])*[.$H$3])" office:value-type="float" office:value="187" calcext:value-type="float">
            <text:p>187</text:p>
          </table:table-cell>
          <table:table-cell table:formula="of:=FLOOR(FLOOR([.$B175]*[.E$3])*[.$H$3])" office:value-type="float" office:value="225" calcext:value-type="float">
            <text:p>225</text:p>
          </table:table-cell>
          <table:table-cell table:formula="of:=FLOOR(FLOOR([.$B175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FLOOR([.$B176]*[.C$3])*[.$H$3])" office:value-type="float" office:value="40" calcext:value-type="float">
            <text:p>40</text:p>
          </table:table-cell>
          <table:table-cell table:formula="of:=FLOOR(FLOOR([.$B176]*[.D$3])*[.$H$3])" office:value-type="float" office:value="50" calcext:value-type="float">
            <text:p>50</text:p>
          </table:table-cell>
          <table:table-cell table:formula="of:=FLOOR(FLOOR([.$B176]*[.E$3])*[.$H$3])" office:value-type="float" office:value="60" calcext:value-type="float">
            <text:p>60</text:p>
          </table:table-cell>
          <table:table-cell table:formula="of:=FLOOR(FLOOR([.$B176]*[.F$3])*[.$H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ch</text:p>
          </table:table-cell>
          <table:table-cell office:value-type="float" office:value="55" calcext:value-type="float">
            <text:p>55</text:p>
          </table:table-cell>
          <table:table-cell table:formula="of:=FLOOR(FLOOR([.$B177]*[.C$3])*[.$H$3])" office:value-type="float" office:value="55" calcext:value-type="float">
            <text:p>55</text:p>
          </table:table-cell>
          <table:table-cell table:formula="of:=FLOOR(FLOOR([.$B177]*[.D$3])*[.$H$3])" office:value-type="float" office:value="68" calcext:value-type="float">
            <text:p>68</text:p>
          </table:table-cell>
          <table:table-cell table:formula="of:=FLOOR(FLOOR([.$B177]*[.E$3])*[.$H$3])" office:value-type="float" office:value="82" calcext:value-type="float">
            <text:p>82</text:p>
          </table:table-cell>
          <table:table-cell table:formula="of:=FLOOR(FLOOR([.$B177]*[.F$3])*[.$H$3])" office:value-type="float" office:value="110" calcext:value-type="float">
            <text:p>1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iwinkle</text:p>
          </table:table-cell>
          <table:table-cell office:value-type="float" office:value="20" calcext:value-type="float">
            <text:p>20</text:p>
          </table:table-cell>
          <table:table-cell table:formula="of:=FLOOR(FLOOR([.$B178]*[.C$3])*[.$H$3])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ke</text:p>
          </table:table-cell>
          <table:table-cell office:value-type="float" office:value="100" calcext:value-type="float">
            <text:p>100</text:p>
          </table:table-cell>
          <table:table-cell table:formula="of:=FLOOR(FLOOR([.$B179]*[.C$3])*[.$H$3])" office:value-type="float" office:value="100" calcext:value-type="float">
            <text:p>100</text:p>
          </table:table-cell>
          <table:table-cell table:formula="of:=FLOOR(FLOOR([.$B179]*[.D$3])*[.$H$3])" office:value-type="float" office:value="125" calcext:value-type="float">
            <text:p>125</text:p>
          </table:table-cell>
          <table:table-cell table:formula="of:=FLOOR(FLOOR([.$B179]*[.E$3])*[.$H$3])" office:value-type="float" office:value="150" calcext:value-type="float">
            <text:p>150</text:p>
          </table:table-cell>
          <table:table-cell table:formula="of:=FLOOR(FLOOR([.$B179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float" office:value="200" calcext:value-type="float">
            <text:p>200</text:p>
          </table:table-cell>
          <table:table-cell table:formula="of:=FLOOR(FLOOR([.$B180]*[.C$3])*[.$H$3])" office:value-type="float" office:value="200" calcext:value-type="float">
            <text:p>200</text:p>
          </table:table-cell>
          <table:table-cell table:formula="of:=FLOOR(FLOOR([.$B180]*[.D$3])*[.$H$3])" office:value-type="float" office:value="250" calcext:value-type="float">
            <text:p>250</text:p>
          </table:table-cell>
          <table:table-cell table:formula="of:=FLOOR(FLOOR([.$B180]*[.E$3])*[.$H$3])" office:value-type="float" office:value="300" calcext:value-type="float">
            <text:p>300</text:p>
          </table:table-cell>
          <table:table-cell table:formula="of:=FLOOR(FLOOR([.$B180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oactive Carp</text:p>
          </table:table-cell>
          <table:table-cell office:value-type="float" office:value="1000" calcext:value-type="float">
            <text:p>1000</text:p>
          </table:table-cell>
          <table:table-cell table:formula="of:=FLOOR(FLOOR([.$B181]*[.C$3])*[.$H$3])" office:value-type="float" office:value="1000" calcext:value-type="float">
            <text:p>1000</text:p>
          </table:table-cell>
          <table:table-cell table:formula="of:=FLOOR(FLOOR([.$B181]*[.D$3])*[.$H$3])" office:value-type="float" office:value="1250" calcext:value-type="float">
            <text:p>1250</text:p>
          </table:table-cell>
          <table:table-cell table:formula="of:=FLOOR(FLOOR([.$B181]*[.E$3])*[.$H$3])" office:value-type="float" office:value="1500" calcext:value-type="float">
            <text:p>1500</text:p>
          </table:table-cell>
          <table:table-cell table:formula="of:=FLOOR(FLOOR([.$B181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float" office:value="65" calcext:value-type="float">
            <text:p>65</text:p>
          </table:table-cell>
          <table:table-cell table:formula="of:=FLOOR(FLOOR([.$B182]*[.C$3])*[.$H$3])" office:value-type="float" office:value="65" calcext:value-type="float">
            <text:p>65</text:p>
          </table:table-cell>
          <table:table-cell table:formula="of:=FLOOR(FLOOR([.$B182]*[.D$3])*[.$H$3])" office:value-type="float" office:value="81" calcext:value-type="float">
            <text:p>81</text:p>
          </table:table-cell>
          <table:table-cell table:formula="of:=FLOOR(FLOOR([.$B182]*[.E$3])*[.$H$3])" office:value-type="float" office:value="97" calcext:value-type="float">
            <text:p>97</text:p>
          </table:table-cell>
          <table:table-cell table:formula="of:=FLOOR(FLOOR([.$B182]*[.F$3])*[.$H$3])" office:value-type="float" office:value="130" calcext:value-type="float">
            <text:p>1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llet</text:p>
          </table:table-cell>
          <table:table-cell office:value-type="float" office:value="75" calcext:value-type="float">
            <text:p>75</text:p>
          </table:table-cell>
          <table:table-cell table:formula="of:=FLOOR(FLOOR([.$B183]*[.C$3])*[.$H$3])" office:value-type="float" office:value="75" calcext:value-type="float">
            <text:p>75</text:p>
          </table:table-cell>
          <table:table-cell table:formula="of:=FLOOR(FLOOR([.$B183]*[.D$3])*[.$H$3])" office:value-type="float" office:value="93" calcext:value-type="float">
            <text:p>93</text:p>
          </table:table-cell>
          <table:table-cell table:formula="of:=FLOOR(FLOOR([.$B183]*[.E$3])*[.$H$3])" office:value-type="float" office:value="112" calcext:value-type="float">
            <text:p>112</text:p>
          </table:table-cell>
          <table:table-cell table:formula="of:=FLOOR(FLOOR([.$B183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50" calcext:value-type="float">
            <text:p>50</text:p>
          </table:table-cell>
          <table:table-cell table:formula="of:=FLOOR(FLOOR([.$B184]*[.C$3])*[.$H$3])" office:value-type="float" office:value="50" calcext:value-type="float">
            <text:p>50</text:p>
          </table:table-cell>
          <table:table-cell table:formula="of:=FLOOR(FLOOR([.$B184]*[.D$3])*[.$H$3])" office:value-type="float" office:value="62" calcext:value-type="float">
            <text:p>62</text:p>
          </table:table-cell>
          <table:table-cell table:formula="of:=FLOOR(FLOOR([.$B184]*[.E$3])*[.$H$3])" office:value-type="float" office:value="75" calcext:value-type="float">
            <text:p>75</text:p>
          </table:table-cell>
          <table:table-cell table:formula="of:=FLOOR(FLOOR([.$B184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</text:p>
          </table:table-cell>
          <table:table-cell office:value-type="float" office:value="75" calcext:value-type="float">
            <text:p>75</text:p>
          </table:table-cell>
          <table:table-cell table:formula="of:=FLOOR(FLOOR([.$B185]*[.C$3])*[.$H$3])" office:value-type="float" office:value="75" calcext:value-type="float">
            <text:p>75</text:p>
          </table:table-cell>
          <table:table-cell table:formula="of:=FLOOR(FLOOR([.$B185]*[.D$3])*[.$H$3])" office:value-type="float" office:value="93" calcext:value-type="float">
            <text:p>93</text:p>
          </table:table-cell>
          <table:table-cell table:formula="of:=FLOOR(FLOOR([.$B185]*[.E$3])*[.$H$3])" office:value-type="float" office:value="112" calcext:value-type="float">
            <text:p>112</text:p>
          </table:table-cell>
          <table:table-cell table:formula="of:=FLOOR(FLOOR([.$B185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ndfish</text:p>
          </table:table-cell>
          <table:table-cell office:value-type="float" office:value="75" calcext:value-type="float">
            <text:p>75</text:p>
          </table:table-cell>
          <table:table-cell table:formula="of:=FLOOR(FLOOR([.$B186]*[.C$3])*[.$H$3])" office:value-type="float" office:value="75" calcext:value-type="float">
            <text:p>75</text:p>
          </table:table-cell>
          <table:table-cell table:formula="of:=FLOOR(FLOOR([.$B186]*[.D$3])*[.$H$3])" office:value-type="float" office:value="93" calcext:value-type="float">
            <text:p>93</text:p>
          </table:table-cell>
          <table:table-cell table:formula="of:=FLOOR(FLOOR([.$B186]*[.E$3])*[.$H$3])" office:value-type="float" office:value="112" calcext:value-type="float">
            <text:p>112</text:p>
          </table:table-cell>
          <table:table-cell table:formula="of:=FLOOR(FLOOR([.$B186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rdine</text:p>
          </table:table-cell>
          <table:table-cell office:value-type="float" office:value="40" calcext:value-type="float">
            <text:p>40</text:p>
          </table:table-cell>
          <table:table-cell table:formula="of:=FLOOR(FLOOR([.$B187]*[.C$3])*[.$H$3])" office:value-type="float" office:value="40" calcext:value-type="float">
            <text:p>40</text:p>
          </table:table-cell>
          <table:table-cell table:formula="of:=FLOOR(FLOOR([.$B187]*[.D$3])*[.$H$3])" office:value-type="float" office:value="50" calcext:value-type="float">
            <text:p>50</text:p>
          </table:table-cell>
          <table:table-cell table:formula="of:=FLOOR(FLOOR([.$B187]*[.E$3])*[.$H$3])" office:value-type="float" office:value="60" calcext:value-type="float">
            <text:p>60</text:p>
          </table:table-cell>
          <table:table-cell table:formula="of:=FLOOR(FLOOR([.$B187]*[.F$3])*[.$H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corpion Carp</text:p>
          </table:table-cell>
          <table:table-cell office:value-type="float" office:value="150" calcext:value-type="float">
            <text:p>150</text:p>
          </table:table-cell>
          <table:table-cell table:formula="of:=FLOOR(FLOOR([.$B188]*[.C$3])*[.$H$3])" office:value-type="float" office:value="150" calcext:value-type="float">
            <text:p>150</text:p>
          </table:table-cell>
          <table:table-cell table:formula="of:=FLOOR(FLOOR([.$B188]*[.D$3])*[.$H$3])" office:value-type="float" office:value="187" calcext:value-type="float">
            <text:p>187</text:p>
          </table:table-cell>
          <table:table-cell table:formula="of:=FLOOR(FLOOR([.$B188]*[.E$3])*[.$H$3])" office:value-type="float" office:value="225" calcext:value-type="float">
            <text:p>225</text:p>
          </table:table-cell>
          <table:table-cell table:formula="of:=FLOOR(FLOOR([.$B188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 Cucumber</text:p>
          </table:table-cell>
          <table:table-cell office:value-type="float" office:value="75" calcext:value-type="float">
            <text:p>75</text:p>
          </table:table-cell>
          <table:table-cell table:formula="of:=FLOOR(FLOOR([.$B189]*[.C$3])*[.$H$3])" office:value-type="float" office:value="75" calcext:value-type="float">
            <text:p>75</text:p>
          </table:table-cell>
          <table:table-cell table:formula="of:=FLOOR(FLOOR([.$B189]*[.D$3])*[.$H$3])" office:value-type="float" office:value="93" calcext:value-type="float">
            <text:p>93</text:p>
          </table:table-cell>
          <table:table-cell table:formula="of:=FLOOR(FLOOR([.$B189]*[.E$3])*[.$H$3])" office:value-type="float" office:value="112" calcext:value-type="float">
            <text:p>112</text:p>
          </table:table-cell>
          <table:table-cell table:formula="of:=FLOOR(FLOOR([.$B189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60" calcext:value-type="float">
            <text:p>60</text:p>
          </table:table-cell>
          <table:table-cell table:formula="of:=FLOOR(FLOOR([.$B190]*[.C$3])*[.$H$3])" office:value-type="float" office:value="60" calcext:value-type="float">
            <text:p>60</text:p>
          </table:table-cell>
          <table:table-cell table:formula="of:=FLOOR(FLOOR([.$B190]*[.D$3])*[.$H$3])" office:value-type="float" office:value="75" calcext:value-type="float">
            <text:p>75</text:p>
          </table:table-cell>
          <table:table-cell table:formula="of:=FLOOR(FLOOR([.$B190]*[.E$3])*[.$H$3])" office:value-type="float" office:value="90" calcext:value-type="float">
            <text:p>90</text:p>
          </table:table-cell>
          <table:table-cell table:formula="of:=FLOOR(FLOOR([.$B190]*[.F$3])*[.$H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rimp</text:p>
          </table:table-cell>
          <table:table-cell office:value-type="float" office:value="60" calcext:value-type="float">
            <text:p>60</text:p>
          </table:table-cell>
          <table:table-cell table:formula="of:=FLOOR(FLOOR([.$B191]*[.C$3])*[.$H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imejack</text:p>
          </table:table-cell>
          <table:table-cell office:value-type="float" office:value="100" calcext:value-type="float">
            <text:p>100</text:p>
          </table:table-cell>
          <table:table-cell table:formula="of:=FLOOR(FLOOR([.$B192]*[.C$3])*[.$H$3])" office:value-type="float" office:value="100" calcext:value-type="float">
            <text:p>100</text:p>
          </table:table-cell>
          <table:table-cell table:formula="of:=FLOOR(FLOOR([.$B192]*[.D$3])*[.$H$3])" office:value-type="float" office:value="125" calcext:value-type="float">
            <text:p>125</text:p>
          </table:table-cell>
          <table:table-cell table:formula="of:=FLOOR(FLOOR([.$B192]*[.E$3])*[.$H$3])" office:value-type="float" office:value="150" calcext:value-type="float">
            <text:p>150</text:p>
          </table:table-cell>
          <table:table-cell table:formula="of:=FLOOR(FLOOR([.$B192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float" office:value="50" calcext:value-type="float">
            <text:p>50</text:p>
          </table:table-cell>
          <table:table-cell table:formula="of:=FLOOR(FLOOR([.$B193]*[.C$3])*[.$H$3])" office:value-type="float" office:value="50" calcext:value-type="float">
            <text:p>50</text:p>
          </table:table-cell>
          <table:table-cell table:formula="of:=FLOOR(FLOOR([.$B193]*[.D$3])*[.$H$3])" office:value-type="float" office:value="62" calcext:value-type="float">
            <text:p>62</text:p>
          </table:table-cell>
          <table:table-cell table:formula="of:=FLOOR(FLOOR([.$B193]*[.E$3])*[.$H$3])" office:value-type="float" office:value="75" calcext:value-type="float">
            <text:p>75</text:p>
          </table:table-cell>
          <table:table-cell table:formula="of:=FLOOR(FLOOR([.$B193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ail</text:p>
          </table:table-cell>
          <table:table-cell office:value-type="float" office:value="65" calcext:value-type="float">
            <text:p>65</text:p>
          </table:table-cell>
          <table:table-cell table:formula="of:=FLOOR(FLOOR([.$B194]*[.C$3])*[.$H$3])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n of Crimsonfish</text:p>
          </table:table-cell>
          <table:table-cell office:value-type="float" office:value="1500" calcext:value-type="float">
            <text:p>1500</text:p>
          </table:table-cell>
          <table:table-cell table:formula="of:=FLOOR(FLOOR([.$B195]*[.C$3])*[.$H$3])" office:value-type="float" office:value="1500" calcext:value-type="float">
            <text:p>1500</text:p>
          </table:table-cell>
          <table:table-cell table:formula="of:=FLOOR(FLOOR([.$B195]*[.D$3])*[.$H$3])" office:value-type="float" office:value="1875" calcext:value-type="float">
            <text:p>1875</text:p>
          </table:table-cell>
          <table:table-cell table:formula="of:=FLOOR(FLOOR([.$B195]*[.E$3])*[.$H$3])" office:value-type="float" office:value="2250" calcext:value-type="float">
            <text:p>2250</text:p>
          </table:table-cell>
          <table:table-cell table:formula="of:=FLOOR(FLOOR([.$B195]*[.F$3]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ook Fish</text:p>
          </table:table-cell>
          <table:table-cell office:value-type="float" office:value="220" calcext:value-type="float">
            <text:p>220</text:p>
          </table:table-cell>
          <table:table-cell table:formula="of:=FLOOR(FLOOR([.$B196]*[.C$3])*[.$H$3])" office:value-type="float" office:value="220" calcext:value-type="float">
            <text:p>220</text:p>
          </table:table-cell>
          <table:table-cell table:formula="of:=FLOOR(FLOOR([.$B196]*[.D$3])*[.$H$3])" office:value-type="float" office:value="275" calcext:value-type="float">
            <text:p>275</text:p>
          </table:table-cell>
          <table:table-cell table:formula="of:=FLOOR(FLOOR([.$B196]*[.E$3])*[.$H$3])" office:value-type="float" office:value="330" calcext:value-type="float">
            <text:p>330</text:p>
          </table:table-cell>
          <table:table-cell table:formula="of:=FLOOR(FLOOR([.$B196]*[.F$3])*[.$H$3])" office:value-type="float" office:value="440" calcext:value-type="float">
            <text:p>4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quid</text:p>
          </table:table-cell>
          <table:table-cell office:value-type="float" office:value="80" calcext:value-type="float">
            <text:p>80</text:p>
          </table:table-cell>
          <table:table-cell table:formula="of:=FLOOR(FLOOR([.$B197]*[.C$3])*[.$H$3])" office:value-type="float" office:value="80" calcext:value-type="float">
            <text:p>80</text:p>
          </table:table-cell>
          <table:table-cell table:formula="of:=FLOOR(FLOOR([.$B197]*[.D$3])*[.$H$3])" office:value-type="float" office:value="100" calcext:value-type="float">
            <text:p>100</text:p>
          </table:table-cell>
          <table:table-cell table:formula="of:=FLOOR(FLOOR([.$B197]*[.E$3])*[.$H$3])" office:value-type="float" office:value="120" calcext:value-type="float">
            <text:p>120</text:p>
          </table:table-cell>
          <table:table-cell table:formula="of:=FLOOR(FLOOR([.$B197]*[.F$3])*[.$H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ingray</text:p>
          </table:table-cell>
          <table:table-cell office:value-type="float" office:value="180" calcext:value-type="float">
            <text:p>180</text:p>
          </table:table-cell>
          <table:table-cell table:formula="of:=FLOOR(FLOOR([.$B198]*[.C$3])*[.$H$3])" office:value-type="float" office:value="180" calcext:value-type="float">
            <text:p>180</text:p>
          </table:table-cell>
          <table:table-cell table:formula="of:=FLOOR(FLOOR([.$B198]*[.D$3])*[.$H$3])" office:value-type="float" office:value="225" calcext:value-type="float">
            <text:p>225</text:p>
          </table:table-cell>
          <table:table-cell table:formula="of:=FLOOR(FLOOR([.$B198]*[.E$3])*[.$H$3])" office:value-type="float" office:value="270" calcext:value-type="float">
            <text:p>270</text:p>
          </table:table-cell>
          <table:table-cell table:formula="of:=FLOOR(FLOOR([.$B198]*[.F$3])*[.$H$3])" office:value-type="float" office:value="360" calcext:value-type="float">
            <text:p>3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onefish</text:p>
          </table:table-cell>
          <table:table-cell office:value-type="float" office:value="300" calcext:value-type="float">
            <text:p>300</text:p>
          </table:table-cell>
          <table:table-cell table:formula="of:=FLOOR(FLOOR([.$B199]*[.C$3])*[.$H$3])" office:value-type="float" office:value="300" calcext:value-type="float">
            <text:p>300</text:p>
          </table:table-cell>
          <table:table-cell table:formula="of:=FLOOR(FLOOR([.$B199]*[.D$3])*[.$H$3])" office:value-type="float" office:value="375" calcext:value-type="float">
            <text:p>375</text:p>
          </table:table-cell>
          <table:table-cell table:formula="of:=FLOOR(FLOOR([.$B199]*[.E$3])*[.$H$3])" office:value-type="float" office:value="450" calcext:value-type="float">
            <text:p>450</text:p>
          </table:table-cell>
          <table:table-cell table:formula="of:=FLOOR(FLOOR([.$B199]*[.F$3])*[.$H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200" calcext:value-type="float">
            <text:p>200</text:p>
          </table:table-cell>
          <table:table-cell table:formula="of:=FLOOR(FLOOR([.$B200]*[.C$3])*[.$H$3])" office:value-type="float" office:value="200" calcext:value-type="float">
            <text:p>200</text:p>
          </table:table-cell>
          <table:table-cell table:formula="of:=FLOOR(FLOOR([.$B200]*[.D$3])*[.$H$3])" office:value-type="float" office:value="250" calcext:value-type="float">
            <text:p>250</text:p>
          </table:table-cell>
          <table:table-cell table:formula="of:=FLOOR(FLOOR([.$B200]*[.E$3])*[.$H$3])" office:value-type="float" office:value="300" calcext:value-type="float">
            <text:p>300</text:p>
          </table:table-cell>
          <table:table-cell table:formula="of:=FLOOR(FLOOR([.$B200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ish</text:p>
          </table:table-cell>
          <table:table-cell office:value-type="float" office:value="30" calcext:value-type="float">
            <text:p>30</text:p>
          </table:table-cell>
          <table:table-cell table:formula="of:=FLOOR(FLOOR([.$B201]*[.C$3])*[.$H$3])" office:value-type="float" office:value="30" calcext:value-type="float">
            <text:p>30</text:p>
          </table:table-cell>
          <table:table-cell table:formula="of:=FLOOR(FLOOR([.$B201]*[.D$3])*[.$H$3])" office:value-type="float" office:value="37" calcext:value-type="float">
            <text:p>37</text:p>
          </table:table-cell>
          <table:table-cell table:formula="of:=FLOOR(FLOOR([.$B201]*[.E$3])*[.$H$3])" office:value-type="float" office:value="45" calcext:value-type="float">
            <text:p>45</text:p>
          </table:table-cell>
          <table:table-cell table:formula="of:=FLOOR(FLOOR([.$B20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float" office:value="250" calcext:value-type="float">
            <text:p>250</text:p>
          </table:table-cell>
          <table:table-cell table:formula="of:=FLOOR(FLOOR([.$B202]*[.C$3])*[.$H$3])" office:value-type="float" office:value="250" calcext:value-type="float">
            <text:p>250</text:p>
          </table:table-cell>
          <table:table-cell table:formula="of:=FLOOR(FLOOR([.$B202]*[.D$3])*[.$H$3])" office:value-type="float" office:value="312" calcext:value-type="float">
            <text:p>312</text:p>
          </table:table-cell>
          <table:table-cell table:formula="of:=FLOOR(FLOOR([.$B202]*[.E$3])*[.$H$3])" office:value-type="float" office:value="375" calcext:value-type="float">
            <text:p>375</text:p>
          </table:table-cell>
          <table:table-cell table:formula="of:=FLOOR(FLOOR([.$B202]*[.F$3])*[.$H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50" calcext:value-type="float">
            <text:p>150</text:p>
          </table:table-cell>
          <table:table-cell table:formula="of:=FLOOR(FLOOR([.$B203]*[.C$3])*[.$H$3])" office:value-type="float" office:value="150" calcext:value-type="float">
            <text:p>150</text:p>
          </table:table-cell>
          <table:table-cell table:formula="of:=FLOOR(FLOOR([.$B203]*[.D$3])*[.$H$3])" office:value-type="float" office:value="187" calcext:value-type="float">
            <text:p>187</text:p>
          </table:table-cell>
          <table:table-cell table:formula="of:=FLOOR(FLOOR([.$B203]*[.E$3])*[.$H$3])" office:value-type="float" office:value="225" calcext:value-type="float">
            <text:p>225</text:p>
          </table:table-cell>
          <table:table-cell table:formula="of:=FLOOR(FLOOR([.$B203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75" calcext:value-type="float">
            <text:p>75</text:p>
          </table:table-cell>
          <table:table-cell table:formula="of:=FLOOR(FLOOR([.$B204]*[.C$3])*[.$H$3])" office:value-type="float" office:value="75" calcext:value-type="float">
            <text:p>75</text:p>
          </table:table-cell>
          <table:table-cell table:formula="of:=FLOOR(FLOOR([.$B204]*[.D$3])*[.$H$3])" office:value-type="float" office:value="93" calcext:value-type="float">
            <text:p>93</text:p>
          </table:table-cell>
          <table:table-cell table:formula="of:=FLOOR(FLOOR([.$B204]*[.E$3])*[.$H$3])" office:value-type="float" office:value="112" calcext:value-type="float">
            <text:p>112</text:p>
          </table:table-cell>
          <table:table-cell table:formula="of:=FLOOR(FLOOR([.$B204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00" calcext:value-type="float">
            <text:p>100</text:p>
          </table:table-cell>
          <table:table-cell table:formula="of:=FLOOR(FLOOR([.$B205]*[.C$3])*[.$H$3])" office:value-type="float" office:value="100" calcext:value-type="float">
            <text:p>100</text:p>
          </table:table-cell>
          <table:table-cell table:formula="of:=FLOOR(FLOOR([.$B205]*[.D$3])*[.$H$3])" office:value-type="float" office:value="125" calcext:value-type="float">
            <text:p>125</text:p>
          </table:table-cell>
          <table:table-cell table:formula="of:=FLOOR(FLOOR([.$B205]*[.E$3])*[.$H$3])" office:value-type="float" office:value="150" calcext:value-type="float">
            <text:p>150</text:p>
          </table:table-cell>
          <table:table-cell table:formula="of:=FLOOR(FLOOR([.$B205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oid Salmon</text:p>
          </table:table-cell>
          <table:table-cell office:value-type="float" office:value="150" calcext:value-type="float">
            <text:p>150</text:p>
          </table:table-cell>
          <table:table-cell table:formula="of:=FLOOR(FLOOR([.$B206]*[.C$3])*[.$H$3])" office:value-type="float" office:value="150" calcext:value-type="float">
            <text:p>150</text:p>
          </table:table-cell>
          <table:table-cell table:formula="of:=FLOOR(FLOOR([.$B206]*[.D$3])*[.$H$3])" office:value-type="float" office:value="187" calcext:value-type="float">
            <text:p>187</text:p>
          </table:table-cell>
          <table:table-cell table:formula="of:=FLOOR(FLOOR([.$B206]*[.E$3])*[.$H$3])" office:value-type="float" office:value="225" calcext:value-type="float">
            <text:p>225</text:p>
          </table:table-cell>
          <table:table-cell table:formula="of:=FLOOR(FLOOR([.$B206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alleye</text:p>
          </table:table-cell>
          <table:table-cell office:value-type="float" office:value="105" calcext:value-type="float">
            <text:p>105</text:p>
          </table:table-cell>
          <table:table-cell table:formula="of:=FLOOR(FLOOR([.$B207]*[.C$3])*[.$H$3])" office:value-type="float" office:value="105" calcext:value-type="float">
            <text:p>105</text:p>
          </table:table-cell>
          <table:table-cell table:formula="of:=FLOOR(FLOOR([.$B207]*[.D$3])*[.$H$3])" office:value-type="float" office:value="131" calcext:value-type="float">
            <text:p>131</text:p>
          </table:table-cell>
          <table:table-cell table:formula="of:=FLOOR(FLOOR([.$B207]*[.E$3])*[.$H$3])" office:value-type="float" office:value="157" calcext:value-type="float">
            <text:p>157</text:p>
          </table:table-cell>
          <table:table-cell table:formula="of:=FLOOR(FLOOR([.$B207]*[.F$3])*[.$H$3])" office:value-type="float" office:value="210" calcext:value-type="float">
            <text:p>2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oodskip</text:p>
          </table:table-cell>
          <table:table-cell office:value-type="float" office:value="75" calcext:value-type="float">
            <text:p>75</text:p>
          </table:table-cell>
          <table:table-cell table:formula="of:=FLOOR(FLOOR([.$B208]*[.C$3])*[.$H$3])" office:value-type="float" office:value="75" calcext:value-type="float">
            <text:p>75</text:p>
          </table:table-cell>
          <table:table-cell table:formula="of:=FLOOR(FLOOR([.$B208]*[.D$3])*[.$H$3])" office:value-type="float" office:value="93" calcext:value-type="float">
            <text:p>93</text:p>
          </table:table-cell>
          <table:table-cell table:formula="of:=FLOOR(FLOOR([.$B208]*[.E$3])*[.$H$3])" office:value-type="float" office:value="112" calcext:value-type="float">
            <text:p>112</text:p>
          </table:table-cell>
          <table:table-cell table:formula="of:=FLOOR(FLOOR([.$B208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Foraged Mineral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28" office:value-type="float" office:value="50" calcext:value-type="float">
            <text:p>50</text:p>
          </table:table-cell>
          <table:table-cell table:formula="of:=FLOOR(FLOOR([.$B211]*[.C$3])*[.$M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12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13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rtz</text:p>
          </table:table-cell>
          <table:table-cell table:style-name="ce28" office:value-type="float" office:value="25" calcext:value-type="float">
            <text:p>25</text:p>
          </table:table-cell>
          <table:table-cell table:formula="of:=FLOOR(FLOOR([.$B214]*[.C$3])*[.$M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Gem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/>
          <table:table-cell table:style-name="ce34"/>
          <table:table-cell table:style-name="ce45"/>
          <table:table-cell table:number-columns-repeated="1018"/>
        </table:table-row>
        <table:table-row table:style-name="ro2">
          <table:table-cell office:value-type="string" calcext:value-type="string">
            <text:p>Amethyst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17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28" office:value-type="float" office:value="180" calcext:value-type="float">
            <text:p>180</text:p>
          </table:table-cell>
          <table:table-cell table:formula="of:=FLOOR(FLOOR([.$B218]*[.C$3])*[.$M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amond</text:p>
          </table:table-cell>
          <table:table-cell table:style-name="ce28" office:value-type="float" office:value="750" calcext:value-type="float">
            <text:p>750</text:p>
          </table:table-cell>
          <table:table-cell table:formula="of:=FLOOR(FLOOR([.$B219]*[.C$3])*[.$M$3])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merald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20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d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21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28" office:value-type="float" office:value="2000" calcext:value-type="float">
            <text:p>2000</text:p>
          </table:table-cell>
          <table:table-cell table:formula="of:=FLOOR(FLOOR([.$B222]*[.C$3])*[.$M$3])" office:value-type="float" office:value="2000" calcext:value-type="float">
            <text:p>2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by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23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paz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24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51" table:content-validation-name="val7"/>
          <table:table-cell table:style-name="ce54"/>
          <table:table-cell table:style-name="ce30"/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25" table:content-validation-name="val7" office:value-type="string" calcext:value-type="string">
            <text:p>Geode Mineral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erinit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FLOOR([.$B227]*[.C$3])*[.$M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am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28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ryte</text:p>
          </table:table-cell>
          <table:table-cell table:style-name="ce28" office:value-type="float" office:value="50" calcext:value-type="float">
            <text:p>50</text:p>
          </table:table-cell>
          <table:table-cell table:formula="of:=FLOOR(FLOOR([.$B229]*[.C$3])*[.$M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alt</text:p>
          </table:table-cell>
          <table:table-cell table:style-name="ce28" office:value-type="float" office:value="175" calcext:value-type="float">
            <text:p>175</text:p>
          </table:table-cell>
          <table:table-cell table:formula="of:=FLOOR(FLOOR([.$B230]*[.C$3])*[.$M$3])"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ix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FLOOR([.$B231]*[.C$3])*[.$M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lc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32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elestin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FLOOR([.$B233]*[.C$3])*[.$M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lom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FLOOR([.$B234]*[.C$3])*[.$M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per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35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iry Ston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36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Opal</text:p>
          </table:table-cell>
          <table:table-cell table:style-name="ce28" office:value-type="float" office:value="350" calcext:value-type="float">
            <text:p>350</text:p>
          </table:table-cell>
          <table:table-cell table:formula="of:=FLOOR(FLOOR([.$B237]*[.C$3])*[.$M$3])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luorapat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38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min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39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host Crystal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40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n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41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lvite</text:p>
          </table:table-cell>
          <table:table-cell table:style-name="ce28" office:value-type="float" office:value="450" calcext:value-type="float">
            <text:p>450</text:p>
          </table:table-cell>
          <table:table-cell table:formula="of:=FLOOR(FLOOR([.$B242]*[.C$3])*[.$M$3])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mat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3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goite</text:p>
          </table:table-cell>
          <table:table-cell table:style-name="ce28" office:value-type="float" office:value="115" calcext:value-type="float">
            <text:p>115</text:p>
          </table:table-cell>
          <table:table-cell table:formula="of:=FLOOR(FLOOR([.$B244]*[.C$3])*[.$M$3])" office:value-type="float" office:value="115" calcext:value-type="float">
            <text:p>1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mbor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5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sper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6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yanit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47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mon Ston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48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mestone</text:p>
          </table:table-cell>
          <table:table-cell table:style-name="ce28" office:value-type="float" office:value="15" calcext:value-type="float">
            <text:p>15</text:p>
          </table:table-cell>
          <table:table-cell table:formula="of:=FLOOR(FLOOR([.$B249]*[.C$3])*[.$M$3])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nar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50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lach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51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ble</text:p>
          </table:table-cell>
          <table:table-cell table:style-name="ce28" office:value-type="float" office:value="110" calcext:value-type="float">
            <text:p>110</text:p>
          </table:table-cell>
          <table:table-cell table:formula="of:=FLOOR(FLOOR([.$B252]*[.C$3])*[.$M$3])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udstone</text:p>
          </table:table-cell>
          <table:table-cell table:style-name="ce28" office:value-type="float" office:value="25" calcext:value-type="float">
            <text:p>25</text:p>
          </table:table-cell>
          <table:table-cell table:formula="of:=FLOOR(FLOOR([.$B253]*[.C$3])*[.$M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koite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54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ptunite</text:p>
          </table:table-cell>
          <table:table-cell table:style-name="ce28" office:value-type="float" office:value="400" calcext:value-type="float">
            <text:p>400</text:p>
          </table:table-cell>
          <table:table-cell table:formula="of:=FLOOR(FLOOR([.$B255]*[.C$3])*[.$M$3])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sidian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56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cean Stone</text:p>
          </table:table-cell>
          <table:table-cell table:style-name="ce28" office:value-type="float" office:value="220" calcext:value-type="float">
            <text:p>220</text:p>
          </table:table-cell>
          <table:table-cell table:formula="of:=FLOOR(FLOOR([.$B257]*[.C$3])*[.$M$3])"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pal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58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piment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59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trified Slim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0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yrit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1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dstone</text:p>
          </table:table-cell>
          <table:table-cell table:style-name="ce28" office:value-type="float" office:value="60" calcext:value-type="float">
            <text:p>60</text:p>
          </table:table-cell>
          <table:table-cell table:formula="of:=FLOOR(FLOOR([.$B262]*[.C$3])*[.$M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ate</text:p>
          </table:table-cell>
          <table:table-cell table:style-name="ce28" office:value-type="float" office:value="85" calcext:value-type="float">
            <text:p>85</text:p>
          </table:table-cell>
          <table:table-cell table:formula="of:=FLOOR(FLOOR([.$B263]*[.C$3])*[.$M$3])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apston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4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ar Shards</text:p>
          </table:table-cell>
          <table:table-cell table:style-name="ce28" office:value-type="float" office:value="500" calcext:value-type="float">
            <text:p>500</text:p>
          </table:table-cell>
          <table:table-cell table:formula="of:=FLOOR(FLOOR([.$B265]*[.C$3])*[.$M$3])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hunder Egg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66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gerseye</text:p>
          </table:table-cell>
          <table:table-cell table:style-name="ce28" office:value-type="float" office:value="275" calcext:value-type="float">
            <text:p>275</text:p>
          </table:table-cell>
          <table:table-cell table:formula="of:=FLOOR(FLOOR([.$B267]*[.C$3])*[.$M$3])"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/>
          <table:table-cell table:style-name="ce28"/>
          <table:table-cell table:number-columns-repeated="1022"/>
        </table:table-row>
        <table:table-row table:style-name="ro2">
          <table:table-cell table:style-name="ce25" table:content-validation-name="val7" office:value-type="string" calcext:value-type="string">
            <text:p>Geodes</text:p>
          </table:table-cell>
          <table:table-cell table:style-name="ce48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ode</text:p>
          </table:table-cell>
          <table:table-cell table:style-name="ce28"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28"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gma Geode</text:p>
          </table:table-cell>
          <table:table-cell table:style-name="ce28"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ni Geode</text:p>
          </table:table-cell>
          <table:table-cell table:style-name="ce28"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7" office:value-type="string" calcext:value-type="string">
            <text:p>Artifacts</text:p>
          </table:table-cell>
          <table:table-cell table:style-name="ce48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hibian Fossil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ho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oll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ru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ee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wor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rowhea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lut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wing Stick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cken Statu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pped Amphora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Egg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ied Starfish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Gadge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vish Hel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lvish Jewelry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ss Shard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Mas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Relic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utilus Fossil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namental Fan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m Foss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Handax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Rib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capul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kul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ibi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ool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Vertebr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re Disc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Cog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oon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ur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Han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Ta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Green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Yellow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lobit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Artisan Goods</text:p>
          </table:table-cell>
          <table:table-cell table:style-name="ce27" office:value-type="string" calcext:value-type="string">
            <text:p>Base</text:p>
          </table:table-cell>
          <table:table-cell table:style-name="ce27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ged Roe (Albacore)</text:p>
          </table:table-cell>
          <table:table-cell office:value-type="float" office:value="75" calcext:value-type="float">
            <text:p>75</text:p>
          </table:table-cell>
          <table:table-cell table:formula="of:=30+FLOOR([.$B320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Anchovy)</text:p>
          </table:table-cell>
          <table:table-cell office:value-type="float" office:value="30" calcext:value-type="float">
            <text:p>30</text:p>
          </table:table-cell>
          <table:table-cell table:formula="of:=30+FLOOR([.$B321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Blobfish)</text:p>
          </table:table-cell>
          <table:table-cell office:value-type="float" office:value="500" calcext:value-type="float">
            <text:p>500</text:p>
          </table:table-cell>
          <table:table-cell table:formula="of:=30+FLOOR([.$B322]/2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lue Discus)</text:p>
          </table:table-cell>
          <table:table-cell office:value-type="float" office:value="120" calcext:value-type="float">
            <text:p>120</text:p>
          </table:table-cell>
          <table:table-cell table:formula="of:=30+FLOOR([.$B323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ream)</text:p>
          </table:table-cell>
          <table:table-cell office:value-type="float" office:value="45" calcext:value-type="float">
            <text:p>45</text:p>
          </table:table-cell>
          <table:table-cell table:formula="of:=30+FLOOR([.$B324]/2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ullhead)</text:p>
          </table:table-cell>
          <table:table-cell office:value-type="float" office:value="75" calcext:value-type="float">
            <text:p>75</text:p>
          </table:table-cell>
          <table:table-cell table:formula="of:=30+FLOOR([.$B325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arp)</text:p>
          </table:table-cell>
          <table:table-cell office:value-type="float" office:value="30" calcext:value-type="float">
            <text:p>30</text:p>
          </table:table-cell>
          <table:table-cell table:formula="of:=30+FLOOR([.$B326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atfish)</text:p>
          </table:table-cell>
          <table:table-cell office:value-type="float" office:value="200" calcext:value-type="float">
            <text:p>200</text:p>
          </table:table-cell>
          <table:table-cell table:formula="of:=30+FLOOR([.$B327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hub)</text:p>
          </table:table-cell>
          <table:table-cell office:value-type="float" office:value="50" calcext:value-type="float">
            <text:p>50</text:p>
          </table:table-cell>
          <table:table-cell table:formula="of:=30+FLOOR([.$B328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ockle)</text:p>
          </table:table-cell>
          <table:table-cell office:value-type="float" office:value="50" calcext:value-type="float">
            <text:p>50</text:p>
          </table:table-cell>
          <table:table-cell table:formula="of:=30+FLOOR([.$B329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rab)</text:p>
          </table:table-cell>
          <table:table-cell office:value-type="float" office:value="100" calcext:value-type="float">
            <text:p>100</text:p>
          </table:table-cell>
          <table:table-cell table:formula="of:=30+FLOOR([.$B330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rayfish)</text:p>
          </table:table-cell>
          <table:table-cell office:value-type="float" office:value="75" calcext:value-type="float">
            <text:p>75</text:p>
          </table:table-cell>
          <table:table-cell table:formula="of:=30+FLOOR([.$B331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Dorado)</text:p>
          </table:table-cell>
          <table:table-cell office:value-type="float" office:value="100" calcext:value-type="float">
            <text:p>100</text:p>
          </table:table-cell>
          <table:table-cell table:formula="of:=30+FLOOR([.$B33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Eel)</text:p>
          </table:table-cell>
          <table:table-cell office:value-type="float" office:value="85" calcext:value-type="float">
            <text:p>85</text:p>
          </table:table-cell>
          <table:table-cell table:formula="of:=30+FLOOR([.$B333]/2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Flounder)</text:p>
          </table:table-cell>
          <table:table-cell office:value-type="float" office:value="100" calcext:value-type="float">
            <text:p>100</text:p>
          </table:table-cell>
          <table:table-cell table:formula="of:=30+FLOOR([.$B334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Ghostfish)</text:p>
          </table:table-cell>
          <table:table-cell office:value-type="float" office:value="45" calcext:value-type="float">
            <text:p>45</text:p>
          </table:table-cell>
          <table:table-cell table:formula="of:=30+FLOOR([.$B335]/2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Halibut)</text:p>
          </table:table-cell>
          <table:table-cell office:value-type="float" office:value="80" calcext:value-type="float">
            <text:p>80</text:p>
          </table:table-cell>
          <table:table-cell table:formula="of:=30+FLOOR([.$B336]/2)" office:value-type="float" office:value="70" calcext:value-type="float">
            <text:p>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Herring)</text:p>
          </table:table-cell>
          <table:table-cell office:value-type="float" office:value="30" calcext:value-type="float">
            <text:p>30</text:p>
          </table:table-cell>
          <table:table-cell table:formula="of:=30+FLOOR([.$B337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Ice Pip)</text:p>
          </table:table-cell>
          <table:table-cell office:value-type="float" office:value="500" calcext:value-type="float">
            <text:p>500</text:p>
          </table:table-cell>
          <table:table-cell table:formula="of:=30+FLOOR([.$B338]/2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argemouth Bass)</text:p>
          </table:table-cell>
          <table:table-cell office:value-type="float" office:value="100" calcext:value-type="float">
            <text:p>100</text:p>
          </table:table-cell>
          <table:table-cell table:formula="of:=30+FLOOR([.$B339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ava Eel)</text:p>
          </table:table-cell>
          <table:table-cell office:value-type="float" office:value="700" calcext:value-type="float">
            <text:p>700</text:p>
          </table:table-cell>
          <table:table-cell table:formula="of:=30+FLOOR([.$B340]/2)"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ingcod)</text:p>
          </table:table-cell>
          <table:table-cell office:value-type="float" office:value="120" calcext:value-type="float">
            <text:p>120</text:p>
          </table:table-cell>
          <table:table-cell table:formula="of:=30+FLOOR([.$B341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ionfish)</text:p>
          </table:table-cell>
          <table:table-cell office:value-type="float" office:value="100" calcext:value-type="float">
            <text:p>100</text:p>
          </table:table-cell>
          <table:table-cell table:formula="of:=30+FLOOR([.$B34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obster)</text:p>
          </table:table-cell>
          <table:table-cell office:value-type="float" office:value="120" calcext:value-type="float">
            <text:p>120</text:p>
          </table:table-cell>
          <table:table-cell table:formula="of:=30+FLOOR([.$B343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Midnight Carp)</text:p>
          </table:table-cell>
          <table:table-cell office:value-type="float" office:value="150" calcext:value-type="float">
            <text:p>150</text:p>
          </table:table-cell>
          <table:table-cell table:formula="of:=30+FLOOR([.$B344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Mussel)</text:p>
          </table:table-cell>
          <table:table-cell office:value-type="float" office:value="30" calcext:value-type="float">
            <text:p>30</text:p>
          </table:table-cell>
          <table:table-cell table:formula="of:=30+FLOOR([.$B345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Octopus)</text:p>
          </table:table-cell>
          <table:table-cell office:value-type="float" office:value="150" calcext:value-type="float">
            <text:p>150</text:p>
          </table:table-cell>
          <table:table-cell table:formula="of:=30+FLOOR([.$B346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Oyster)</text:p>
          </table:table-cell>
          <table:table-cell office:value-type="float" office:value="40" calcext:value-type="float">
            <text:p>40</text:p>
          </table:table-cell>
          <table:table-cell table:formula="of:=30+FLOOR([.$B347]/2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erch)</text:p>
          </table:table-cell>
          <table:table-cell office:value-type="float" office:value="55" calcext:value-type="float">
            <text:p>55</text:p>
          </table:table-cell>
          <table:table-cell table:formula="of:=30+FLOOR([.$B348]/2)" office:value-type="float" office:value="57" calcext:value-type="float">
            <text:p>5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eriwinkle)</text:p>
          </table:table-cell>
          <table:table-cell office:value-type="float" office:value="20" calcext:value-type="float">
            <text:p>20</text:p>
          </table:table-cell>
          <table:table-cell table:formula="of:=30+FLOOR([.$B349]/2)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ike)</text:p>
          </table:table-cell>
          <table:table-cell office:value-type="float" office:value="100" calcext:value-type="float">
            <text:p>100</text:p>
          </table:table-cell>
          <table:table-cell table:formula="of:=30+FLOOR([.$B350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ufferfish)</text:p>
          </table:table-cell>
          <table:table-cell office:value-type="float" office:value="200" calcext:value-type="float">
            <text:p>200</text:p>
          </table:table-cell>
          <table:table-cell table:formula="of:=30+FLOOR([.$B351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ainbow Trout)</text:p>
          </table:table-cell>
          <table:table-cell office:value-type="float" office:value="65" calcext:value-type="float">
            <text:p>65</text:p>
          </table:table-cell>
          <table:table-cell table:formula="of:=30+FLOOR([.$B352]/2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ed Mullet)</text:p>
          </table:table-cell>
          <table:table-cell office:value-type="float" office:value="75" calcext:value-type="float">
            <text:p>75</text:p>
          </table:table-cell>
          <table:table-cell table:formula="of:=30+FLOOR([.$B353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ed Snapper)</text:p>
          </table:table-cell>
          <table:table-cell office:value-type="float" office:value="50" calcext:value-type="float">
            <text:p>50</text:p>
          </table:table-cell>
          <table:table-cell table:formula="of:=30+FLOOR([.$B354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Salmon)</text:p>
          </table:table-cell>
          <table:table-cell office:value-type="float" office:value="75" calcext:value-type="float">
            <text:p>75</text:p>
          </table:table-cell>
          <table:table-cell table:formula="of:=30+FLOOR([.$B355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andfish)</text:p>
          </table:table-cell>
          <table:table-cell office:value-type="float" office:value="75" calcext:value-type="float">
            <text:p>75</text:p>
          </table:table-cell>
          <table:table-cell table:formula="of:=30+FLOOR([.$B356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ardine)</text:p>
          </table:table-cell>
          <table:table-cell office:value-type="float" office:value="40" calcext:value-type="float">
            <text:p>40</text:p>
          </table:table-cell>
          <table:table-cell table:formula="of:=30+FLOOR([.$B357]/2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corpion Carp)</text:p>
          </table:table-cell>
          <table:table-cell office:value-type="float" office:value="150" calcext:value-type="float">
            <text:p>150</text:p>
          </table:table-cell>
          <table:table-cell table:formula="of:=30+FLOOR([.$B358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ea Cucumber)</text:p>
          </table:table-cell>
          <table:table-cell office:value-type="float" office:value="75" calcext:value-type="float">
            <text:p>75</text:p>
          </table:table-cell>
          <table:table-cell table:formula="of:=30+FLOOR([.$B359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had)</text:p>
          </table:table-cell>
          <table:table-cell office:value-type="float" office:value="60" calcext:value-type="float">
            <text:p>60</text:p>
          </table:table-cell>
          <table:table-cell table:formula="of:=30+FLOOR([.$B360]/2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hrimp)</text:p>
          </table:table-cell>
          <table:table-cell office:value-type="float" office:value="60" calcext:value-type="float">
            <text:p>60</text:p>
          </table:table-cell>
          <table:table-cell table:formula="of:=30+FLOOR([.$B361]/2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limejack)</text:p>
          </table:table-cell>
          <table:table-cell office:value-type="float" office:value="100" calcext:value-type="float">
            <text:p>100</text:p>
          </table:table-cell>
          <table:table-cell table:formula="of:=30+FLOOR([.$B36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mallmouth Bass)</text:p>
          </table:table-cell>
          <table:table-cell office:value-type="float" office:value="50" calcext:value-type="float">
            <text:p>50</text:p>
          </table:table-cell>
          <table:table-cell table:formula="of:=30+FLOOR([.$B363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nail)</text:p>
          </table:table-cell>
          <table:table-cell office:value-type="float" office:value="65" calcext:value-type="float">
            <text:p>65</text:p>
          </table:table-cell>
          <table:table-cell table:formula="of:=30+FLOOR([.$B364]/2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pook Fish)</text:p>
          </table:table-cell>
          <table:table-cell office:value-type="float" office:value="220" calcext:value-type="float">
            <text:p>220</text:p>
          </table:table-cell>
          <table:table-cell table:formula="of:=30+FLOOR([.$B365]/2)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ingray)</text:p>
          </table:table-cell>
          <table:table-cell office:value-type="float" office:value="180" calcext:value-type="float">
            <text:p>180</text:p>
          </table:table-cell>
          <table:table-cell table:formula="of:=30+FLOOR([.$B366]/2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onefish)</text:p>
          </table:table-cell>
          <table:table-cell office:value-type="float" office:value="300" calcext:value-type="float">
            <text:p>300</text:p>
          </table:table-cell>
          <table:table-cell table:formula="of:=30+FLOOR([.$B367]/2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urgeon)</text:p>
          </table:table-cell>
          <table:table-cell office:value-type="float" office:value="200" calcext:value-type="float">
            <text:p>200</text:p>
          </table:table-cell>
          <table:table-cell table:formula="of:=30+FLOOR([.$B368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unfish)</text:p>
          </table:table-cell>
          <table:table-cell office:value-type="float" office:value="30" calcext:value-type="float">
            <text:p>30</text:p>
          </table:table-cell>
          <table:table-cell table:formula="of:=30+FLOOR([.$B369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uper Cucumber)</text:p>
          </table:table-cell>
          <table:table-cell office:value-type="float" office:value="250" calcext:value-type="float">
            <text:p>250</text:p>
          </table:table-cell>
          <table:table-cell table:formula="of:=30+FLOOR([.$B370]/2)" office:value-type="float" office:value="155" calcext:value-type="float">
            <text:p>1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iger Trout)</text:p>
          </table:table-cell>
          <table:table-cell office:value-type="float" office:value="150" calcext:value-type="float">
            <text:p>150</text:p>
          </table:table-cell>
          <table:table-cell table:formula="of:=30+FLOOR([.$B371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ilapia)</text:p>
          </table:table-cell>
          <table:table-cell office:value-type="float" office:value="75" calcext:value-type="float">
            <text:p>75</text:p>
          </table:table-cell>
          <table:table-cell table:formula="of:=30+FLOOR([.$B372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una)</text:p>
          </table:table-cell>
          <table:table-cell office:value-type="float" office:value="100" calcext:value-type="float">
            <text:p>100</text:p>
          </table:table-cell>
          <table:table-cell table:formula="of:=30+FLOOR([.$B373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Void Salmon)</text:p>
          </table:table-cell>
          <table:table-cell office:value-type="float" office:value="150" calcext:value-type="float">
            <text:p>150</text:p>
          </table:table-cell>
          <table:table-cell table:formula="of:=30+FLOOR([.$B374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Walleye)</text:p>
          </table:table-cell>
          <table:table-cell office:value-type="float" office:value="105" calcext:value-type="float">
            <text:p>105</text:p>
          </table:table-cell>
          <table:table-cell table:formula="of:=30+FLOOR([.$B375]/2)" office:value-type="float" office:value="82" calcext:value-type="float">
            <text:p>8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Woodskip)</text:p>
          </table:table-cell>
          <table:table-cell office:value-type="float" office:value="75" calcext:value-type="float">
            <text:p>75</text:p>
          </table:table-cell>
          <table:table-cell table:formula="of:=30+FLOOR([.$B376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er</text:p>
          </table:table-cell>
          <table:table-cell office:value-type="float" office:value="200" calcext:value-type="float">
            <text:p>200</text:p>
          </table:table-cell>
          <table:table-cell table:formula="of:=FLOOR([.$B377]*[.C$3])" office:value-type="float" office:value="200" calcext:value-type="float">
            <text:p>200</text:p>
          </table:table-cell>
          <table:table-cell table:formula="of:=FLOOR([.$B377]*[.D$3])" office:value-type="float" office:value="250" calcext:value-type="float">
            <text:p>250</text:p>
          </table:table-cell>
          <table:table-cell table:formula="of:=FLOOR([.$B377]*[.E$3])" office:value-type="float" office:value="300" calcext:value-type="float">
            <text:p>300</text:p>
          </table:table-cell>
          <table:table-cell table:formula="of:=FLOOR([.$B377]*[.F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ia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230" calcext:value-type="float">
            <text:p>230</text:p>
          </table:table-cell>
          <table:table-cell table:formula="of:=FLOOR([.$B379]*[.C$3])" office:value-type="float" office:value="230" calcext:value-type="float">
            <text:p>230</text:p>
          </table:table-cell>
          <table:table-cell table:formula="of:=FLOOR([.$B379]*[.D$3])" office:value-type="float" office:value="287" calcext:value-type="float">
            <text:p>287</text:p>
          </table:table-cell>
          <table:table-cell table:formula="of:=FLOOR([.$B379]*[.E$3])" office:value-type="float" office:value="345" calcext:value-type="float">
            <text:p>345</text:p>
          </table:table-cell>
          <table:table-cell table:formula="of:=FLOOR([.$B379]*[.F$3])" office:value-type="float" office:value="460" calcext:value-type="float">
            <text:p>4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oth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ffe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Mayonnaise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uck Mayonnaise</text:p>
          </table:table-cell>
          <table:table-cell/>
          <table:table-cell office:value-type="float" office:value="375" calcext:value-type="float">
            <text:p>3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400" calcext:value-type="float">
            <text:p>400</text:p>
          </table:table-cell>
          <table:table-cell table:formula="of:=FLOOR([.$B384]*[.C$3])" office:value-type="float" office:value="400" calcext:value-type="float">
            <text:p>400</text:p>
          </table:table-cell>
          <table:table-cell table:formula="of:=FLOOR([.$B384]*[.D$3])" office:value-type="float" office:value="500" calcext:value-type="float">
            <text:p>500</text:p>
          </table:table-cell>
          <table:table-cell table:formula="of:=FLOOR([.$B384]*[.E$3])" office:value-type="float" office:value="600" calcext:value-type="float">
            <text:p>600</text:p>
          </table:table-cell>
          <table:table-cell table:formula="of:=FLOOR([.$B384]*[.F$3])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Te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Blue Jazz)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Fairy Rose)</text:p>
          </table:table-cell>
          <table:table-cell/>
          <table:table-cell office:value-type="float" office:value="680" calcext:value-type="float">
            <text:p>6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Poppy)</text:p>
          </table:table-cell>
          <table:table-cell/>
          <table:table-cell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mmer Spangle)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nflower)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Tulip)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Wild)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ncient Fruit)</text:p>
          </table:table-cell>
          <table:table-cell office:value-type="float" office:value="550" calcext:value-type="float">
            <text:p>550</text:p>
          </table:table-cell>
          <table:table-cell table:formula="of:=FLOOR([.$B393]*2)+50" office:value-type="float" office:value="1150" calcext:value-type="float">
            <text:p>1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ple)</text:p>
          </table:table-cell>
          <table:table-cell office:value-type="float" office:value="100" calcext:value-type="float">
            <text:p>100</text:p>
          </table:table-cell>
          <table:table-cell table:formula="of:=FLOOR([.$B394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ricot)</text:p>
          </table:table-cell>
          <table:table-cell office:value-type="float" office:value="50" calcext:value-type="float">
            <text:p>50</text:p>
          </table:table-cell>
          <table:table-cell table:formula="of:=FLOOR([.$B395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anana)</text:p>
          </table:table-cell>
          <table:table-cell office:value-type="float" office:value="150" calcext:value-type="float">
            <text:p>150</text:p>
          </table:table-cell>
          <table:table-cell table:formula="of:=FLOOR([.$B396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ackberry)</text:p>
          </table:table-cell>
          <table:table-cell office:value-type="float" office:value="20" calcext:value-type="float">
            <text:p>20</text:p>
          </table:table-cell>
          <table:table-cell table:formula="of:=FLOOR([.$B397]*2)+50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ueberry)</text:p>
          </table:table-cell>
          <table:table-cell office:value-type="float" office:value="50" calcext:value-type="float">
            <text:p>50</text:p>
          </table:table-cell>
          <table:table-cell table:formula="of:=FLOOR([.$B398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actus Fruit)</text:p>
          </table:table-cell>
          <table:table-cell office:value-type="float" office:value="75" calcext:value-type="float">
            <text:p>75</text:p>
          </table:table-cell>
          <table:table-cell table:formula="of:=FLOOR([.$B399]*2)+50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herry)</text:p>
          </table:table-cell>
          <table:table-cell office:value-type="float" office:value="80" calcext:value-type="float">
            <text:p>80</text:p>
          </table:table-cell>
          <table:table-cell table:formula="of:=FLOOR([.$B400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oconut)</text:p>
          </table:table-cell>
          <table:table-cell office:value-type="float" office:value="100" calcext:value-type="float">
            <text:p>100</text:p>
          </table:table-cell>
          <table:table-cell table:formula="of:=FLOOR([.$B401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anberries)</text:p>
          </table:table-cell>
          <table:table-cell office:value-type="float" office:value="75" calcext:value-type="float">
            <text:p>75</text:p>
          </table:table-cell>
          <table:table-cell table:formula="of:=FLOOR([.$B402]*2)+50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ystal Fruit)</text:p>
          </table:table-cell>
          <table:table-cell office:value-type="float" office:value="150" calcext:value-type="float">
            <text:p>150</text:p>
          </table:table-cell>
          <table:table-cell table:formula="of:=FLOOR([.$B403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Grape)</text:p>
          </table:table-cell>
          <table:table-cell office:value-type="float" office:value="80" calcext:value-type="float">
            <text:p>80</text:p>
          </table:table-cell>
          <table:table-cell table:formula="of:=FLOOR([.$B404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Hot Pepper)</text:p>
          </table:table-cell>
          <table:table-cell office:value-type="float" office:value="40" calcext:value-type="float">
            <text:p>40</text:p>
          </table:table-cell>
          <table:table-cell table:formula="of:=FLOOR([.$B405]*2)+50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ango)</text:p>
          </table:table-cell>
          <table:table-cell office:value-type="float" office:value="130" calcext:value-type="float">
            <text:p>130</text:p>
          </table:table-cell>
          <table:table-cell table:formula="of:=FLOOR([.$B406]*2)+50" office:value-type="float" office:value="310" calcext:value-type="float">
            <text:p>3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elon)</text:p>
          </table:table-cell>
          <table:table-cell office:value-type="float" office:value="250" calcext:value-type="float">
            <text:p>250</text:p>
          </table:table-cell>
          <table:table-cell table:formula="of:=FLOOR([.$B407]*2)+50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Orange)</text:p>
          </table:table-cell>
          <table:table-cell office:value-type="float" office:value="100" calcext:value-type="float">
            <text:p>100</text:p>
          </table:table-cell>
          <table:table-cell table:formula="of:=FLOOR([.$B408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each)</text:p>
          </table:table-cell>
          <table:table-cell office:value-type="float" office:value="140" calcext:value-type="float">
            <text:p>140</text:p>
          </table:table-cell>
          <table:table-cell table:formula="of:=FLOOR([.$B409]*2)+50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ineapple)</text:p>
          </table:table-cell>
          <table:table-cell office:value-type="float" office:value="300" calcext:value-type="float">
            <text:p>300</text:p>
          </table:table-cell>
          <table:table-cell table:formula="of:=FLOOR([.$B410]*2)+50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omegranate)</text:p>
          </table:table-cell>
          <table:table-cell office:value-type="float" office:value="140" calcext:value-type="float">
            <text:p>140</text:p>
          </table:table-cell>
          <table:table-cell table:formula="of:=FLOOR([.$B411]*2)+50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Rhubarb)</text:p>
          </table:table-cell>
          <table:table-cell office:value-type="float" office:value="220" calcext:value-type="float">
            <text:p>220</text:p>
          </table:table-cell>
          <table:table-cell table:formula="of:=FLOOR([.$B412]*2)+50" office:value-type="float" office:value="490" calcext:value-type="float">
            <text:p>4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almonberry)</text:p>
          </table:table-cell>
          <table:table-cell office:value-type="float" office:value="5" calcext:value-type="float">
            <text:p>5</text:p>
          </table:table-cell>
          <table:table-cell table:formula="of:=FLOOR([.$B413]*2)+50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pice Berry)</text:p>
          </table:table-cell>
          <table:table-cell office:value-type="float" office:value="80" calcext:value-type="float">
            <text:p>80</text:p>
          </table:table-cell>
          <table:table-cell table:formula="of:=FLOOR([.$B414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arfruit)</text:p>
          </table:table-cell>
          <table:table-cell office:value-type="float" office:value="750" calcext:value-type="float">
            <text:p>750</text:p>
          </table:table-cell>
          <table:table-cell table:formula="of:=FLOOR([.$B415]*2)+50" office:value-type="float" office:value="1550" calcext:value-type="float">
            <text:p>1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rawberry)</text:p>
          </table:table-cell>
          <table:table-cell office:value-type="float" office:value="120" calcext:value-type="float">
            <text:p>120</text:p>
          </table:table-cell>
          <table:table-cell table:formula="of:=FLOOR([.$B416]*2)+50" office:value-type="float" office:value="290" calcext:value-type="float">
            <text:p>2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Wild Plum)</text:p>
          </table:table-cell>
          <table:table-cell office:value-type="float" office:value="80" calcext:value-type="float">
            <text:p>80</text:p>
          </table:table-cell>
          <table:table-cell table:formula="of:=FLOOR([.$B417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maranth)</text:p>
          </table:table-cell>
          <table:table-cell office:value-type="float" office:value="150" calcext:value-type="float">
            <text:p>150</text:p>
          </table:table-cell>
          <table:table-cell table:formula="of:=FLOOR(FLOOR(FLOOR([.$B418]*2.25)*[.C$3])*[.$K$3])" office:value-type="float" office:value="337" calcext:value-type="float">
            <text:p>33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rtichoke)</text:p>
          </table:table-cell>
          <table:table-cell office:value-type="float" office:value="160" calcext:value-type="float">
            <text:p>160</text:p>
          </table:table-cell>
          <table:table-cell table:formula="of:=FLOOR(FLOOR(FLOOR([.$B419]*2.25)*[.C$3])*[.$K$3])" office:value-type="float" office:value="360" calcext:value-type="float">
            <text:p>3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eet)</text:p>
          </table:table-cell>
          <table:table-cell office:value-type="float" office:value="100" calcext:value-type="float">
            <text:p>100</text:p>
          </table:table-cell>
          <table:table-cell table:formula="of:=FLOOR(FLOOR(FLOOR([.$B420]*2.25)*[.C$3])*[.$K$3])"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ok Choy)</text:p>
          </table:table-cell>
          <table:table-cell office:value-type="float" office:value="80" calcext:value-type="float">
            <text:p>80</text:p>
          </table:table-cell>
          <table:table-cell table:formula="of:=FLOOR(FLOOR(FLOOR([.$B421]*2.25)*[.C$3])*[.$K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auliflower)</text:p>
          </table:table-cell>
          <table:table-cell office:value-type="float" office:value="175" calcext:value-type="float">
            <text:p>175</text:p>
          </table:table-cell>
          <table:table-cell table:formula="of:=FLOOR(FLOOR(FLOOR([.$B422]*2.25)*[.C$3])*[.$K$3])" office:value-type="float" office:value="393" calcext:value-type="float">
            <text:p>39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orn)</text:p>
          </table:table-cell>
          <table:table-cell office:value-type="float" office:value="50" calcext:value-type="float">
            <text:p>50</text:p>
          </table:table-cell>
          <table:table-cell table:formula="of:=FLOOR(FLOOR(FLOOR([.$B423]*2.25)*[.C$3])*[.$K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Eggplant)</text:p>
          </table:table-cell>
          <table:table-cell office:value-type="float" office:value="60" calcext:value-type="float">
            <text:p>60</text:p>
          </table:table-cell>
          <table:table-cell table:formula="of:=FLOOR(FLOOR(FLOOR([.$B424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Fiddlehead Fern)</text:p>
          </table:table-cell>
          <table:table-cell office:value-type="float" office:value="90" calcext:value-type="float">
            <text:p>90</text:p>
          </table:table-cell>
          <table:table-cell table:formula="of:=FLOOR(FLOOR(FLOOR([.$B425]*2.25)*[.C$3])*[.$K$3])" office:value-type="float" office:value="202" calcext:value-type="float">
            <text:p>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arlic)</text:p>
          </table:table-cell>
          <table:table-cell office:value-type="float" office:value="60" calcext:value-type="float">
            <text:p>60</text:p>
          </table:table-cell>
          <table:table-cell table:formula="of:=FLOOR(FLOOR(FLOOR([.$B426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reen Bean)</text:p>
          </table:table-cell>
          <table:table-cell office:value-type="float" office:value="40" calcext:value-type="float">
            <text:p>40</text:p>
          </table:table-cell>
          <table:table-cell table:formula="of:=FLOOR(FLOOR(FLOOR([.$B427]*2.25)*[.C$3])*[.$K$3]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Hops)</text:p>
          </table:table-cell>
          <table:table-cell office:value-type="float" office:value="25" calcext:value-type="float">
            <text:p>25</text:p>
          </table:table-cell>
          <table:table-cell table:formula="of:=FLOOR(FLOOR(FLOOR([.$B428]*2.25)*[.C$3])*[.$K$3])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Kale)</text:p>
          </table:table-cell>
          <table:table-cell office:value-type="float" office:value="110" calcext:value-type="float">
            <text:p>110</text:p>
          </table:table-cell>
          <table:table-cell table:formula="of:=FLOOR(FLOOR(FLOOR([.$B429]*2.25)*[.C$3])*[.$K$3])" office:value-type="float" office:value="247" calcext:value-type="float">
            <text:p>24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arsnip)</text:p>
          </table:table-cell>
          <table:table-cell office:value-type="float" office:value="35" calcext:value-type="float">
            <text:p>35</text:p>
          </table:table-cell>
          <table:table-cell table:formula="of:=FLOOR(FLOOR(FLOOR([.$B430]*2.25)*[.C$3])*[.$K$3])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otato)</text:p>
          </table:table-cell>
          <table:table-cell office:value-type="float" office:value="80" calcext:value-type="float">
            <text:p>80</text:p>
          </table:table-cell>
          <table:table-cell table:formula="of:=FLOOR(FLOOR(FLOOR([.$B431]*2.25)*[.C$3])*[.$K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umpkin)</text:p>
          </table:table-cell>
          <table:table-cell office:value-type="float" office:value="320" calcext:value-type="float">
            <text:p>320</text:p>
          </table:table-cell>
          <table:table-cell table:formula="of:=FLOOR(FLOOR(FLOOR([.$B432]*2.25)*[.C$3])*[.$K$3])" office:value-type="float" office:value="720" calcext:value-type="float">
            <text:p>7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adish)</text:p>
          </table:table-cell>
          <table:table-cell office:value-type="float" office:value="90" calcext:value-type="float">
            <text:p>90</text:p>
          </table:table-cell>
          <table:table-cell table:formula="of:=FLOOR(FLOOR(FLOOR([.$B433]*2.25)*[.C$3])*[.$K$3])" office:value-type="float" office:value="202" calcext:value-type="float">
            <text:p>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ed Cabbage)</text:p>
          </table:table-cell>
          <table:table-cell office:value-type="float" office:value="260" calcext:value-type="float">
            <text:p>260</text:p>
          </table:table-cell>
          <table:table-cell table:formula="of:=FLOOR(FLOOR(FLOOR([.$B434]*2.25)*[.C$3])*[.$K$3])" office:value-type="float" office:value="585" calcext:value-type="float">
            <text:p>5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aro Root)</text:p>
          </table:table-cell>
          <table:table-cell office:value-type="float" office:value="100" calcext:value-type="float">
            <text:p>100</text:p>
          </table:table-cell>
          <table:table-cell table:formula="of:=FLOOR(FLOOR(FLOOR([.$B435]*2.25)*[.C$3])*[.$K$3])"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ea Leaves)</text:p>
          </table:table-cell>
          <table:table-cell office:value-type="float" office:value="50" calcext:value-type="float">
            <text:p>50</text:p>
          </table:table-cell>
          <table:table-cell table:formula="of:=FLOOR(FLOOR(FLOOR([.$B436]*2.25)*[.C$3])*[.$K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omato)</text:p>
          </table:table-cell>
          <table:table-cell office:value-type="float" office:value="60" calcext:value-type="float">
            <text:p>60</text:p>
          </table:table-cell>
          <table:table-cell table:formula="of:=FLOOR(FLOOR(FLOOR([.$B437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Unmilled Rice)</text:p>
          </table:table-cell>
          <table:table-cell office:value-type="float" office:value="30" calcext:value-type="float">
            <text:p>30</text:p>
          </table:table-cell>
          <table:table-cell table:formula="of:=FLOOR(FLOOR(FLOOR([.$B438]*2.25)*[.C$3])*[.$K$3]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Wheat)</text:p>
          </table:table-cell>
          <table:table-cell office:value-type="float" office:value="25" calcext:value-type="float">
            <text:p>25</text:p>
          </table:table-cell>
          <table:table-cell table:formula="of:=FLOOR(FLOOR(FLOOR([.$B439]*2.25)*[.C$3])*[.$K$3])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Yam)</text:p>
          </table:table-cell>
          <table:table-cell office:value-type="float" office:value="160" calcext:value-type="float">
            <text:p>160</text:p>
          </table:table-cell>
          <table:table-cell table:formula="of:=FLOOR(FLOOR(FLOOR([.$B440]*2.25)*[.C$3])*[.$K$3])" office:value-type="float" office:value="360" calcext:value-type="float">
            <text:p>3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yonnaise</text:p>
          </table:table-cell>
          <table:table-cell office:value-type="float" office:value="190" calcext:value-type="float">
            <text:p>190</text:p>
          </table:table-cell>
          <table:table-cell table:formula="of:=FLOOR([.$B441]*[.C$3])" office:value-type="float" office:value="190" calcext:value-type="float">
            <text:p>190</text:p>
          </table:table-cell>
          <table:table-cell table:formula="of:=FLOOR([.$B441]*[.D$3])" office:value-type="float" office:value="237" calcext:value-type="float">
            <text:p>237</text:p>
          </table:table-cell>
          <table:table-cell table:formula="of:=FLOOR([.$B441]*[.E$3])" office:value-type="float" office:value="285" calcext:value-type="float">
            <text:p>285</text:p>
          </table:table-cell>
          <table:table-cell table:formula="of:=FLOOR([.$B441]*[.F$3])" office:value-type="float" office:value="380" calcext:value-type="float">
            <text:p>3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ad</text:p>
          </table:table-cell>
          <table:table-cell office:value-type="float" office:value="200" calcext:value-type="float">
            <text:p>200</text:p>
          </table:table-cell>
          <table:table-cell table:formula="of:=FLOOR([.$B442]*[.C$3])" office:value-type="float" office:value="200" calcext:value-type="float">
            <text:p>200</text:p>
          </table:table-cell>
          <table:table-cell table:formula="of:=FLOOR([.$B442]*[.D$3])" office:value-type="float" office:value="250" calcext:value-type="float">
            <text:p>250</text:p>
          </table:table-cell>
          <table:table-cell table:formula="of:=FLOOR([.$B442]*[.E$3])" office:value-type="float" office:value="300" calcext:value-type="float">
            <text:p>300</text:p>
          </table:table-cell>
          <table:table-cell table:formula="of:=FLOOR([.$B442]*[.F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Al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[.$B444]*[.C$3])" office:value-type="float" office:value="300" calcext:value-type="float">
            <text:p>300</text:p>
          </table:table-cell>
          <table:table-cell table:formula="of:=FLOOR([.$B444]*[.D$3])" office:value-type="float" office:value="375" calcext:value-type="float">
            <text:p>375</text:p>
          </table:table-cell>
          <table:table-cell table:formula="of:=FLOOR([.$B444]*[.E$3])" office:value-type="float" office:value="450" calcext:value-type="float">
            <text:p>450</text:p>
          </table:table-cell>
          <table:table-cell table:formula="of:=FLOOR([.$B444]*[.F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ckles (Amaranth)</text:p>
          </table:table-cell>
          <table:table-cell office:value-type="float" office:value="150" calcext:value-type="float">
            <text:p>150</text:p>
          </table:table-cell>
          <table:table-cell table:formula="of:=FLOOR([.$B445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Artichoke)</text:p>
          </table:table-cell>
          <table:table-cell office:value-type="float" office:value="160" calcext:value-type="float">
            <text:p>160</text:p>
          </table:table-cell>
          <table:table-cell table:formula="of:=FLOOR([.$B446]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eet)</text:p>
          </table:table-cell>
          <table:table-cell office:value-type="float" office:value="100" calcext:value-type="float">
            <text:p>100</text:p>
          </table:table-cell>
          <table:table-cell table:formula="of:=FLOOR([.$B447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ok Choy)</text:p>
          </table:table-cell>
          <table:table-cell office:value-type="float" office:value="80" calcext:value-type="float">
            <text:p>80</text:p>
          </table:table-cell>
          <table:table-cell table:formula="of:=FLOOR([.$B448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auliflower)</text:p>
          </table:table-cell>
          <table:table-cell office:value-type="float" office:value="175" calcext:value-type="float">
            <text:p>175</text:p>
          </table:table-cell>
          <table:table-cell table:formula="of:=FLOOR([.$B449]*2)+50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orn)</text:p>
          </table:table-cell>
          <table:table-cell office:value-type="float" office:value="50" calcext:value-type="float">
            <text:p>50</text:p>
          </table:table-cell>
          <table:table-cell table:formula="of:=FLOOR([.$B450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Eggplant)</text:p>
          </table:table-cell>
          <table:table-cell office:value-type="float" office:value="60" calcext:value-type="float">
            <text:p>60</text:p>
          </table:table-cell>
          <table:table-cell table:formula="of:=FLOOR([.$B451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Fiddlehead Fern)</text:p>
          </table:table-cell>
          <table:table-cell office:value-type="float" office:value="90" calcext:value-type="float">
            <text:p>90</text:p>
          </table:table-cell>
          <table:table-cell table:formula="of:=FLOOR([.$B452]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arlic)</text:p>
          </table:table-cell>
          <table:table-cell office:value-type="float" office:value="60" calcext:value-type="float">
            <text:p>60</text:p>
          </table:table-cell>
          <table:table-cell table:formula="of:=FLOOR([.$B453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inger)</text:p>
          </table:table-cell>
          <table:table-cell office:value-type="float" office:value="60" calcext:value-type="float">
            <text:p>60</text:p>
          </table:table-cell>
          <table:table-cell table:formula="of:=FLOOR([.$B454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reen Bean)</text:p>
          </table:table-cell>
          <table:table-cell office:value-type="float" office:value="40" calcext:value-type="float">
            <text:p>40</text:p>
          </table:table-cell>
          <table:table-cell table:formula="of:=FLOOR([.$B455]*2)+50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Hops)</text:p>
          </table:table-cell>
          <table:table-cell office:value-type="float" office:value="25" calcext:value-type="float">
            <text:p>25</text:p>
          </table:table-cell>
          <table:table-cell table:formula="of:=FLOOR([.$B456]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Kale)</text:p>
          </table:table-cell>
          <table:table-cell office:value-type="float" office:value="110" calcext:value-type="float">
            <text:p>110</text:p>
          </table:table-cell>
          <table:table-cell table:formula="of:=FLOOR([.$B457]*2)+50"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arsnip)</text:p>
          </table:table-cell>
          <table:table-cell office:value-type="float" office:value="35" calcext:value-type="float">
            <text:p>35</text:p>
          </table:table-cell>
          <table:table-cell table:formula="of:=FLOOR([.$B458]*2)+50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otato)</text:p>
          </table:table-cell>
          <table:table-cell office:value-type="float" office:value="80" calcext:value-type="float">
            <text:p>80</text:p>
          </table:table-cell>
          <table:table-cell table:formula="of:=FLOOR([.$B459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umpkin)</text:p>
          </table:table-cell>
          <table:table-cell office:value-type="float" office:value="320" calcext:value-type="float">
            <text:p>320</text:p>
          </table:table-cell>
          <table:table-cell table:formula="of:=FLOOR([.$B460]*2)+50" office:value-type="float" office:value="690" calcext:value-type="float">
            <text:p>6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adish)</text:p>
          </table:table-cell>
          <table:table-cell office:value-type="float" office:value="90" calcext:value-type="float">
            <text:p>90</text:p>
          </table:table-cell>
          <table:table-cell table:formula="of:=FLOOR([.$B461]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ed Cabbage)</text:p>
          </table:table-cell>
          <table:table-cell office:value-type="float" office:value="260" calcext:value-type="float">
            <text:p>260</text:p>
          </table:table-cell>
          <table:table-cell table:formula="of:=FLOOR([.$B462]*2)+50" office:value-type="float" office:value="570" calcext:value-type="float">
            <text:p>5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aro Root)</text:p>
          </table:table-cell>
          <table:table-cell office:value-type="float" office:value="100" calcext:value-type="float">
            <text:p>100</text:p>
          </table:table-cell>
          <table:table-cell table:formula="of:=FLOOR([.$B463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ea Leaves)</text:p>
          </table:table-cell>
          <table:table-cell office:value-type="float" office:value="50" calcext:value-type="float">
            <text:p>50</text:p>
          </table:table-cell>
          <table:table-cell table:formula="of:=FLOOR([.$B464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omato)</text:p>
          </table:table-cell>
          <table:table-cell office:value-type="float" office:value="60" calcext:value-type="float">
            <text:p>60</text:p>
          </table:table-cell>
          <table:table-cell table:formula="of:=FLOOR([.$B465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Unmilled Rice)</text:p>
          </table:table-cell>
          <table:table-cell office:value-type="float" office:value="30" calcext:value-type="float">
            <text:p>30</text:p>
          </table:table-cell>
          <table:table-cell table:formula="of:=FLOOR([.$B466]*2)+50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Wheat)</text:p>
          </table:table-cell>
          <table:table-cell office:value-type="float" office:value="25" calcext:value-type="float">
            <text:p>25</text:p>
          </table:table-cell>
          <table:table-cell table:formula="of:=FLOOR([.$B467]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Yam)</text:p>
          </table:table-cell>
          <table:table-cell office:value-type="float" office:value="160" calcext:value-type="float">
            <text:p>160</text:p>
          </table:table-cell>
          <table:table-cell table:formula="of:=FLOOR([.$B468]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uffle Oil</text:p>
          </table:table-cell>
          <table:table-cell/>
          <table:table-cell office:value-type="float" office:value="1065" calcext:value-type="float">
            <text:p>10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Mayonnaise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ne</text:p>
          </table:table-cell>
          <table:table-cell office:value-type="float" office:value="400" calcext:value-type="float">
            <text:p>400</text:p>
          </table:table-cell>
          <table:table-cell table:formula="of:=FLOOR([.$B471]*[.$K$3])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ne (Ancient Fruit)</text:p>
          </table:table-cell>
          <table:table-cell office:value-type="float" office:value="550" calcext:value-type="float">
            <text:p>550</text:p>
          </table:table-cell>
          <table:table-cell table:formula="of:=FLOOR(FLOOR(FLOOR([.$B472]*3)*[.C$3])*[.$K$3])" office:value-type="float" office:value="1650" calcext:value-type="float">
            <text:p>1650</text:p>
          </table:table-cell>
          <table:table-cell table:formula="of:=FLOOR(FLOOR(FLOOR([.$B472]*3)*[.D$3])*[.$K$3])" office:value-type="float" office:value="2062" calcext:value-type="float">
            <text:p>2062</text:p>
          </table:table-cell>
          <table:table-cell table:formula="of:=FLOOR(FLOOR(FLOOR([.$B472]*3)*[.E$3])*[.$K$3])" office:value-type="float" office:value="2475" calcext:value-type="float">
            <text:p>2475</text:p>
          </table:table-cell>
          <table:table-cell table:formula="of:=FLOOR(FLOOR(FLOOR([.$B472]*3)*[.F$3])*[.$K$3])" office:value-type="float" office:value="3300" calcext:value-type="float">
            <text:p>3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ple)</text:p>
          </table:table-cell>
          <table:table-cell office:value-type="float" office:value="100" calcext:value-type="float">
            <text:p>100</text:p>
          </table:table-cell>
          <table:table-cell table:formula="of:=FLOOR(FLOOR(FLOOR([.$B473]*3)*[.C$3])*[.$K$3])" office:value-type="float" office:value="300" calcext:value-type="float">
            <text:p>300</text:p>
          </table:table-cell>
          <table:table-cell table:formula="of:=FLOOR(FLOOR(FLOOR([.$B473]*3)*[.D$3])*[.$K$3])" office:value-type="float" office:value="375" calcext:value-type="float">
            <text:p>375</text:p>
          </table:table-cell>
          <table:table-cell table:formula="of:=FLOOR(FLOOR(FLOOR([.$B473]*3)*[.E$3])*[.$K$3])" office:value-type="float" office:value="450" calcext:value-type="float">
            <text:p>450</text:p>
          </table:table-cell>
          <table:table-cell table:formula="of:=FLOOR(FLOOR(FLOOR([.$B473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ricot)</text:p>
          </table:table-cell>
          <table:table-cell office:value-type="float" office:value="50" calcext:value-type="float">
            <text:p>50</text:p>
          </table:table-cell>
          <table:table-cell table:formula="of:=FLOOR(FLOOR(FLOOR([.$B474]*3)*[.C$3])*[.$K$3])" office:value-type="float" office:value="150" calcext:value-type="float">
            <text:p>150</text:p>
          </table:table-cell>
          <table:table-cell table:formula="of:=FLOOR(FLOOR(FLOOR([.$B474]*3)*[.D$3])*[.$K$3])" office:value-type="float" office:value="187" calcext:value-type="float">
            <text:p>187</text:p>
          </table:table-cell>
          <table:table-cell table:formula="of:=FLOOR(FLOOR(FLOOR([.$B474]*3)*[.E$3])*[.$K$3])" office:value-type="float" office:value="225" calcext:value-type="float">
            <text:p>225</text:p>
          </table:table-cell>
          <table:table-cell table:formula="of:=FLOOR(FLOOR(FLOOR([.$B474]*3)*[.F$3])*[.$K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anana)</text:p>
          </table:table-cell>
          <table:table-cell office:value-type="float" office:value="150" calcext:value-type="float">
            <text:p>150</text:p>
          </table:table-cell>
          <table:table-cell table:formula="of:=FLOOR(FLOOR(FLOOR([.$B475]*3)*[.C$3])*[.$K$3])" office:value-type="float" office:value="450" calcext:value-type="float">
            <text:p>450</text:p>
          </table:table-cell>
          <table:table-cell table:formula="of:=FLOOR(FLOOR(FLOOR([.$B475]*3)*[.D$3])*[.$K$3])" office:value-type="float" office:value="562" calcext:value-type="float">
            <text:p>562</text:p>
          </table:table-cell>
          <table:table-cell table:formula="of:=FLOOR(FLOOR(FLOOR([.$B475]*3)*[.E$3])*[.$K$3])" office:value-type="float" office:value="675" calcext:value-type="float">
            <text:p>675</text:p>
          </table:table-cell>
          <table:table-cell table:formula="of:=FLOOR(FLOOR(FLOOR([.$B475]*3)*[.F$3])*[.$K$3])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ackberry)</text:p>
          </table:table-cell>
          <table:table-cell office:value-type="float" office:value="20" calcext:value-type="float">
            <text:p>20</text:p>
          </table:table-cell>
          <table:table-cell table:formula="of:=FLOOR(FLOOR(FLOOR([.$B476]*3)*[.C$3])*[.$K$3])" office:value-type="float" office:value="60" calcext:value-type="float">
            <text:p>60</text:p>
          </table:table-cell>
          <table:table-cell table:formula="of:=FLOOR(FLOOR(FLOOR([.$B476]*3)*[.D$3])*[.$K$3])" office:value-type="float" office:value="75" calcext:value-type="float">
            <text:p>75</text:p>
          </table:table-cell>
          <table:table-cell table:formula="of:=FLOOR(FLOOR(FLOOR([.$B476]*3)*[.E$3])*[.$K$3])" office:value-type="float" office:value="90" calcext:value-type="float">
            <text:p>90</text:p>
          </table:table-cell>
          <table:table-cell table:formula="of:=FLOOR(FLOOR(FLOOR([.$B476]*3)*[.F$3])*[.$K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ueberry)</text:p>
          </table:table-cell>
          <table:table-cell office:value-type="float" office:value="50" calcext:value-type="float">
            <text:p>50</text:p>
          </table:table-cell>
          <table:table-cell table:formula="of:=FLOOR(FLOOR(FLOOR([.$B477]*3)*[.C$3])*[.$K$3])" office:value-type="float" office:value="150" calcext:value-type="float">
            <text:p>150</text:p>
          </table:table-cell>
          <table:table-cell table:formula="of:=FLOOR(FLOOR(FLOOR([.$B477]*3)*[.D$3])*[.$K$3])" office:value-type="float" office:value="187" calcext:value-type="float">
            <text:p>187</text:p>
          </table:table-cell>
          <table:table-cell table:formula="of:=FLOOR(FLOOR(FLOOR([.$B477]*3)*[.E$3])*[.$K$3])" office:value-type="float" office:value="225" calcext:value-type="float">
            <text:p>225</text:p>
          </table:table-cell>
          <table:table-cell table:formula="of:=FLOOR(FLOOR(FLOOR([.$B477]*3)*[.F$3])*[.$K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actus Fruit)</text:p>
          </table:table-cell>
          <table:table-cell office:value-type="float" office:value="75" calcext:value-type="float">
            <text:p>75</text:p>
          </table:table-cell>
          <table:table-cell table:formula="of:=FLOOR(FLOOR(FLOOR([.$B478]*3)*[.C$3])*[.$K$3])" office:value-type="float" office:value="225" calcext:value-type="float">
            <text:p>225</text:p>
          </table:table-cell>
          <table:table-cell table:formula="of:=FLOOR(FLOOR(FLOOR([.$B478]*3)*[.D$3])*[.$K$3])" office:value-type="float" office:value="281" calcext:value-type="float">
            <text:p>281</text:p>
          </table:table-cell>
          <table:table-cell table:formula="of:=FLOOR(FLOOR(FLOOR([.$B478]*3)*[.E$3])*[.$K$3])" office:value-type="float" office:value="337" calcext:value-type="float">
            <text:p>337</text:p>
          </table:table-cell>
          <table:table-cell table:formula="of:=FLOOR(FLOOR(FLOOR([.$B478]*3)*[.F$3])*[.$K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herry)</text:p>
          </table:table-cell>
          <table:table-cell office:value-type="float" office:value="80" calcext:value-type="float">
            <text:p>80</text:p>
          </table:table-cell>
          <table:table-cell table:formula="of:=FLOOR(FLOOR(FLOOR([.$B479]*3)*[.C$3])*[.$K$3])" office:value-type="float" office:value="240" calcext:value-type="float">
            <text:p>240</text:p>
          </table:table-cell>
          <table:table-cell table:formula="of:=FLOOR(FLOOR(FLOOR([.$B479]*3)*[.D$3])*[.$K$3])" office:value-type="float" office:value="300" calcext:value-type="float">
            <text:p>300</text:p>
          </table:table-cell>
          <table:table-cell table:formula="of:=FLOOR(FLOOR(FLOOR([.$B479]*3)*[.E$3])*[.$K$3])" office:value-type="float" office:value="360" calcext:value-type="float">
            <text:p>360</text:p>
          </table:table-cell>
          <table:table-cell table:formula="of:=FLOOR(FLOOR(FLOOR([.$B479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oconut)</text:p>
          </table:table-cell>
          <table:table-cell office:value-type="float" office:value="100" calcext:value-type="float">
            <text:p>100</text:p>
          </table:table-cell>
          <table:table-cell table:formula="of:=FLOOR(FLOOR(FLOOR([.$B480]*3)*[.C$3])*[.$K$3])" office:value-type="float" office:value="300" calcext:value-type="float">
            <text:p>300</text:p>
          </table:table-cell>
          <table:table-cell table:formula="of:=FLOOR(FLOOR(FLOOR([.$B480]*3)*[.D$3])*[.$K$3])" office:value-type="float" office:value="375" calcext:value-type="float">
            <text:p>375</text:p>
          </table:table-cell>
          <table:table-cell table:formula="of:=FLOOR(FLOOR(FLOOR([.$B480]*3)*[.E$3])*[.$K$3])" office:value-type="float" office:value="450" calcext:value-type="float">
            <text:p>450</text:p>
          </table:table-cell>
          <table:table-cell table:formula="of:=FLOOR(FLOOR(FLOOR([.$B480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anberries)</text:p>
          </table:table-cell>
          <table:table-cell office:value-type="float" office:value="75" calcext:value-type="float">
            <text:p>75</text:p>
          </table:table-cell>
          <table:table-cell table:formula="of:=FLOOR(FLOOR(FLOOR([.$B481]*3)*[.C$3])*[.$K$3])" office:value-type="float" office:value="225" calcext:value-type="float">
            <text:p>225</text:p>
          </table:table-cell>
          <table:table-cell table:formula="of:=FLOOR(FLOOR(FLOOR([.$B481]*3)*[.D$3])*[.$K$3])" office:value-type="float" office:value="281" calcext:value-type="float">
            <text:p>281</text:p>
          </table:table-cell>
          <table:table-cell table:formula="of:=FLOOR(FLOOR(FLOOR([.$B481]*3)*[.E$3])*[.$K$3])" office:value-type="float" office:value="337" calcext:value-type="float">
            <text:p>337</text:p>
          </table:table-cell>
          <table:table-cell table:formula="of:=FLOOR(FLOOR(FLOOR([.$B481]*3)*[.F$3])*[.$K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ystal Fruit)</text:p>
          </table:table-cell>
          <table:table-cell office:value-type="float" office:value="150" calcext:value-type="float">
            <text:p>150</text:p>
          </table:table-cell>
          <table:table-cell table:formula="of:=FLOOR(FLOOR(FLOOR([.$B482]*3)*[.C$3])*[.$K$3])" office:value-type="float" office:value="450" calcext:value-type="float">
            <text:p>450</text:p>
          </table:table-cell>
          <table:table-cell table:formula="of:=FLOOR(FLOOR(FLOOR([.$B482]*3)*[.D$3])*[.$K$3])" office:value-type="float" office:value="562" calcext:value-type="float">
            <text:p>562</text:p>
          </table:table-cell>
          <table:table-cell table:formula="of:=FLOOR(FLOOR(FLOOR([.$B482]*3)*[.E$3])*[.$K$3])" office:value-type="float" office:value="675" calcext:value-type="float">
            <text:p>675</text:p>
          </table:table-cell>
          <table:table-cell table:formula="of:=FLOOR(FLOOR(FLOOR([.$B482]*3)*[.F$3])*[.$K$3])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Grape)</text:p>
          </table:table-cell>
          <table:table-cell office:value-type="float" office:value="80" calcext:value-type="float">
            <text:p>80</text:p>
          </table:table-cell>
          <table:table-cell table:formula="of:=FLOOR(FLOOR(FLOOR([.$B483]*3)*[.C$3])*[.$K$3])" office:value-type="float" office:value="240" calcext:value-type="float">
            <text:p>240</text:p>
          </table:table-cell>
          <table:table-cell table:formula="of:=FLOOR(FLOOR(FLOOR([.$B483]*3)*[.D$3])*[.$K$3])" office:value-type="float" office:value="300" calcext:value-type="float">
            <text:p>300</text:p>
          </table:table-cell>
          <table:table-cell table:formula="of:=FLOOR(FLOOR(FLOOR([.$B483]*3)*[.E$3])*[.$K$3])" office:value-type="float" office:value="360" calcext:value-type="float">
            <text:p>360</text:p>
          </table:table-cell>
          <table:table-cell table:formula="of:=FLOOR(FLOOR(FLOOR([.$B483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Hot Pepper)</text:p>
          </table:table-cell>
          <table:table-cell office:value-type="float" office:value="40" calcext:value-type="float">
            <text:p>40</text:p>
          </table:table-cell>
          <table:table-cell table:formula="of:=FLOOR(FLOOR(FLOOR([.$B484]*3)*[.C$3])*[.$K$3])" office:value-type="float" office:value="120" calcext:value-type="float">
            <text:p>120</text:p>
          </table:table-cell>
          <table:table-cell table:formula="of:=FLOOR(FLOOR(FLOOR([.$B484]*3)*[.D$3])*[.$K$3])" office:value-type="float" office:value="150" calcext:value-type="float">
            <text:p>150</text:p>
          </table:table-cell>
          <table:table-cell table:formula="of:=FLOOR(FLOOR(FLOOR([.$B484]*3)*[.E$3])*[.$K$3])" office:value-type="float" office:value="180" calcext:value-type="float">
            <text:p>180</text:p>
          </table:table-cell>
          <table:table-cell table:formula="of:=FLOOR(FLOOR(FLOOR([.$B484]*3)*[.F$3])*[.$K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ango)</text:p>
          </table:table-cell>
          <table:table-cell office:value-type="float" office:value="130" calcext:value-type="float">
            <text:p>130</text:p>
          </table:table-cell>
          <table:table-cell table:formula="of:=FLOOR(FLOOR(FLOOR([.$B485]*3)*[.C$3])*[.$K$3])" office:value-type="float" office:value="390" calcext:value-type="float">
            <text:p>390</text:p>
          </table:table-cell>
          <table:table-cell table:formula="of:=FLOOR(FLOOR(FLOOR([.$B485]*3)*[.D$3])*[.$K$3])" office:value-type="float" office:value="487" calcext:value-type="float">
            <text:p>487</text:p>
          </table:table-cell>
          <table:table-cell table:formula="of:=FLOOR(FLOOR(FLOOR([.$B485]*3)*[.E$3])*[.$K$3])" office:value-type="float" office:value="585" calcext:value-type="float">
            <text:p>585</text:p>
          </table:table-cell>
          <table:table-cell table:formula="of:=FLOOR(FLOOR(FLOOR([.$B485]*3)*[.F$3])*[.$K$3])" office:value-type="float" office:value="780" calcext:value-type="float">
            <text:p>7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elon)</text:p>
          </table:table-cell>
          <table:table-cell office:value-type="float" office:value="250" calcext:value-type="float">
            <text:p>250</text:p>
          </table:table-cell>
          <table:table-cell table:formula="of:=FLOOR(FLOOR(FLOOR([.$B486]*3)*[.C$3])*[.$K$3])" office:value-type="float" office:value="750" calcext:value-type="float">
            <text:p>750</text:p>
          </table:table-cell>
          <table:table-cell table:formula="of:=FLOOR(FLOOR(FLOOR([.$B486]*3)*[.D$3])*[.$K$3])" office:value-type="float" office:value="937" calcext:value-type="float">
            <text:p>937</text:p>
          </table:table-cell>
          <table:table-cell table:formula="of:=FLOOR(FLOOR(FLOOR([.$B486]*3)*[.E$3])*[.$K$3])" office:value-type="float" office:value="1125" calcext:value-type="float">
            <text:p>1125</text:p>
          </table:table-cell>
          <table:table-cell table:formula="of:=FLOOR(FLOOR(FLOOR([.$B486]*3)*[.F$3])*[.$K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Orange)</text:p>
          </table:table-cell>
          <table:table-cell office:value-type="float" office:value="100" calcext:value-type="float">
            <text:p>100</text:p>
          </table:table-cell>
          <table:table-cell table:formula="of:=FLOOR(FLOOR(FLOOR([.$B487]*3)*[.C$3])*[.$K$3])" office:value-type="float" office:value="300" calcext:value-type="float">
            <text:p>300</text:p>
          </table:table-cell>
          <table:table-cell table:formula="of:=FLOOR(FLOOR(FLOOR([.$B487]*3)*[.D$3])*[.$K$3])" office:value-type="float" office:value="375" calcext:value-type="float">
            <text:p>375</text:p>
          </table:table-cell>
          <table:table-cell table:formula="of:=FLOOR(FLOOR(FLOOR([.$B487]*3)*[.E$3])*[.$K$3])" office:value-type="float" office:value="450" calcext:value-type="float">
            <text:p>450</text:p>
          </table:table-cell>
          <table:table-cell table:formula="of:=FLOOR(FLOOR(FLOOR([.$B487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each)</text:p>
          </table:table-cell>
          <table:table-cell office:value-type="float" office:value="140" calcext:value-type="float">
            <text:p>140</text:p>
          </table:table-cell>
          <table:table-cell table:formula="of:=FLOOR(FLOOR(FLOOR([.$B488]*3)*[.C$3])*[.$K$3])" office:value-type="float" office:value="420" calcext:value-type="float">
            <text:p>420</text:p>
          </table:table-cell>
          <table:table-cell table:formula="of:=FLOOR(FLOOR(FLOOR([.$B488]*3)*[.D$3])*[.$K$3])" office:value-type="float" office:value="525" calcext:value-type="float">
            <text:p>525</text:p>
          </table:table-cell>
          <table:table-cell table:formula="of:=FLOOR(FLOOR(FLOOR([.$B488]*3)*[.E$3])*[.$K$3])" office:value-type="float" office:value="630" calcext:value-type="float">
            <text:p>630</text:p>
          </table:table-cell>
          <table:table-cell table:formula="of:=FLOOR(FLOOR(FLOOR([.$B488]*3)*[.F$3])*[.$K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ineapple)</text:p>
          </table:table-cell>
          <table:table-cell office:value-type="float" office:value="300" calcext:value-type="float">
            <text:p>300</text:p>
          </table:table-cell>
          <table:table-cell table:formula="of:=FLOOR(FLOOR(FLOOR([.$B489]*3)*[.C$3])*[.$K$3])" office:value-type="float" office:value="900" calcext:value-type="float">
            <text:p>900</text:p>
          </table:table-cell>
          <table:table-cell table:formula="of:=FLOOR(FLOOR(FLOOR([.$B489]*3)*[.D$3])*[.$K$3])" office:value-type="float" office:value="1125" calcext:value-type="float">
            <text:p>1125</text:p>
          </table:table-cell>
          <table:table-cell table:formula="of:=FLOOR(FLOOR(FLOOR([.$B489]*3)*[.E$3])*[.$K$3])" office:value-type="float" office:value="1350" calcext:value-type="float">
            <text:p>1350</text:p>
          </table:table-cell>
          <table:table-cell table:formula="of:=FLOOR(FLOOR(FLOOR([.$B489]*3)*[.F$3])*[.$K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omegranate)</text:p>
          </table:table-cell>
          <table:table-cell office:value-type="float" office:value="140" calcext:value-type="float">
            <text:p>140</text:p>
          </table:table-cell>
          <table:table-cell table:formula="of:=FLOOR(FLOOR(FLOOR([.$B490]*3)*[.C$3])*[.$K$3])" office:value-type="float" office:value="420" calcext:value-type="float">
            <text:p>420</text:p>
          </table:table-cell>
          <table:table-cell table:formula="of:=FLOOR(FLOOR(FLOOR([.$B490]*3)*[.D$3])*[.$K$3])" office:value-type="float" office:value="525" calcext:value-type="float">
            <text:p>525</text:p>
          </table:table-cell>
          <table:table-cell table:formula="of:=FLOOR(FLOOR(FLOOR([.$B490]*3)*[.E$3])*[.$K$3])" office:value-type="float" office:value="630" calcext:value-type="float">
            <text:p>630</text:p>
          </table:table-cell>
          <table:table-cell table:formula="of:=FLOOR(FLOOR(FLOOR([.$B490]*3)*[.F$3])*[.$K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Rhubarb)</text:p>
          </table:table-cell>
          <table:table-cell office:value-type="float" office:value="220" calcext:value-type="float">
            <text:p>220</text:p>
          </table:table-cell>
          <table:table-cell table:formula="of:=FLOOR(FLOOR(FLOOR([.$B491]*3)*[.C$3])*[.$K$3])" office:value-type="float" office:value="660" calcext:value-type="float">
            <text:p>660</text:p>
          </table:table-cell>
          <table:table-cell table:formula="of:=FLOOR(FLOOR(FLOOR([.$B491]*3)*[.D$3])*[.$K$3])" office:value-type="float" office:value="825" calcext:value-type="float">
            <text:p>825</text:p>
          </table:table-cell>
          <table:table-cell table:formula="of:=FLOOR(FLOOR(FLOOR([.$B491]*3)*[.E$3])*[.$K$3])" office:value-type="float" office:value="990" calcext:value-type="float">
            <text:p>990</text:p>
          </table:table-cell>
          <table:table-cell table:formula="of:=FLOOR(FLOOR(FLOOR([.$B491]*3)*[.F$3])*[.$K$3])" office:value-type="float" office:value="1320" calcext:value-type="float">
            <text:p>1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almonberry)</text:p>
          </table:table-cell>
          <table:table-cell office:value-type="float" office:value="5" calcext:value-type="float">
            <text:p>5</text:p>
          </table:table-cell>
          <table:table-cell table:formula="of:=FLOOR(FLOOR(FLOOR([.$B492]*3)*[.C$3])*[.$K$3])" office:value-type="float" office:value="15" calcext:value-type="float">
            <text:p>15</text:p>
          </table:table-cell>
          <table:table-cell table:formula="of:=FLOOR(FLOOR(FLOOR([.$B492]*3)*[.D$3])*[.$K$3])" office:value-type="float" office:value="18" calcext:value-type="float">
            <text:p>18</text:p>
          </table:table-cell>
          <table:table-cell table:formula="of:=FLOOR(FLOOR(FLOOR([.$B492]*3)*[.E$3])*[.$K$3])" office:value-type="float" office:value="22" calcext:value-type="float">
            <text:p>22</text:p>
          </table:table-cell>
          <table:table-cell table:formula="of:=FLOOR(FLOOR(FLOOR([.$B492]*3)*[.F$3])*[.$K$3])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pice Berry)</text:p>
          </table:table-cell>
          <table:table-cell office:value-type="float" office:value="80" calcext:value-type="float">
            <text:p>80</text:p>
          </table:table-cell>
          <table:table-cell table:formula="of:=FLOOR(FLOOR(FLOOR([.$B493]*3)*[.C$3])*[.$K$3])" office:value-type="float" office:value="240" calcext:value-type="float">
            <text:p>240</text:p>
          </table:table-cell>
          <table:table-cell table:formula="of:=FLOOR(FLOOR(FLOOR([.$B493]*3)*[.D$3])*[.$K$3])" office:value-type="float" office:value="300" calcext:value-type="float">
            <text:p>300</text:p>
          </table:table-cell>
          <table:table-cell table:formula="of:=FLOOR(FLOOR(FLOOR([.$B493]*3)*[.E$3])*[.$K$3])" office:value-type="float" office:value="360" calcext:value-type="float">
            <text:p>360</text:p>
          </table:table-cell>
          <table:table-cell table:formula="of:=FLOOR(FLOOR(FLOOR([.$B493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arfruit)</text:p>
          </table:table-cell>
          <table:table-cell office:value-type="float" office:value="750" calcext:value-type="float">
            <text:p>750</text:p>
          </table:table-cell>
          <table:table-cell table:formula="of:=FLOOR(FLOOR(FLOOR([.$B494]*3)*[.C$3])*[.$K$3])" office:value-type="float" office:value="2250" calcext:value-type="float">
            <text:p>2250</text:p>
          </table:table-cell>
          <table:table-cell table:formula="of:=FLOOR(FLOOR(FLOOR([.$B494]*3)*[.D$3])*[.$K$3])" office:value-type="float" office:value="2812" calcext:value-type="float">
            <text:p>2812</text:p>
          </table:table-cell>
          <table:table-cell table:formula="of:=FLOOR(FLOOR(FLOOR([.$B494]*3)*[.E$3])*[.$K$3])" office:value-type="float" office:value="3375" calcext:value-type="float">
            <text:p>3375</text:p>
          </table:table-cell>
          <table:table-cell table:formula="of:=FLOOR(FLOOR(FLOOR([.$B494]*3)*[.F$3])*[.$K$3])" office:value-type="float" office:value="4500" calcext:value-type="float">
            <text:p>4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rawberry)</text:p>
          </table:table-cell>
          <table:table-cell office:value-type="float" office:value="120" calcext:value-type="float">
            <text:p>120</text:p>
          </table:table-cell>
          <table:table-cell table:formula="of:=FLOOR(FLOOR(FLOOR([.$B495]*3)*[.C$3])*[.$K$3])" office:value-type="float" office:value="360" calcext:value-type="float">
            <text:p>360</text:p>
          </table:table-cell>
          <table:table-cell table:formula="of:=FLOOR(FLOOR(FLOOR([.$B495]*3)*[.D$3])*[.$K$3])" office:value-type="float" office:value="450" calcext:value-type="float">
            <text:p>450</text:p>
          </table:table-cell>
          <table:table-cell table:formula="of:=FLOOR(FLOOR(FLOOR([.$B495]*3)*[.E$3])*[.$K$3])" office:value-type="float" office:value="540" calcext:value-type="float">
            <text:p>540</text:p>
          </table:table-cell>
          <table:table-cell table:formula="of:=FLOOR(FLOOR(FLOOR([.$B495]*3)*[.F$3])*[.$K$3])" office:value-type="float" office:value="720" calcext:value-type="float">
            <text:p>7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Wild Plum)</text:p>
          </table:table-cell>
          <table:table-cell office:value-type="float" office:value="80" calcext:value-type="float">
            <text:p>80</text:p>
          </table:table-cell>
          <table:table-cell table:formula="of:=FLOOR(FLOOR(FLOOR([.$B496]*3)*[.C$3])*[.$K$3])" office:value-type="float" office:value="240" calcext:value-type="float">
            <text:p>240</text:p>
          </table:table-cell>
          <table:table-cell table:formula="of:=FLOOR(FLOOR(FLOOR([.$B496]*3)*[.D$3])*[.$K$3])" office:value-type="float" office:value="300" calcext:value-type="float">
            <text:p>300</text:p>
          </table:table-cell>
          <table:table-cell table:formula="of:=FLOOR(FLOOR(FLOOR([.$B496]*3)*[.E$3])*[.$K$3])" office:value-type="float" office:value="360" calcext:value-type="float">
            <text:p>360</text:p>
          </table:table-cell>
          <table:table-cell table:formula="of:=FLOOR(FLOOR(FLOOR([.$B496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Resourc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ttery Pac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ragment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inder Shard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y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al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Bar</text:p>
          </table:table-cell>
          <table:table-cell office:value-type="float" office:value="60" calcext:value-type="float">
            <text:p>60</text:p>
          </table:table-cell>
          <table:table-cell table:formula="of:=FLOOR([.$B504]*[.$L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O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b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Bar</text:p>
          </table:table-cell>
          <table:table-cell office:value-type="float" office:value="250" calcext:value-type="float">
            <text:p>250</text:p>
          </table:table-cell>
          <table:table-cell table:formula="of:=FLOOR([.$B507]*[.$L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Ore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rdwood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Bar</text:p>
          </table:table-cell>
          <table:table-cell office:value-type="float" office:value="1000" calcext:value-type="float">
            <text:p>1000</text:p>
          </table:table-cell>
          <table:table-cell table:formula="of:=FLOOR([.$B510]*[.$L$3])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Or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Bar</text:p>
          </table:table-cell>
          <table:table-cell office:value-type="float" office:value="120" calcext:value-type="float">
            <text:p>120</text:p>
          </table:table-cell>
          <table:table-cell table:formula="of:=FLOOR([.$B512]*[.$L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Or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Bar</text:p>
          </table:table-cell>
          <table:table-cell office:value-type="float" office:value="3000" calcext:value-type="float">
            <text:p>3000</text:p>
          </table:table-cell>
          <table:table-cell table:formula="of:=FLOOR([.$B514]*[.$L$3])" office:value-type="float" office:value="3000" calcext:value-type="float">
            <text:p>3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Ore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fined Quartz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on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oo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Cooki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gae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tichoke Dip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utumn’s Bounty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ked Fish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nana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an Hotpo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ackberry Cobbler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ueberry Tart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ead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uschetta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rp Surpris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 Cauliflow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colate Cak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wder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leslaw</text:p>
          </table:table-cell>
          <table:table-cell/>
          <table:table-cell office:value-type="float" office:value="345" calcext:value-type="float">
            <text:p>3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lete Breakfast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okie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b Cakes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Candy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Sauce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spy Bass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sh o’ The Sea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ggplant Parmesan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cargo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rmer’s Lunc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ddlehead Risotto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Stew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Taco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Calamar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el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gg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Mushroom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uit Salad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inger Al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zed Yam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shbrowns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ce Cream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bster Bisque</text:p>
          </table:table-cell>
          <table:table-cell/>
          <table:table-cell office:value-type="float" office:value="205" calcext:value-type="float">
            <text:p>2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cky Lunch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ki Rol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ngo Sticky Rice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ple Ba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ner’s Trea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ele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Brot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ncakes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snip Soup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pper Popper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nk Cake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zza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um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i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ppyseed Muffin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Pie</text:p>
          </table:table-cell>
          <table:table-cell/>
          <table:table-cell office:value-type="float" office:value="385" calcext:value-type="float">
            <text:p>3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Soup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sh Salad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d Plat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hubarb Pi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asted Hazelnuts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ots Platte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ad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mon Dinn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shimi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foam Pudding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rimp Cocktail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aghetti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icy Eel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quid Ink Raviol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ir Fry</text:p>
          </table:table-cell>
          <table:table-cell/>
          <table:table-cell office:value-type="float" office:value="335" calcext:value-type="float">
            <text:p>3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Bun</text:p>
          </table:table-cell>
          <table:table-cell/>
          <table:table-cell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uffing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per Mea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rvival Burger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m Kha Soup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tilla</text:p>
          </table:table-cell>
          <table:table-cell table:style-name="Default"/>
          <table:table-cell table:style-name="ce52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ple Shot Espresso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pical Curry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ut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getable Medley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Pierre’s General Sto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sic Fertiliz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ic Retaining Soi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uque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luxe Speed-Gro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Fertilizer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Retaining Soi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eed-Gro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ga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nega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heat Flou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Monster Loot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at Wing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ug Meat</text:p>
          </table:table-cell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ime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Default"/>
          <table:table-cell table:style-name="Default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Crafting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rry 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ga 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Bait Item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ai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ic Bai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ne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Wild Bai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number-columns-repeated="3"/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style-name="ce47" office:value-type="string" calcext:value-type="string">
            <text:p>Tack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rbed Hook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rk Bobb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uriosity Lure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essed Spinne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ad Bobber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Bobber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inn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p Bobber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Hunter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Medical Supplie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Energy Tonic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Muscle Remedy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Weapon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Bone Sword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Broken Trident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Burglar’s Shank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arving Knif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laymor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rystal Dagger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utlas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ark Sword</text:p>
          </table:table-cell>
          <table:table-cell table:style-name="Default"/>
          <table:table-cell table:style-name="Default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Club</text:p>
          </table:table-cell>
          <table:table-cell table:style-name="Default"/>
          <table:table-cell table:style-name="Default" office:value-type="float" office:value="700" calcext:value-type="float">
            <text:p>7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Cutlass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Shiv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Dagger</text:p>
          </table:table-cell>
          <table:table-cell table:style-name="Default"/>
          <table:table-cell table:style-name="Default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Hammer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Sword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Elf Blade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emu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orest Sword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Dagger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Hammer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Sword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Blade</text:p>
          </table:table-cell>
          <table:table-cell table:style-name="Default"/>
          <table:table-cell table:style-name="Default" office:value-type="float" office:value="850" calcext:value-type="float">
            <text:p>8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Dagger</text:p>
          </table:table-cell>
          <table:table-cell table:style-name="Default"/>
          <table:table-cell table:style-name="Default" office:value-type="float" office:value="800" calcext:value-type="float">
            <text:p>8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Gavel</text:p>
          </table:table-cell>
          <table:table-cell table:style-name="Default"/>
          <table:table-cell table:style-name="Default" office:value-type="float" office:value="850" calcext:value-type="float">
            <text:p>8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sect Head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idium Needle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on Dirk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on Edge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Kudgel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ava Katana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ad Rod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Neptune’s Glaiv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Obsidian Edge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Ossified Blade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irate’s Sword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usty Sword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hadow Dagger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ilver Sabe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teel Falchion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teel Smallsword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empered Broadsword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emplar’s Blad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he Slammer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icked Kri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ind Spir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 Club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 Mallet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en Blad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Yeti Tooth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Footwear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Cinderclown Shoes</text:p>
          </table:table-cell>
          <table:table-cell table:style-name="Default"/>
          <table:table-cell table:style-name="Default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ombat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rystal Shoe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ark Boots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scale Boots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Emily’s Magic Boot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irewalker Boots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enie Shoes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ather Boots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prechaun Shoe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Mermaid Boots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ubber Boots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neakers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pace Boot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hermal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undra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rk Boots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Ring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Amethyst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quamarine Ring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urglar’s Ring</text:p>
          </table:table-cell>
          <table:table-cell table:style-name="Default"/>
          <table:table-cell table:style-name="Default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bshell Ring</text:p>
          </table:table-cell>
          <table:table-cell table:style-name="Default"/>
          <table:table-cell table:style-name="Default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merald Ring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ow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owstone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t Java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mmunity Band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Band</text:p>
          </table:table-cell>
          <table:table-cell table:style-name="Default"/>
          <table:table-cell table:style-name="Default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de Ring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cky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gnet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palm Ring</text:p>
          </table:table-cell>
          <table:table-cell table:style-name="Default"/>
          <table:table-cell table:style-name="Default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hoenix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tection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ng of Yoba</text:p>
          </table:table-cell>
          <table:table-cell table:style-name="Default"/>
          <table:table-cell table:style-name="Default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by Ring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vage Ring</text:p>
          </table:table-cell>
          <table:table-cell table:style-name="Default"/>
          <table:table-cell table:style-name="Default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ime Charmer Ring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mall Glow Ring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mall Magnet Ring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ul Sapper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urdy Ring</text:p>
          </table:table-cell>
          <table:table-cell table:style-name="Default"/>
          <table:table-cell table:style-name="Default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horns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paz Ring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ampire Ring</text:p>
          </table:table-cell>
          <table:table-cell table:style-name="Default"/>
          <table:table-cell table:style-name="Default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rior Ring</text:p>
          </table:table-cell>
          <table:table-cell table:style-name="Default"/>
          <table:table-cell table:style-name="Default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edding Ring</text:p>
          </table:table-cell>
          <table:table-cell table:style-name="Default"/>
          <table:table-cell table:style-name="Default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Miscellaneou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een Algae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Sprinkler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Sprinkler</text:p>
          </table:table-cell>
          <table:table-cell table:style-name="Default"/>
          <table:table-cell table:style-name="Default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rinkle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quid Ink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ch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Chest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Beach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Desert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Farm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Island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Mountains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hite Algae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 table:number-rows-repeated="10478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ish Availability" table:style-name="ta2">
        <table:table-column table:style-name="co27" table:default-cell-style-name="Default"/>
        <table:table-column table:style-name="co29" table:default-cell-style-name="Default"/>
        <table:table-column table:style-name="co30" table:default-cell-style-name="ce58"/>
        <table:table-column table:style-name="co31" table:default-cell-style-name="ce58"/>
        <table:table-column table:style-name="co32" table:default-cell-style-name="ce102"/>
        <table:table-column table:style-name="co33" table:default-cell-style-name="ce105"/>
        <table:table-column table:style-name="co34" table:default-cell-style-name="ce109"/>
        <table:table-column table:style-name="co32" table:default-cell-style-name="ce112"/>
        <table:table-column table:style-name="co35" table:default-cell-style-name="ce112"/>
        <table:table-column table:style-name="co36" table:default-cell-style-name="ce120"/>
        <table:table-column table:style-name="co37" table:default-cell-style-name="ce123"/>
        <table:table-column table:style-name="co38" table:default-cell-style-name="ce126"/>
        <table:table-column table:style-name="co36" table:default-cell-style-name="Default"/>
        <table:table-column table:style-name="co3" table:number-columns-repeated="1011" table:default-cell-style-name="Default"/>
        <table:table-row table:style-name="ro2">
          <table:table-cell table:style-name="ce47" office:value-type="string" calcext:value-type="string">
            <text:p>Fish</text:p>
          </table:table-cell>
          <table:table-cell table:style-name="ce47" office:value-type="string" calcext:value-type="string">
            <text:p>Location</text:p>
          </table:table-cell>
          <table:table-cell table:style-name="ce97" office:value-type="string" calcext:value-type="string">
            <text:p>Start Time</text:p>
          </table:table-cell>
          <table:table-cell table:style-name="ce97" office:value-type="string" calcext:value-type="string">
            <text:p>End Time</text:p>
          </table:table-cell>
          <table:table-cell table:style-name="ce100" office:value-type="string" calcext:value-type="string">
            <text:p>Spring</text:p>
          </table:table-cell>
          <table:table-cell table:style-name="ce103" office:value-type="string" calcext:value-type="string">
            <text:p>Summer</text:p>
          </table:table-cell>
          <table:table-cell table:style-name="ce106" office:value-type="string" calcext:value-type="string">
            <text:p>Fall</text:p>
          </table:table-cell>
          <table:table-cell table:style-name="ce110" office:value-type="string" calcext:value-type="string">
            <text:p>Winter</text:p>
          </table:table-cell>
          <table:table-cell table:style-name="ce110" office:value-type="string" calcext:value-type="string">
            <text:p>Winter with Rain Totem</text:p>
          </table:table-cell>
          <table:table-cell table:style-name="ce113" office:value-type="string" calcext:value-type="string">
            <text:p>Rain</text:p>
          </table:table-cell>
          <table:table-cell table:style-name="ce121" office:value-type="string" calcext:value-type="string">
            <text:p>Sun</text:p>
          </table:table-cell>
          <table:table-cell table:style-name="ce124" office:value-type="string" calcext:value-type="string">
            <text:p>Wind</text:p>
          </table:table-cell>
          <table:table-cell table:style-name="ce47" office:value-type="string" calcext:value-type="string">
            <text:p>Bundle</text:p>
          </table:table-cell>
          <table:table-cell table:style-name="ce47" table:number-columns-repeated="1011"/>
        </table:table-row>
        <table:table-row table:style-name="ro2">
          <table:table-cell office:value-type="string" calcext:value-type="string">
            <text:p>Albacore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1H00M00S" calcext:value-type="time">
            <text:p>11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lbacore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nchovy</text:p>
          </table:table-cell>
          <table:table-cell office:value-type="string" calcext:value-type="string">
            <text:p>The Beach</text:p>
          </table:table-cell>
          <table:table-cell table:number-columns-repeated="2"/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ngler</text:p>
          </table:table-cell>
          <table:table-cell office:value-type="string" calcext:value-type="string">
            <text:p>Pelican Town River (Northernmost Bridge Near JojaMart, Fishing level 3+)</text:p>
          </table:table-cell>
          <table:table-cell table:number-columns-repeated="2"/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lobfish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string" calcext:value-type="string">
            <text:p>Ginger Island Pond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string" calcext:value-type="string">
            <text:p>Ginger Island River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ream</text:p>
          </table:table-cell>
          <table:table-cell office:value-type="string" calcext:value-type="string">
            <text:p>Pelican Town River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ream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ullhead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Secret Wood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Secret Wood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Witch’s Swamp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hub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hub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rimsonfish</text:p>
          </table:table-cell>
          <table:table-cell office:value-type="string" calcext:value-type="string">
            <text:p>The Beach (East Pier, Fishing level 5+)</text:p>
          </table:table-cell>
          <table:table-cell table:number-columns-repeated="2"/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orado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Eel</text:p>
          </table:table-cell>
          <table:table-cell office:value-type="string" calcext:value-type="string">
            <text:p>The Beach</text:p>
          </table:table-cell>
          <table:table-cell office:value-type="time" office:time-value="PT16H00M00S" calcext:value-type="time">
            <text:p>4:00 P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lound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6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lounder</text:p>
          </table:table-cell>
          <table:table-cell office:value-type="string" calcext:value-type="string">
            <text:p>Ginger Island Beache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6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hostfish</text:p>
          </table:table-cell>
          <table:table-cell office:value-type="string" calcext:value-type="string">
            <text:p>The Mines (20, 60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lacierfish</text:p>
          </table:table-cell>
          <table:table-cell office:value-type="string" calcext:value-type="string">
            <text:p>Cindersap Forest (South Arrowhead Island, Fishing level 6+)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lacierfish Jr.</text:p>
          </table:table-cell>
          <table:table-cell office:value-type="string" calcext:value-type="string">
            <text:p>Cindersap Forest (South Arrowhead Island, Fishing level 6+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libut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1H00M00S" calcext:value-type="time">
            <text:p>11:00 A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libut</text:p>
          </table:table-cell>
          <table:table-cell office:value-type="string" calcext:value-type="string">
            <text:p>The Beach</text:p>
          </table:table-cell>
          <table:table-cell office:value-type="time" office:time-value="PT19H00M00S" calcext:value-type="time">
            <text:p>7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erring</text:p>
          </table:table-cell>
          <table:table-cell office:value-type="string" calcext:value-type="string">
            <text:p>The Beach</text:p>
          </table:table-cell>
          <table:table-cell table:number-columns-repeated="2"/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Ice Pip</text:p>
          </table:table-cell>
          <table:table-cell office:value-type="string" calcext:value-type="string">
            <text:p>The Mines (60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rgemouth Bass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va Eel</text:p>
          </table:table-cell>
          <table:table-cell office:value-type="string" calcext:value-type="string">
            <text:p>The Mines (100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egend</text:p>
          </table:table-cell>
          <table:table-cell office:value-type="string" calcext:value-type="string">
            <text:p>The Mountain Lake (Log, Fishing level 10)</text:p>
          </table:table-cell>
          <table:table-cell table:number-columns-repeated="2"/>
          <table:table-cell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egend II</text:p>
          </table:table-cell>
          <table:table-cell office:value-type="string" calcext:value-type="string">
            <text:p>The Mountain Lake (Log, Fishing level 10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onfish</text:p>
          </table:table-cell>
          <table:table-cell office:value-type="string" calcext:value-type="string">
            <text:p>Ginger Island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onfish</text:p>
          </table:table-cell>
          <table:table-cell office:value-type="string" calcext:value-type="string">
            <text:p>Ginger Island Beache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The Mountain Lake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Cindersap Forest Pond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Ginger Island Pond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Ginger Island River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Squid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s. Angler</text:p>
          </table:table-cell>
          <table:table-cell office:value-type="string" calcext:value-type="string">
            <text:p>Pelican Town River (Northernmost Bridge Near JojaMart, Fishing level 3+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utant 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Octopus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3H00M00S" calcext:value-type="time">
            <text:p>1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string" calcext:value-type="string">
            <text:p>The Beach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16H00M00S" calcext:value-type="time">
            <text:p>4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string" calcext:value-type="string">
            <text:p>Ginger Island Beaches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16H00M00S" calcext:value-type="time">
            <text:p>4:00 PM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dioactive 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d Mullet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lmon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lmon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ndfish</text:p>
          </table:table-cell>
          <table:table-cell office:value-type="string" calcext:value-type="string">
            <text:p>The Desert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rdine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corpion Carp</text:p>
          </table:table-cell>
          <table:table-cell office:value-type="string" calcext:value-type="string">
            <text:p>The Desert (Fishing level 4+)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ea Cucumb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ad</text:p>
          </table:table-cell>
          <table:table-cell office:value-type="string" calcext:value-type="string">
            <text:p>Pelican Town River</text:p>
          </table:table-cell>
          <table:table-cell office:value-type="time" office:time-value="PT09H00M00S" calcext:value-type="time">
            <text:p>9:00 A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ad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9H00M00S" calcext:value-type="time">
            <text:p>9:00 A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limejack</text:p>
          </table:table-cell>
          <table:table-cell office:value-type="string" calcext:value-type="string">
            <text:p>Mutant Bug Lair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on of Crimsonfish</text:p>
          </table:table-cell>
          <table:table-cell office:value-type="string" calcext:value-type="string">
            <text:p>The Beach (East Pier, Fishing level 5+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pook Fish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quid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tingray</text:p>
          </table:table-cell>
          <table:table-cell office:value-type="string" calcext:value-type="string">
            <text:p>Pirate Cove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tonefish</text:p>
          </table:table-cell>
          <table:table-cell office:value-type="string" calcext:value-type="string">
            <text:p>The Mines (20)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turgeon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nfish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nfish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4"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string" calcext:value-type="string">
            <text:p>Ginger Island Beaches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6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ilapia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4H00M00S" calcext:value-type="time">
            <text:p>2:00 PM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number-columns-repeated="3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una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5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una</text:p>
          </table:table-cell>
          <table:table-cell office:value-type="string" calcext:value-type="string">
            <text:p>Ginger Island Beache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Void Salmon</text:p>
          </table:table-cell>
          <table:table-cell office:value-type="string" calcext:value-type="string">
            <text:p>Witch’s Swamp</text:p>
          </table:table-cell>
          <table:table-cell table:style-name="Default"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Pelican Town River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Cindersap Forest Pond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The Mountain Lake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content-validation-name="val12" office:value-type="string" calcext:value-type="string">
            <text:p>Yes</text:p>
          </table:table-cell>
          <table:table-cell table:content-validation-name="val12" office:value-type="string" calcext:value-type="string">
            <text:p>No</text:p>
          </table:table-cell>
          <table:table-cell table:number-columns-repeated="2" table:content-validation-name="val12" office:value-type="string" calcext:value-type="string">
            <text:p>Yes</text:p>
          </table:table-cell>
          <table:table-cell table:number-columns-repeated="2" table:content-validation-name="val12" office:value-type="string" calcext:value-type="string">
            <text:p>No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oodskip</text:p>
          </table:table-cell>
          <table:table-cell office:value-type="string" calcext:value-type="string">
            <text:p>Secret Woods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oodskip</text:p>
          </table:table-cell>
          <table:table-cell office:value-type="string" calcext:value-type="string">
            <text:p>Forest Farm</text:p>
          </table:table-cell>
          <table:table-cell table:number-columns-repeated="2"/>
          <table:table-cell table:number-columns-repeated="8" table:content-validation-name="val12" office:value-type="string" calcext:value-type="string">
            <text:p>Yes</text:p>
          </table:table-cell>
          <table:table-cell table:style-name="ce114" table:content-validation-name="val12" office:value-type="string" calcext:value-type="string">
            <text:p>Yes</text:p>
          </table:table-cell>
          <table:table-cell table:number-columns-repeated="1011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ops" table:style-name="ta2">
        <table:table-column table:style-name="co7" table:default-cell-style-name="Default"/>
        <table:table-column table:style-name="co39" table:default-cell-style-name="ce52"/>
        <table:table-column table:style-name="co15" table:default-cell-style-name="ce52"/>
        <table:table-column table:style-name="co40" table:default-cell-style-name="ce52"/>
        <table:table-row table:style-name="ro2">
          <table:table-cell table:style-name="ce25" table:content-validation-name="val7" office:value-type="string" calcext:value-type="string">
            <text:p>Crop</text:p>
          </table:table-cell>
          <table:table-cell table:style-name="ce48" table:content-validation-name="val7" office:value-type="string" calcext:value-type="string">
            <text:p>Experience</text:p>
          </table:table-cell>
          <table:table-cell table:style-name="ce48" table:content-validation-name="val7" office:value-type="string" calcext:value-type="string">
            <text:p>Days to Maturity</text:p>
          </table:table-cell>
          <table:table-cell table:style-name="ce48" table:content-validation-name="val7" office:value-type="string" calcext:value-type="string">
            <text:p>Days to Regrowth</text:p>
          </table:table-cell>
        </table:table-row>
        <table:table-row table:style-name="ro2">
          <table:table-cell office:value-type="string" calcext:value-type="string">
            <text:p>Amaranth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Ancient Fruit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Artichoke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Beet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Blue Jazz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Bok Choy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Coffee Bean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orn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Cranberries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Fairy Rose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Fiber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Garlic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Grape (Grape Starter)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ops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Kale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arsnip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Pineapple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string" calcext:value-type="string">
            <text:p>Poppy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Radish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Red Cabbage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Rhubarb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Starfruit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Strawberry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Summer Spangle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unflower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weet Gem Berry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Taro Root (Irrigated)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Taro Root (Unirrigated)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Tea Leaves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Tomato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Tulip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Unmilled Rice (Irrigated)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Unmilled Rice (Unirrigated)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Wheat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/>
        </table:table-row>
      </table:table>
      <table:table table:name="Y1-Sp Farming XP Planning" table:style-name="ta3">
        <table:table-column table:style-name="co41" table:default-cell-style-name="Default"/>
        <table:table-column table:style-name="co31" table:default-cell-style-name="Default"/>
        <table:table-column table:style-name="co13" table:default-cell-style-name="Default"/>
        <table:table-column table:style-name="co42" table:visibility="collapse" table:default-cell-style-name="Default"/>
        <table:table-column table:style-name="co43" table:visibility="collapse" table:number-columns-repeated="9" table:default-cell-style-name="Default"/>
        <table:table-column table:style-name="co44" table:visibility="collapse" table:number-columns-repeated="19" table:default-cell-style-name="Default"/>
        <table:table-column table:style-name="co6" table:default-cell-style-name="Default"/>
        <table:table-column table:style-name="co2" table:default-cell-style-name="ce52"/>
        <table:table-column table:style-name="co45" table:default-cell-style-name="ce52"/>
        <table:table-column table:style-name="co46" table:default-cell-style-name="ce52"/>
        <table:table-column table:style-name="co47" table:default-cell-style-name="Default"/>
        <table:table-row table:style-name="ro2">
          <table:table-cell table:style-name="ce47" office:value-type="string" calcext:value-type="string">
            <text:p>Crop</text:p>
          </table:table-cell>
          <table:table-cell table:style-name="ce129" office:value-type="string" calcext:value-type="string">
            <text:p>Day Planted</text:p>
          </table:table-cell>
          <table:table-cell table:style-name="ce129" table:content-validation-name="val5" office:value-type="string" calcext:value-type="string">
            <text:p>Qty</text:p>
          </table:table-cell>
          <table:table-cell table:style-name="ce129" office:value-type="string" calcext:value-type="string">
            <text:p>Maturity Day</text:p>
          </table:table-cell>
          <table:table-cell table:style-name="ce129" office:value-type="string" calcext:value-type="string">
            <text:p>Day 1 XP</text:p>
          </table:table-cell>
          <table:table-cell table:style-name="ce129" office:value-type="string" calcext:value-type="string">
            <text:p>Day 2 XP</text:p>
          </table:table-cell>
          <table:table-cell table:style-name="ce129" office:value-type="string" calcext:value-type="string">
            <text:p>Day 3 XP</text:p>
          </table:table-cell>
          <table:table-cell table:style-name="ce129" office:value-type="string" calcext:value-type="string">
            <text:p>Day 4 XP</text:p>
          </table:table-cell>
          <table:table-cell table:style-name="ce129" office:value-type="string" calcext:value-type="string">
            <text:p>Day 5 XP</text:p>
          </table:table-cell>
          <table:table-cell table:style-name="ce129" office:value-type="string" calcext:value-type="string">
            <text:p>Day 6 XP</text:p>
          </table:table-cell>
          <table:table-cell table:style-name="ce129" office:value-type="string" calcext:value-type="string">
            <text:p>Day 7 XP</text:p>
          </table:table-cell>
          <table:table-cell table:style-name="ce129" office:value-type="string" calcext:value-type="string">
            <text:p>Day 8 XP</text:p>
          </table:table-cell>
          <table:table-cell table:style-name="ce129" office:value-type="string" calcext:value-type="string">
            <text:p>Day 9 XP</text:p>
          </table:table-cell>
          <table:table-cell table:style-name="ce129" office:value-type="string" calcext:value-type="string">
            <text:p>Day 10 XP</text:p>
          </table:table-cell>
          <table:table-cell table:style-name="ce129" office:value-type="string" calcext:value-type="string">
            <text:p>Day 11 XP</text:p>
          </table:table-cell>
          <table:table-cell table:style-name="ce129" office:value-type="string" calcext:value-type="string">
            <text:p>Day 12 XP</text:p>
          </table:table-cell>
          <table:table-cell table:style-name="ce129" office:value-type="string" calcext:value-type="string">
            <text:p>Day 13 XP</text:p>
          </table:table-cell>
          <table:table-cell table:style-name="ce129" office:value-type="string" calcext:value-type="string">
            <text:p>Day 14 XP</text:p>
          </table:table-cell>
          <table:table-cell table:style-name="ce129" office:value-type="string" calcext:value-type="string">
            <text:p>Day 15 XP</text:p>
          </table:table-cell>
          <table:table-cell table:style-name="ce129" office:value-type="string" calcext:value-type="string">
            <text:p>Day 16 XP</text:p>
          </table:table-cell>
          <table:table-cell table:style-name="ce129" office:value-type="string" calcext:value-type="string">
            <text:p>Day 17 XP</text:p>
          </table:table-cell>
          <table:table-cell table:style-name="ce129" office:value-type="string" calcext:value-type="string">
            <text:p>Day 18 XP</text:p>
          </table:table-cell>
          <table:table-cell table:style-name="ce129" office:value-type="string" calcext:value-type="string">
            <text:p>Day 19 XP</text:p>
          </table:table-cell>
          <table:table-cell table:style-name="ce129" office:value-type="string" calcext:value-type="string">
            <text:p>Day 20 XP</text:p>
          </table:table-cell>
          <table:table-cell table:style-name="ce129" office:value-type="string" calcext:value-type="string">
            <text:p>Day 21 XP</text:p>
          </table:table-cell>
          <table:table-cell table:style-name="ce129" office:value-type="string" calcext:value-type="string">
            <text:p>Day 22 XP</text:p>
          </table:table-cell>
          <table:table-cell table:style-name="ce129" office:value-type="string" calcext:value-type="string">
            <text:p>Day 23 XP</text:p>
          </table:table-cell>
          <table:table-cell table:style-name="ce129" office:value-type="string" calcext:value-type="string">
            <text:p>Day 24 XP</text:p>
          </table:table-cell>
          <table:table-cell table:style-name="ce129" office:value-type="string" calcext:value-type="string">
            <text:p>Day 25 XP</text:p>
          </table:table-cell>
          <table:table-cell table:style-name="ce129" office:value-type="string" calcext:value-type="string">
            <text:p>Day 26 XP</text:p>
          </table:table-cell>
          <table:table-cell table:style-name="ce129" office:value-type="string" calcext:value-type="string">
            <text:p>Day 27 XP</text:p>
          </table:table-cell>
          <table:table-cell table:style-name="ce129" office:value-type="string" calcext:value-type="string">
            <text:p>Day 28 XP</text:p>
          </table:table-cell>
          <table:table-cell/>
          <table:table-cell table:style-name="ce129" office:value-type="string" calcext:value-type="string">
            <text:p>Day</text:p>
          </table:table-cell>
          <table:table-cell table:style-name="ce129" office:value-type="string" calcext:value-type="string">
            <text:p>XP at Day’s End</text:p>
          </table:table-cell>
          <table:table-cell table:style-name="ce129" office:value-type="string" calcext:value-type="string">
            <text:p>Farming Level</text:p>
          </table:table-cell>
          <table:table-cell table:style-name="ce47"/>
        </table:table-row>
        <table:table-row table:style-name="ro2">
          <table:table-cell table:style-name="ce108" office:value-type="string" calcext:value-type="string">
            <text:p>Parsnip</text:p>
          </table:table-cell>
          <table:table-cell table:style-name="ce50" table:content-validation-name="val7" office:value-type="float" office:value="1" calcext:value-type="float">
            <text:p>1</text:p>
          </table:table-cell>
          <table:table-cell table:style-name="ce50" table:content-validation-name="val5" office:value-type="float" office:value="15" calcext:value-type="float">
            <text:p>15</text:p>
          </table:table-cell>
          <table:table-cell table:style-name="ce52" table:formula="of:=[.B2]+INDEX([$Crops.$A$1:$Crops.$C$1048576];MATCH([.A2];[$Crops.$A$1:$Crops.$A$1048576];0);3)" office:value-type="float" office:value="5" calcext:value-type="float">
            <text:p>5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E$1:.E$1048576])" office:value-type="float" office:value="0" calcext:value-type="float">
            <text:p>0</text:p>
          </table:table-cell>
          <table:table-cell table:formula="of:=IF([.AI2]&gt;=15000;10;IF([.AI2]&gt;=10000;9;IF([.AI2]&gt;=6900;8;IF([.AI2]&gt;=4800;7;IF([.AI2]&gt;=3300;6;IF([.AI2]&gt;=2150;5;IF([.AI2]&gt;=1300;4;IF([.AI2]&gt;=770;3;IF([.AI2]&gt;=380;2;IF([.AI2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9" office:value-type="string" calcext:value-type="string">
            <text:p>Parsnip</text:p>
          </table:table-cell>
          <table:table-cell table:style-name="ce41" table:content-validation-name="val4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52" table:formula="of:=[.B3]+INDEX([$Crops.$A$1:$Crops.$C$1048576];MATCH([.A3];[$Crops.$A$1:$Crops.$A$1048576];0);3)" office:value-type="float" office:value="5" calcext:value-type="float">
            <text:p>5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F$1:.F$1048576])" office:value-type="float" office:value="0" calcext:value-type="float">
            <text:p>0</text:p>
          </table:table-cell>
          <table:table-cell table:formula="of:=IF([.AI3]&gt;=15000;10;IF([.AI3]&gt;=10000;9;IF([.AI3]&gt;=6900;8;IF([.AI3]&gt;=4800;7;IF([.AI3]&gt;=3300;6;IF([.AI3]&gt;=2150;5;IF([.AI3]&gt;=1300;4;IF([.AI3]&gt;=770;3;IF([.AI3]&gt;=380;2;IF([.AI3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9" office:value-type="string" calcext:value-type="string">
            <text:p>Cauliflower</text:p>
          </table:table-cell>
          <table:table-cell table:style-name="ce41" table:content-validation-name="val4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52" table:formula="of:=[.B4]+INDEX([$Crops.$A$1:$Crops.$C$1048576];MATCH([.A4];[$Crops.$A$1:$Crops.$A$1048576];0);3)" office:value-type="float" office:value="13" calcext:value-type="float">
            <text:p>13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G$1:.G$1048576])" office:value-type="float" office:value="0" calcext:value-type="float">
            <text:p>0</text:p>
          </table:table-cell>
          <table:table-cell table:formula="of:=IF([.AI4]&gt;=15000;10;IF([.AI4]&gt;=10000;9;IF([.AI4]&gt;=6900;8;IF([.AI4]&gt;=4800;7;IF([.AI4]&gt;=3300;6;IF([.AI4]&gt;=2150;5;IF([.AI4]&gt;=1300;4;IF([.AI4]&gt;=770;3;IF([.AI4]&gt;=380;2;IF([.AI4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9" office:value-type="string" calcext:value-type="string">
            <text:p>Potato</text:p>
          </table:table-cell>
          <table:table-cell table:style-name="ce41" table:content-validation-name="val4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52" table:formula="of:=[.B5]+INDEX([$Crops.$A$1:$Crops.$C$1048576];MATCH([.A5];[$Crops.$A$1:$Crops.$A$1048576];0);3)" office:value-type="float" office:value="7" calcext:value-type="float">
            <text:p>7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H$1:.H$1048576])" office:value-type="float" office:value="0" calcext:value-type="float">
            <text:p>0</text:p>
          </table:table-cell>
          <table:table-cell table:formula="of:=IF([.AI5]&gt;=15000;10;IF([.AI5]&gt;=10000;9;IF([.AI5]&gt;=6900;8;IF([.AI5]&gt;=4800;7;IF([.AI5]&gt;=3300;6;IF([.AI5]&gt;=2150;5;IF([.AI5]&gt;=1300;4;IF([.AI5]&gt;=770;3;IF([.AI5]&gt;=380;2;IF([.AI5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08" office:value-type="string" calcext:value-type="string">
            <text:p>Green Bean</text:p>
          </table:table-cell>
          <table:table-cell table:style-name="ce50" table:content-validation-name="val7" office:value-type="float" office:value="5" calcext:value-type="float">
            <text:p>5</text:p>
          </table:table-cell>
          <table:table-cell table:style-name="ce50" table:content-validation-name="val5" office:value-type="float" office:value="1" calcext:value-type="float">
            <text:p>1</text:p>
          </table:table-cell>
          <table:table-cell table:style-name="ce52" table:formula="of:=[.B6]+INDEX([$Crops.$A$1:$Crops.$C$1048576];MATCH([.A6];[$Crops.$A$1:$Crops.$A$1048576];0);3)" office:value-type="float" office:value="15" calcext:value-type="float">
            <text:p>15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-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-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9" calcext:value-type="float">
            <text:p>9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9" calcext:value-type="float">
            <text:p>9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9" calcext:value-type="float">
            <text:p>9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18" calcext:value-type="float">
            <text:p>18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18" calcext:value-type="float">
            <text:p>18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18" calcext:value-type="float">
            <text:p>18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27" calcext:value-type="float">
            <text:p>27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27" calcext:value-type="float">
            <text:p>27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27" calcext:value-type="float">
            <text:p>27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36" calcext:value-type="float">
            <text:p>36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36" calcext:value-type="float">
            <text:p>36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36" calcext:value-type="float">
            <text:p>36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45" calcext:value-type="float">
            <text:p>45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I$1:.I$1048576])" office:value-type="float" office:value="120" calcext:value-type="float">
            <text:p>120</text:p>
          </table:table-cell>
          <table:table-cell table:formula="of:=IF([.AI6]&gt;=15000;10;IF([.AI6]&gt;=10000;9;IF([.AI6]&gt;=6900;8;IF([.AI6]&gt;=4800;7;IF([.AI6]&gt;=3300;6;IF([.AI6]&gt;=2150;5;IF([.AI6]&gt;=1300;4;IF([.AI6]&gt;=770;3;IF([.AI6]&gt;=380;2;IF([.AI6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8" office:value-type="string" calcext:value-type="string">
            <text:p>Kale</text:p>
          </table:table-cell>
          <table:table-cell table:style-name="ce50" table:content-validation-name="val7" office:value-type="float" office:value="5" calcext:value-type="float">
            <text:p>5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52" table:formula="of:=[.B7]+INDEX([$Crops.$A$1:$Crops.$C$1048576];MATCH([.A7];[$Crops.$A$1:$Crops.$A$1048576];0);3)" office:value-type="float" office:value="11" calcext:value-type="float">
            <text:p>11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J$1:.J$1048576])" office:value-type="float" office:value="120" calcext:value-type="float">
            <text:p>120</text:p>
          </table:table-cell>
          <table:table-cell table:formula="of:=IF([.AI7]&gt;=15000;10;IF([.AI7]&gt;=10000;9;IF([.AI7]&gt;=6900;8;IF([.AI7]&gt;=4800;7;IF([.AI7]&gt;=3300;6;IF([.AI7]&gt;=2150;5;IF([.AI7]&gt;=1300;4;IF([.AI7]&gt;=770;3;IF([.AI7]&gt;=380;2;IF([.AI7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8" office:value-type="string" calcext:value-type="string">
            <text:p>Kale</text:p>
          </table:table-cell>
          <table:table-cell table:style-name="ce50" table:content-validation-name="val7" office:value-type="float" office:value="11" calcext:value-type="float">
            <text:p>1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52" table:formula="of:=[.B8]+INDEX([$Crops.$A$1:$Crops.$C$1048576];MATCH([.A8];[$Crops.$A$1:$Crops.$A$1048576];0);3)" office:value-type="float" office:value="17" calcext:value-type="float">
            <text:p>17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K$1:.K$1048576])" office:value-type="float" office:value="120" calcext:value-type="float">
            <text:p>120</text:p>
          </table:table-cell>
          <table:table-cell table:formula="of:=IF([.AI8]&gt;=15000;10;IF([.AI8]&gt;=10000;9;IF([.AI8]&gt;=6900;8;IF([.AI8]&gt;=4800;7;IF([.AI8]&gt;=3300;6;IF([.AI8]&gt;=2150;5;IF([.AI8]&gt;=1300;4;IF([.AI8]&gt;=770;3;IF([.AI8]&gt;=380;2;IF([.AI8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8" office:value-type="string" calcext:value-type="string">
            <text:p>Kale</text:p>
          </table:table-cell>
          <table:table-cell table:style-name="ce50" table:content-validation-name="val7" office:value-type="float" office:value="21" calcext:value-type="float">
            <text:p>2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52" table:formula="of:=[.B9]+INDEX([$Crops.$A$1:$Crops.$C$1048576];MATCH([.A9];[$Crops.$A$1:$Crops.$A$1048576];0);3)" office:value-type="float" office:value="27" calcext:value-type="float">
            <text:p>27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L$1:.L$1048576])" office:value-type="float" office:value="120" calcext:value-type="float">
            <text:p>120</text:p>
          </table:table-cell>
          <table:table-cell table:formula="of:=IF([.AI9]&gt;=15000;10;IF([.AI9]&gt;=10000;9;IF([.AI9]&gt;=6900;8;IF([.AI9]&gt;=4800;7;IF([.AI9]&gt;=3300;6;IF([.AI9]&gt;=2150;5;IF([.AI9]&gt;=1300;4;IF([.AI9]&gt;=770;3;IF([.AI9]&gt;=380;2;IF([.AI9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9" calcext:value-type="float">
            <text:p>9</text:p>
          </table:table-cell>
          <table:table-cell table:formula="of:=SUM([.M$1:.M$1048576])" office:value-type="float" office:value="120" calcext:value-type="float">
            <text:p>120</text:p>
          </table:table-cell>
          <table:table-cell table:formula="of:=IF([.AI10]&gt;=15000;10;IF([.AI10]&gt;=10000;9;IF([.AI10]&gt;=6900;8;IF([.AI10]&gt;=4800;7;IF([.AI10]&gt;=3300;6;IF([.AI10]&gt;=2150;5;IF([.AI10]&gt;=1300;4;IF([.AI10]&gt;=770;3;IF([.AI10]&gt;=380;2;IF([.AI10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0" calcext:value-type="float">
            <text:p>10</text:p>
          </table:table-cell>
          <table:table-cell table:formula="of:=SUM([.N$1:.N$1048576])" office:value-type="float" office:value="120" calcext:value-type="float">
            <text:p>120</text:p>
          </table:table-cell>
          <table:table-cell table:formula="of:=IF([.AI11]&gt;=15000;10;IF([.AI11]&gt;=10000;9;IF([.AI11]&gt;=6900;8;IF([.AI11]&gt;=4800;7;IF([.AI11]&gt;=3300;6;IF([.AI11]&gt;=2150;5;IF([.AI11]&gt;=1300;4;IF([.AI11]&gt;=770;3;IF([.AI11]&gt;=380;2;IF([.AI11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table:style-name="ce118" office:value-type="float" office:value="11" calcext:value-type="float">
            <text:p>11</text:p>
          </table:table-cell>
          <table:table-cell table:style-name="ce118" table:formula="of:=SUM([.O$1:.O$1048576])" office:value-type="float" office:value="120" calcext:value-type="float">
            <text:p>120</text:p>
          </table:table-cell>
          <table:table-cell table:style-name="ce118" table:formula="of:=IF([.AI12]&gt;=15000;10;IF([.AI12]&gt;=10000;9;IF([.AI12]&gt;=6900;8;IF([.AI12]&gt;=4800;7;IF([.AI12]&gt;=3300;6;IF([.AI12]&gt;=2150;5;IF([.AI12]&gt;=1300;4;IF([.AI12]&gt;=770;3;IF([.AI12]&gt;=380;2;IF([.AI12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2" calcext:value-type="float">
            <text:p>12</text:p>
          </table:table-cell>
          <table:table-cell table:formula="of:=SUM([.P$1:.P$1048576])" office:value-type="float" office:value="120" calcext:value-type="float">
            <text:p>120</text:p>
          </table:table-cell>
          <table:table-cell table:formula="of:=IF([.AI13]&gt;=15000;10;IF([.AI13]&gt;=10000;9;IF([.AI13]&gt;=6900;8;IF([.AI13]&gt;=4800;7;IF([.AI13]&gt;=3300;6;IF([.AI13]&gt;=2150;5;IF([.AI13]&gt;=1300;4;IF([.AI13]&gt;=770;3;IF([.AI13]&gt;=380;2;IF([.AI13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table:style-name="ce119" office:value-type="float" office:value="13" calcext:value-type="float">
            <text:p>13</text:p>
          </table:table-cell>
          <table:table-cell table:style-name="ce119" table:formula="of:=SUM([.Q$1:.Q$1048576])" office:value-type="float" office:value="120" calcext:value-type="float">
            <text:p>120</text:p>
          </table:table-cell>
          <table:table-cell table:style-name="ce119" table:formula="of:=IF([.AI14]&gt;=15000;10;IF([.AI14]&gt;=10000;9;IF([.AI14]&gt;=6900;8;IF([.AI14]&gt;=4800;7;IF([.AI14]&gt;=3300;6;IF([.AI14]&gt;=2150;5;IF([.AI14]&gt;=1300;4;IF([.AI14]&gt;=770;3;IF([.AI14]&gt;=380;2;IF([.AI14]&gt;=100;1;0))))))))))" office:value-type="float" office:value="1" calcext:value-type="float">
            <text:p>1</text:p>
          </table:table-cell>
          <table:table-cell table:style-name="ce117" office:value-type="string" calcext:value-type="string">
            <text:p>Target Farming Level 2 on Spring 13 at day’s end</text:p>
          </table:table-cell>
        </table:table-row>
        <table:table-row table:style-name="ro2">
          <table:table-cell table:number-columns-repeated="33"/>
          <table:table-cell office:value-type="float" office:value="14" calcext:value-type="float">
            <text:p>14</text:p>
          </table:table-cell>
          <table:table-cell table:formula="of:=SUM([.R$1:.R$1048576])" office:value-type="float" office:value="120" calcext:value-type="float">
            <text:p>120</text:p>
          </table:table-cell>
          <table:table-cell table:formula="of:=IF([.AI15]&gt;=15000;10;IF([.AI15]&gt;=10000;9;IF([.AI15]&gt;=6900;8;IF([.AI15]&gt;=4800;7;IF([.AI15]&gt;=3300;6;IF([.AI15]&gt;=2150;5;IF([.AI15]&gt;=1300;4;IF([.AI15]&gt;=770;3;IF([.AI15]&gt;=380;2;IF([.AI15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5" calcext:value-type="float">
            <text:p>15</text:p>
          </table:table-cell>
          <table:table-cell table:formula="of:=SUM([.S$1:.S$1048576])" office:value-type="float" office:value="129" calcext:value-type="float">
            <text:p>129</text:p>
          </table:table-cell>
          <table:table-cell table:formula="of:=IF([.AI16]&gt;=15000;10;IF([.AI16]&gt;=10000;9;IF([.AI16]&gt;=6900;8;IF([.AI16]&gt;=4800;7;IF([.AI16]&gt;=3300;6;IF([.AI16]&gt;=2150;5;IF([.AI16]&gt;=1300;4;IF([.AI16]&gt;=770;3;IF([.AI16]&gt;=380;2;IF([.AI16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6" calcext:value-type="float">
            <text:p>16</text:p>
          </table:table-cell>
          <table:table-cell table:formula="of:=SUM([.T$1:.T$1048576])" office:value-type="float" office:value="129" calcext:value-type="float">
            <text:p>129</text:p>
          </table:table-cell>
          <table:table-cell table:formula="of:=IF([.AI17]&gt;=15000;10;IF([.AI17]&gt;=10000;9;IF([.AI17]&gt;=6900;8;IF([.AI17]&gt;=4800;7;IF([.AI17]&gt;=3300;6;IF([.AI17]&gt;=2150;5;IF([.AI17]&gt;=1300;4;IF([.AI17]&gt;=770;3;IF([.AI17]&gt;=380;2;IF([.AI17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7" calcext:value-type="float">
            <text:p>17</text:p>
          </table:table-cell>
          <table:table-cell table:formula="of:=SUM([.U$1:.U$1048576])" office:value-type="float" office:value="129" calcext:value-type="float">
            <text:p>129</text:p>
          </table:table-cell>
          <table:table-cell table:formula="of:=IF([.AI18]&gt;=15000;10;IF([.AI18]&gt;=10000;9;IF([.AI18]&gt;=6900;8;IF([.AI18]&gt;=4800;7;IF([.AI18]&gt;=3300;6;IF([.AI18]&gt;=2150;5;IF([.AI18]&gt;=1300;4;IF([.AI18]&gt;=770;3;IF([.AI18]&gt;=380;2;IF([.AI18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8" calcext:value-type="float">
            <text:p>18</text:p>
          </table:table-cell>
          <table:table-cell table:formula="of:=SUM([.V$1:.V$1048576])" office:value-type="float" office:value="138" calcext:value-type="float">
            <text:p>138</text:p>
          </table:table-cell>
          <table:table-cell table:formula="of:=IF([.AI19]&gt;=15000;10;IF([.AI19]&gt;=10000;9;IF([.AI19]&gt;=6900;8;IF([.AI19]&gt;=4800;7;IF([.AI19]&gt;=3300;6;IF([.AI19]&gt;=2150;5;IF([.AI19]&gt;=1300;4;IF([.AI19]&gt;=770;3;IF([.AI19]&gt;=380;2;IF([.AI19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9" calcext:value-type="float">
            <text:p>19</text:p>
          </table:table-cell>
          <table:table-cell table:formula="of:=SUM([.W$1:.W$1048576])" office:value-type="float" office:value="138" calcext:value-type="float">
            <text:p>138</text:p>
          </table:table-cell>
          <table:table-cell table:formula="of:=IF([.AI20]&gt;=15000;10;IF([.AI20]&gt;=10000;9;IF([.AI20]&gt;=6900;8;IF([.AI20]&gt;=4800;7;IF([.AI20]&gt;=3300;6;IF([.AI20]&gt;=2150;5;IF([.AI20]&gt;=1300;4;IF([.AI20]&gt;=770;3;IF([.AI20]&gt;=380;2;IF([.AI20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0" calcext:value-type="float">
            <text:p>20</text:p>
          </table:table-cell>
          <table:table-cell table:formula="of:=SUM([.X$1:.X$1048576])" office:value-type="float" office:value="138" calcext:value-type="float">
            <text:p>138</text:p>
          </table:table-cell>
          <table:table-cell table:formula="of:=IF([.AI21]&gt;=15000;10;IF([.AI21]&gt;=10000;9;IF([.AI21]&gt;=6900;8;IF([.AI21]&gt;=4800;7;IF([.AI21]&gt;=3300;6;IF([.AI21]&gt;=2150;5;IF([.AI21]&gt;=1300;4;IF([.AI21]&gt;=770;3;IF([.AI21]&gt;=380;2;IF([.AI21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1" calcext:value-type="float">
            <text:p>21</text:p>
          </table:table-cell>
          <table:table-cell table:formula="of:=SUM([.Y$1:.Y$1048576])" office:value-type="float" office:value="147" calcext:value-type="float">
            <text:p>147</text:p>
          </table:table-cell>
          <table:table-cell table:formula="of:=IF([.AI22]&gt;=15000;10;IF([.AI22]&gt;=10000;9;IF([.AI22]&gt;=6900;8;IF([.AI22]&gt;=4800;7;IF([.AI22]&gt;=3300;6;IF([.AI22]&gt;=2150;5;IF([.AI22]&gt;=1300;4;IF([.AI22]&gt;=770;3;IF([.AI22]&gt;=380;2;IF([.AI22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2" calcext:value-type="float">
            <text:p>22</text:p>
          </table:table-cell>
          <table:table-cell table:formula="of:=SUM([.Z$1:.Z$1048576])" office:value-type="float" office:value="147" calcext:value-type="float">
            <text:p>147</text:p>
          </table:table-cell>
          <table:table-cell table:formula="of:=IF([.AI23]&gt;=15000;10;IF([.AI23]&gt;=10000;9;IF([.AI23]&gt;=6900;8;IF([.AI23]&gt;=4800;7;IF([.AI23]&gt;=3300;6;IF([.AI23]&gt;=2150;5;IF([.AI23]&gt;=1300;4;IF([.AI23]&gt;=770;3;IF([.AI23]&gt;=380;2;IF([.AI23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3" calcext:value-type="float">
            <text:p>23</text:p>
          </table:table-cell>
          <table:table-cell table:formula="of:=SUM([.AA$1:.AA$1048576])" office:value-type="float" office:value="147" calcext:value-type="float">
            <text:p>147</text:p>
          </table:table-cell>
          <table:table-cell table:formula="of:=IF([.AI24]&gt;=15000;10;IF([.AI24]&gt;=10000;9;IF([.AI24]&gt;=6900;8;IF([.AI24]&gt;=4800;7;IF([.AI24]&gt;=3300;6;IF([.AI24]&gt;=2150;5;IF([.AI24]&gt;=1300;4;IF([.AI24]&gt;=770;3;IF([.AI24]&gt;=380;2;IF([.AI24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4" calcext:value-type="float">
            <text:p>24</text:p>
          </table:table-cell>
          <table:table-cell table:formula="of:=SUM([.AB$1:.AB$1048576])" office:value-type="float" office:value="156" calcext:value-type="float">
            <text:p>156</text:p>
          </table:table-cell>
          <table:table-cell table:formula="of:=IF([.AI25]&gt;=15000;10;IF([.AI25]&gt;=10000;9;IF([.AI25]&gt;=6900;8;IF([.AI25]&gt;=4800;7;IF([.AI25]&gt;=3300;6;IF([.AI25]&gt;=2150;5;IF([.AI25]&gt;=1300;4;IF([.AI25]&gt;=770;3;IF([.AI25]&gt;=380;2;IF([.AI25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5" calcext:value-type="float">
            <text:p>25</text:p>
          </table:table-cell>
          <table:table-cell table:formula="of:=SUM([.AC$1:.AC$1048576])" office:value-type="float" office:value="156" calcext:value-type="float">
            <text:p>156</text:p>
          </table:table-cell>
          <table:table-cell table:formula="of:=IF([.AI26]&gt;=15000;10;IF([.AI26]&gt;=10000;9;IF([.AI26]&gt;=6900;8;IF([.AI26]&gt;=4800;7;IF([.AI26]&gt;=3300;6;IF([.AI26]&gt;=2150;5;IF([.AI26]&gt;=1300;4;IF([.AI26]&gt;=770;3;IF([.AI26]&gt;=380;2;IF([.AI26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table:style-name="ce132" office:value-type="float" office:value="26" calcext:value-type="float">
            <text:p>26</text:p>
          </table:table-cell>
          <table:table-cell table:style-name="ce132" table:formula="of:=SUM([.AD$1:.AD$1048576])" office:value-type="float" office:value="156" calcext:value-type="float">
            <text:p>156</text:p>
          </table:table-cell>
          <table:table-cell table:style-name="ce132" table:formula="of:=IF([.AI27]&gt;=15000;10;IF([.AI27]&gt;=10000;9;IF([.AI27]&gt;=6900;8;IF([.AI27]&gt;=4800;7;IF([.AI27]&gt;=3300;6;IF([.AI27]&gt;=2150;5;IF([.AI27]&gt;=1300;4;IF([.AI27]&gt;=770;3;IF([.AI27]&gt;=380;2;IF([.AI27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table:style-name="ce116" office:value-type="float" office:value="27" calcext:value-type="float">
            <text:p>27</text:p>
          </table:table-cell>
          <table:table-cell table:style-name="ce116" table:formula="of:=SUM([.AE$1:.AE$1048576])" office:value-type="float" office:value="165" calcext:value-type="float">
            <text:p>165</text:p>
          </table:table-cell>
          <table:table-cell table:style-name="ce116" table:formula="of:=IF([.AI28]&gt;=15000;10;IF([.AI28]&gt;=10000;9;IF([.AI28]&gt;=6900;8;IF([.AI28]&gt;=4800;7;IF([.AI28]&gt;=3300;6;IF([.AI28]&gt;=2150;5;IF([.AI28]&gt;=1300;4;IF([.AI28]&gt;=770;3;IF([.AI28]&gt;=380;2;IF([.AI28]&gt;=100;1;0))))))))))" office:value-type="float" office:value="1" calcext:value-type="float">
            <text:p>1</text:p>
          </table:table-cell>
          <table:table-cell table:style-name="ce117" office:value-type="string" calcext:value-type="string">
            <text:p>Target Farming Level 6 on Spring 27 at day’s end</text:p>
          </table:table-cell>
        </table:table-row>
        <table:table-row table:style-name="ro2">
          <table:table-cell table:number-columns-repeated="33"/>
          <table:table-cell office:value-type="float" office:value="28" calcext:value-type="float">
            <text:p>28</text:p>
          </table:table-cell>
          <table:table-cell table:formula="of:=SUM([.AF$1:.AF$1048576])" office:value-type="float" office:value="165" calcext:value-type="float">
            <text:p>165</text:p>
          </table:table-cell>
          <table:table-cell table:formula="of:=IF([.AI29]&gt;=15000;10;IF([.AI29]&gt;=10000;9;IF([.AI29]&gt;=6900;8;IF([.AI29]&gt;=4800;7;IF([.AI29]&gt;=3300;6;IF([.AI29]&gt;=2150;5;IF([.AI29]&gt;=1300;4;IF([.AI29]&gt;=770;3;IF([.AI29]&gt;=380;2;IF([.AI29]&gt;=100;1;0))))))))))" office:value-type="float" office:value="1" calcext:value-type="float">
            <text:p>1</text:p>
          </table:table-cell>
          <table:table-cell/>
        </table:table-row>
      </table:table>
      <table:table table:name="Y1-Sp2" table:style-name="ta3">
        <table:table-column table:style-name="co48" table:default-cell-style-name="ce24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49" table:default-cell-style-name="ce52"/>
        <table:table-column table:style-name="co14" table:default-cell-style-name="ce52"/>
        <table:table-column table:style-name="co6" table:default-cell-style-name="Default"/>
        <table:table-column table:style-name="co50" table:default-cell-style-name="ce39"/>
        <table:table-row table:style-name="ro2">
          <table:table-cell table:style-name="ce22" office:value-type="string" calcext:value-type="string">
            <text:p>Fish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/>
          <table:table-cell table:style-name="ce38" office:value-type="string" calcext:value-type="string">
            <text:p>G in Inventory</text:p>
          </table:table-cell>
        </table:table-row>
        <table:table-row table:style-name="ro2">
          <table:table-cell table:style-name="ce23" office:value-type="string" calcext:value-type="string">
            <text:p>Anchovy</text:p>
          </table:table-cell>
          <table:table-cell table:style-name="ce55" table:formula="of:=IF(OR(RIGHT([.A2];2) = &quot; I&quot;; RIGHT([.A2];2) = &quot; G&quot;; RIGHT([.A2];2) = &quot; S&quot;);LEFT([.A2];LEN([.A2])-2);[.A2])" office:value-type="string" office:string-value="Anchovy" calcext:value-type="string">
            <text:p>Anchovy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30" calcext:value-type="float">
            <text:p>3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134" table:formula="of:=[.D2]*[.E2]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 office:value-type="string" calcext:value-type="string">
            <text:p>Herring</text:p>
          </table:table-cell>
          <table:table-cell table:style-name="ce55" table:formula="of:=IF(OR(RIGHT([.A3];2) = &quot; I&quot;; RIGHT([.A3];2) = &quot; G&quot;; RIGHT([.A3];2) = &quot; S&quot;);LEFT([.A3];LEN([.A3])-2);[.A3])" office:value-type="string" office:string-value="Herring" calcext:value-type="string">
            <text:p>Herring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30" calcext:value-type="float">
            <text:p>3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 office:value-type="string" calcext:value-type="string">
            <text:p>Sardine</text:p>
          </table:table-cell>
          <table:table-cell table:style-name="ce55" table:formula="of:=IF(OR(RIGHT([.A4];2) = &quot; I&quot;; RIGHT([.A4];2) = &quot; G&quot;; RIGHT([.A4];2) = &quot; S&quot;);LEFT([.A4];LEN([.A4])-2);[.A4])" office:value-type="string" office:string-value="Sardine" calcext:value-type="string">
            <text:p>Sardine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40" calcext:value-type="float">
            <text:p>4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</table:table-row>
        <table:table-row table:style-name="ro2">
          <table:table-cell table:style-name="ce23" office:value-type="string" calcext:value-type="string">
            <text:p>Sunfish</text:p>
          </table:table-cell>
          <table:table-cell table:style-name="ce55" table:formula="of:=IF(OR(RIGHT([.A5];2) = &quot; I&quot;; RIGHT([.A5];2) = &quot; G&quot;; RIGHT([.A5];2) = &quot; S&quot;);LEFT([.A5];LEN([.A5])-2);[.A5])" office:value-type="string" office:string-value="Sunfish" calcext:value-type="string">
            <text:p>Sunfish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30" calcext:value-type="float">
            <text:p>3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/>
          <table:table-cell office:value-type="float" office:value="1800" calcext:value-type="float">
            <text:p>1800</text:p>
          </table:table-cell>
        </table:table-row>
        <table:table-row table:style-name="ro2">
          <table:table-cell table:number-columns-repeated="2"/>
          <table:table-cell table:style-name="Default"/>
          <table:table-cell/>
          <table:table-cell table:content-validation-name="val5"/>
          <table:table-cell table:number-columns-repeated="3"/>
        </table:table-row>
        <table:table-row table:style-name="ro2">
          <table:table-cell table:number-columns-repeated="2"/>
          <table:table-cell table:style-name="Default"/>
          <table:table-cell/>
          <table:table-cell table:content-validation-name="val5"/>
          <table:table-cell table:number-columns-repeated="2"/>
          <table:table-cell table:style-name="ce38" office:value-type="string" calcext:value-type="string">
            <text:p>G Remaining</text:p>
          </table:table-cell>
        </table:table-row>
        <table:table-row table:style-name="ro2">
          <table:table-cell table:number-columns-repeated="2"/>
          <table:table-cell table:style-name="Default"/>
          <table:table-cell/>
          <table:table-cell table:content-validation-name="val5"/>
          <table:table-cell table:number-columns-repeated="2"/>
          <table:table-cell table:formula="of:=[.H5]-(SUM([.F$1:.F$1048576])+[.H2])" office:value-type="float" office:value="1800" calcext:value-type="float">
            <text:p>1800</text:p>
          </table:table-cell>
        </table:table-row>
        <table:table-row table:style-name="ro2" table:number-rows-repeated="25">
          <table:table-cell table:number-columns-repeated="2"/>
          <table:table-cell table:style-name="Default"/>
          <table:table-cell/>
          <table:table-cell table:content-validation-name="val5"/>
          <table:table-cell table:number-columns-repeated="3"/>
        </table:table-row>
        <table:table-row table:style-name="ro2" table:number-rows-repeated="1048542">
          <table:table-cell table:number-columns-repeated="4"/>
          <table:table-cell table:content-validation-name="val5"/>
          <table:table-cell table:number-columns-repeated="3"/>
        </table:table-row>
        <table:table-row table:style-name="ro2">
          <table:table-cell table:number-columns-repeated="4"/>
          <table:table-cell table:content-validation-name="val5"/>
          <table:table-cell table:number-columns-repeated="3"/>
        </table:table-row>
      </table:table>
      <table:table table:name="Y1-Sp4" table:style-name="ta3">
        <table:table-column table:style-name="co10" table:default-cell-style-name="ce24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3" table:default-cell-style-name="Default"/>
        <table:table-column table:style-name="co15" table:default-cell-style-name="ce52"/>
        <table:table-column table:style-name="co16" table:default-cell-style-name="Default"/>
        <table:table-column table:style-name="co6" table:default-cell-style-name="Default"/>
        <table:table-column table:style-name="co51" table:default-cell-style-name="ce39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table:content-validation-name="val7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</table:table-row>
        <table:table-row table:style-name="ro2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2" table:content-validation-name="val8" office:value-type="string" calcext:value-type="string">
            <text:p>Yes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Iron Ore Acquired</text:p>
          </table:table-cell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old Ore Acquired</text:p>
          </table:table-cell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Kale Seeds Needed</text:p>
          </table:table-cell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style-name="ce140" table:formula="of:=MAX(0;CEILING((380-[$'Y1-Sp Farming XP Planning'.AI14])/17))" office:value-type="float" office:value="16" calcext:value-type="float">
            <text:p>16</text:p>
          </table:table-cell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/>
          <table:table-cell table:formula="of:=((25-[.K11])*150)+((25-[.K14])*400)+([$'Y1-Sp5'.H2]*70)" office:value-type="float" office:value="14870" calcext:value-type="float">
            <text:p>14870</text:p>
          </table:table-cell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/>
          <table:table-cell table:formula="of:=[.K20]-[.K8]-MAX([.I$1:.I$1048576])" office:value-type="float" office:value="14870" calcext:value-type="float">
            <text:p>14870</text:p>
          </table:table-cell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524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  <table:table-row table:style-name="ro2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</table:table>
      <table:table table:name="Y1-Sp5" table:style-name="ta3">
        <table:table-column table:style-name="co10" table:default-cell-style-name="ce24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6" table:default-cell-style-name="Default"/>
        <table:table-column table:style-name="co52" table:default-cell-style-name="ce39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/>
          <table:table-cell table:style-name="ce38" office:value-type="string" calcext:value-type="string">
            <text:p>Kale Seeds Needed</text:p>
          </table:table-cell>
        </table:table-row>
        <table:table-row table:style-name="ro1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/>
          <table:table-cell table:style-name="ce140" table:formula="of:=MAX(0;CEILING((380-[$'Y1-Sp Farming XP Planning'.AI14])/17))" office:value-type="float" office:value="16" calcext:value-type="float">
            <text:p>16</text:p>
          </table:table-cell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otato Seed Needed?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/>
          <table:table-cell table:style-name="ce4" table:content-validation-name="val13" office:value-type="string" calcext:value-type="string">
            <text:p>No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/>
          <table:table-cell table:formula="of:=2000+([.H2]*70)+IF([.H5] = &quot;Yes&quot;;50;0)+60" office:value-type="float" office:value="3180" calcext:value-type="float">
            <text:p>3180</text:p>
          </table:table-cell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Iron Ore Acquired</text:p>
          </table:table-cell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/>
          <table:table-cell table:style-name="ce7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old Ore Acquired</text:p>
          </table:table-cell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/>
          <table:table-cell table:style-name="ce7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Coal Acquired</text:p>
          </table:table-cell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/>
          <table:table-cell table:style-name="ce7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Coal Needed</text:p>
          </table:table-cell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/>
          <table:table-cell table:style-name="ce86" table:content-validation-name="val7" table:formula="of:=MAX(0;16-[.H17])" office:value-type="float" office:value="16" calcext:value-type="float">
            <text:p>16</text:p>
          </table:table-cell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524">
          <table:table-cell table:number-columns-repeated="4"/>
          <table:table-cell table:content-validation-name="val5"/>
          <table:table-cell table:number-columns-repeated="3"/>
        </table:table-row>
        <table:table-row table:style-name="ro2">
          <table:table-cell table:number-columns-repeated="4"/>
          <table:table-cell table:content-validation-name="val5"/>
          <table:table-cell table:number-columns-repeated="3"/>
        </table:table-row>
      </table:table>
      <table:table table:name="Y1-Sp6" table:style-name="ta3">
        <table:table-column table:style-name="co10" table:default-cell-style-name="ce24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3" table:default-cell-style-name="Default"/>
        <table:table-column table:style-name="co15" table:default-cell-style-name="ce52"/>
        <table:table-column table:style-name="co16" table:default-cell-style-name="Default"/>
        <table:table-column table:style-name="co6" table:default-cell-style-name="Default"/>
        <table:table-column table:style-name="co51" table:default-cell-style-name="ce39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table:content-validation-name="val7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</table:table-row>
        <table:table-row table:style-name="ro2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2" table:content-validation-name="val8" office:value-type="string" calcext:value-type="string">
            <text:p>Yes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old Ore Needed</text:p>
          </table:table-cell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140" table:formula="of:=MAX(0;25-[$'Y1-Sp5'.H14])" office:value-type="float" office:value="25" calcext:value-type="float">
            <text:p>25</text:p>
          </table:table-cell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old Ore Acquired</text:p>
          </table:table-cell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5000+(([.K11]-[.K14])*400)" office:value-type="float" office:value="15000" calcext:value-type="float">
            <text:p>15000</text:p>
          </table:table-cell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/>
          <table:table-cell table:formula="of:=[.K17]-[.K8]-MAX([.I$1:.I$1048576])" office:value-type="float" office:value="15000" calcext:value-type="float">
            <text:p>15000</text:p>
          </table:table-cell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524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  <table:table-row table:style-name="ro2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</table:table>
      <table:table table:name="Y1-Sp10" table:style-name="ta3">
        <table:table-column table:style-name="co10" table:default-cell-style-name="ce24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3" table:default-cell-style-name="Default"/>
        <table:table-column table:style-name="co15" table:default-cell-style-name="ce52"/>
        <table:table-column table:style-name="co16" table:default-cell-style-name="Default"/>
        <table:table-column table:style-name="co6" table:default-cell-style-name="Default"/>
        <table:table-column table:style-name="co53" table:default-cell-style-name="ce39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table:content-validation-name="val7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</table:table-row>
        <table:table-row table:style-name="ro2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/>
          <table:table-cell table:style-name="ce71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2" table:content-validation-name="val8" office:value-type="string" calcext:value-type="string">
            <text:p>Yes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Kale Seeds Needed</text:p>
          </table:table-cell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formula="of:=CEILING((3300-[$'Y1-Sp Farming XP Planning'.AI28])/17/2)" office:value-type="float" office:value="93" calcext:value-type="float">
            <text:p>93</text:p>
          </table:table-cell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ce3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Bait on Fiberglass Rod</text:p>
          </table:table-cell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Bait to Purchase</text:p>
          </table:table-cell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MAX(0;100-[.K14])" office:value-type="float" office:value="100" calcext:value-type="float">
            <text:p>100</text:p>
          </table:table-cell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/>
          <table:table-cell table:formula="of:=([.K11]*70)+([.K17]*5)" office:value-type="float" office:value="7010" calcext:value-type="float">
            <text:p>7010</text:p>
          </table:table-cell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/>
          <table:table-cell table:style-name="ce3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/>
          <table:table-cell table:formula="of:=[.K20]-MAX([.I$1:.I$1048576])-[.K8]" office:value-type="float" office:value="7010" calcext:value-type="float">
            <text:p>7010</text:p>
          </table:table-cell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524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  <table:table-row table:style-name="ro2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</table:table>
      <table:table table:name="Y1-Sp11" table:style-name="ta3">
        <table:table-column table:style-name="co54" table:default-cell-style-name="ce39"/>
        <table:table-row table:style-name="ro2">
          <table:table-cell table:style-name="ce38" office:value-type="string" calcext:value-type="string">
            <text:p>Kale Seeds Needed</text:p>
          </table:table-cell>
        </table:table-row>
        <table:table-row table:style-name="ro2">
          <table:table-cell table:formula="of:=[$'Y1-Sp10'.K11]" office:value-type="float" office:value="93" calcext:value-type="float">
            <text:p>93</text:p>
          </table:table-cell>
        </table:table-row>
        <table:table-row table:style-name="ro2">
          <table:table-cell/>
        </table:table-row>
        <table:table-row table:style-name="ro2">
          <table:table-cell table:style-name="ce38" office:value-type="string" calcext:value-type="string">
            <text:p><text:span text:style-name="T2">Sprinklers </text:span>Needed</text:p>
          </table:table-cell>
        </table:table-row>
        <table:table-row table:style-name="ro2">
          <table:table-cell table:style-name="ce140" table:formula="of:=CEILING([$'Y1-Sp10'.K11]/4)" office:value-type="float" office:value="24" calcext:value-type="float">
            <text:p>24</text:p>
          </table:table-cell>
        </table:table-row>
        <table:table-row table:style-name="ro2">
          <table:table-cell/>
        </table:table-row>
        <table:table-row table:style-name="ro2" table:number-rows-repeated="2">
          <table:table-cell table:style-name="Default"/>
        </table:table-row>
        <table:table-row table:style-name="ro2" table:number-rows-repeated="1048567">
          <table:table-cell/>
        </table:table-row>
        <table:table-row table:style-name="ro2">
          <table:table-cell/>
        </table:table-row>
      </table:table>
      <table:table table:name="Y1-Sp Starfruit Planning" table:style-name="ta3">
        <office:forms form:automatic-focus="false" form:apply-design-mode="false"/>
        <table:table-column table:style-name="co55" table:default-cell-style-name="ce38"/>
        <table:table-column table:style-name="co56" table:default-cell-style-name="Default"/>
        <table:table-column table:style-name="co57" table:default-cell-style-name="Default"/>
        <table:table-column table:style-name="co58" table:default-cell-style-name="ce39"/>
        <table:table-row table:style-name="ro2">
          <table:table-cell office:value-type="string" calcext:value-type="string">
            <text:p>Starfruit Seeds Target</text:p>
          </table:table-cell>
          <table:table-cell table:style-name="ce38" office:value-type="string" calcext:value-type="string">
            <text:p>Starfruit Seeds Purchased</text:p>
          </table:table-cell>
          <table:table-cell table:style-name="ce38" office:value-type="string" calcext:value-type="string">
            <text:p>Starfruit Seeds Remaining</text:p>
          </table:table-cell>
          <table:table-cell table:style-name="ce38" office:value-type="string" calcext:value-type="string">
            <text:p>Starfruit Seeds Purchasable</text:p>
          </table:table-cell>
        </table:table-row>
        <table:table-row table:style-name="ro2">
          <table:table-cell table:style-name="ce42" table:content-validation-name="val5" office:value-type="float" office:value="400" calcext:value-type="float">
            <text:p>400</text:p>
          </table:table-cell>
          <table:table-cell table:style-name="ce42" table:content-validation-name="val5" office:value-type="float" office:value="0" calcext:value-type="float">
            <text:p>0</text:p>
          </table:table-cell>
          <table:table-cell table:style-name="ce39" table:formula="of:=[.A2]-[.B2]" office:value-type="float" office:value="400" calcext:value-type="float">
            <text:p>400</text:p>
          </table:table-cell>
          <table:table-cell table:formula="of:=FLOOR((([.A32]*1500)-([.D5]*80))/400)" office:value-type="float" office:value="0" calcext:value-type="float">
            <text:p>0</text:p>
          </table:table-cell>
        </table:table-row>
        <table:table-row table:style-name="ro2">
          <table:table-cell table:style-name="ce39"/>
          <table:table-cell/>
          <table:table-cell table:style-name="ce39"/>
          <table:table-cell/>
        </table:table-row>
        <table:table-row table:style-name="ro2">
          <table:table-cell office:value-type="string" calcext:value-type="string">
            <text:p>Deluxe Speed-Gro Needed</text:p>
          </table:table-cell>
          <table:table-cell table:style-name="ce38" office:value-type="string" calcext:value-type="string">
            <text:p>Deluxe Speed-Gro Purchased</text:p>
          </table:table-cell>
          <table:table-cell table:style-name="ce38" office:value-type="string" calcext:value-type="string">
            <text:p>Deluxe Speed-Gro Remaining</text:p>
          </table:table-cell>
          <table:table-cell table:style-name="ce38" office:value-type="string" calcext:value-type="string">
            <text:p>Deluxe Speed-Gro Purchasable</text:p>
          </table:table-cell>
        </table:table-row>
        <table:table-row table:style-name="ro2">
          <table:table-cell table:style-name="ce140" table:formula="of:=[.A2]" office:value-type="float" office:value="400" calcext:value-type="float">
            <text:p>400</text:p>
          </table:table-cell>
          <table:table-cell table:style-name="ce42" table:content-validation-name="val5" office:value-type="float" office:value="0" calcext:value-type="float">
            <text:p>0</text:p>
          </table:table-cell>
          <table:table-cell table:style-name="ce39" table:formula="of:=[.A5]-[.B5]" office:value-type="float" office:value="400" calcext:value-type="float">
            <text:p>400</text:p>
          </table:table-cell>
          <table:table-cell table:formula="of:=FLOOR(MIN([.A5];([.A32]*1500)/80))" office:value-type="float" office:value="0" calcext:value-type="float">
            <text:p>0</text:p>
          </table:table-cell>
        </table:table-row>
        <table:table-row table:style-name="ro2">
          <table:table-cell table:style-name="ce39" table:number-columns-repeated="3"/>
          <table:table-cell/>
        </table:table-row>
        <table:table-row table:style-name="ro2">
          <table:table-cell office:value-type="string" calcext:value-type="string">
            <text:p>Quality Sprinklers Needed</text:p>
          </table:table-cell>
          <table:table-cell table:number-columns-repeated="2"/>
          <table:table-cell table:style-name="Default"/>
        </table:table-row>
        <table:table-row table:style-name="ro2">
          <table:table-cell table:style-name="ce140" table:formula="of:=CEILING([.A2]/8)" office:value-type="float" office:value="50" calcext:value-type="float">
            <text:p>50</text:p>
          </table:table-cell>
          <table:table-cell table:number-columns-repeated="2"/>
          <table:table-cell table:style-name="Default"/>
        </table:table-row>
        <table:table-row table:style-name="ro2"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Parsnip Seeds Needed</text:p>
          </table:table-cell>
          <table:table-cell table:number-columns-repeated="2"/>
          <table:table-cell table:style-name="Default"/>
        </table:table-row>
        <table:table-row table:style-name="ro2">
          <table:table-cell table:style-name="ce141" table:formula="of:=[.A2]" office:value-type="float" office:value="400" calcext:value-type="float">
            <text:p>400</text:p>
          </table:table-cell>
          <table:table-cell table:number-columns-repeated="2"/>
          <table:table-cell table:style-name="Default"/>
        </table:table-row>
        <table:table-row table:style-name="ro2"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 table:style-name="Default"/>
          <table:table-cell table:number-columns-repeated="2"/>
          <table:table-cell table:style-name="ce38" office:value-type="string" calcext:value-type="string">
            <text:p>Remaining Days to Acquire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ce42" table:content-validation-name="val5" office:value-type="float" office:value="14" calcext:value-type="float">
            <text:p>14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Current Gold Bars</text:p>
          </table:table-cell>
          <table:table-cell table:style-name="ce38" office:value-type="string" calcext:value-type="string">
            <text:p>Current Gold Ore</text:p>
          </table:table-cell>
          <table:table-cell table:style-name="ce38" office:value-type="string" calcext:value-type="string">
            <text:p>Gold Ore Needed</text:p>
          </table:table-cell>
          <table:table-cell table:style-name="ce38" office:value-type="string" calcext:value-type="string">
            <text:p>Gold Ore per Day</text:p>
          </table:table-cell>
        </table:table-row>
        <table:table-row table:style-name="ro2">
          <table:table-cell table:number-columns-repeated="2" table:style-name="ce42" table:content-validation-name="val5" office:value-type="float" office:value="0" calcext:value-type="float">
            <text:p>0</text:p>
          </table:table-cell>
          <table:table-cell table:style-name="ce39" table:formula="of:=MAX(0;([.A8]*5)-([.A17]*5)-[.B17])" office:value-type="float" office:value="250" calcext:value-type="float">
            <text:p>250</text:p>
          </table:table-cell>
          <table:table-cell table:formula="of:=IF([.D14] = 0; 0; CEILING([.C17]/[.D14]))" office:value-type="float" office:value="18" calcext:value-type="float">
            <text:p>18</text:p>
          </table:table-cell>
        </table:table-row>
        <table:table-row table:style-name="ro2">
          <table:table-cell table:style-name="ce39" table:number-columns-repeated="3"/>
          <table:table-cell/>
        </table:table-row>
        <table:table-row table:style-name="ro2">
          <table:table-cell office:value-type="string" calcext:value-type="string">
            <text:p>Current Iron Bars</text:p>
          </table:table-cell>
          <table:table-cell table:style-name="ce38" office:value-type="string" calcext:value-type="string">
            <text:p>Current Iron Ore</text:p>
          </table:table-cell>
          <table:table-cell table:style-name="ce38" office:value-type="string" calcext:value-type="string">
            <text:p>Iron Ore Needed</text:p>
          </table:table-cell>
          <table:table-cell table:style-name="ce38" office:value-type="string" calcext:value-type="string">
            <text:p>Iron Ore per Day</text:p>
          </table:table-cell>
        </table:table-row>
        <table:table-row table:style-name="ro2">
          <table:table-cell table:number-columns-repeated="2" table:style-name="ce42" table:content-validation-name="val5" office:value-type="float" office:value="0" calcext:value-type="float">
            <text:p>0</text:p>
          </table:table-cell>
          <table:table-cell table:style-name="ce39" table:formula="of:=MAX(0;([.A8]*5)-([.A20]*5)-[.B20])" office:value-type="float" office:value="250" calcext:value-type="float">
            <text:p>250</text:p>
          </table:table-cell>
          <table:table-cell table:formula="of:=IF([.D14] = 0; 0; CEILING([.C20]/[.D14]))" office:value-type="float" office:value="18" calcext:value-type="float">
            <text:p>18</text:p>
          </table:table-cell>
        </table:table-row>
        <table:table-row table:style-name="ro2">
          <table:table-cell table:style-name="ce39" table:number-columns-repeated="3"/>
          <table:table-cell/>
        </table:table-row>
        <table:table-row table:style-name="ro2">
          <table:table-cell office:value-type="string" calcext:value-type="string">
            <text:p>Current Refined Quartz</text:p>
          </table:table-cell>
          <table:table-cell table:style-name="ce38" office:value-type="string" calcext:value-type="string">
            <text:p>Current Quartz</text:p>
          </table:table-cell>
          <table:table-cell table:style-name="ce38" office:value-type="string" calcext:value-type="string">
            <text:p>Quartz Needed</text:p>
          </table:table-cell>
          <table:table-cell table:style-name="ce38" office:value-type="string" calcext:value-type="string">
            <text:p>Quartz per Day</text:p>
          </table:table-cell>
        </table:table-row>
        <table:table-row table:style-name="ro2">
          <table:table-cell table:number-columns-repeated="2" table:style-name="ce42" table:content-validation-name="val5" office:value-type="float" office:value="0" calcext:value-type="float">
            <text:p>0</text:p>
          </table:table-cell>
          <table:table-cell table:style-name="ce39" table:formula="of:=MAX(0;[.A8]-[.A23]-[.B23])" office:value-type="float" office:value="50" calcext:value-type="float">
            <text:p>50</text:p>
          </table:table-cell>
          <table:table-cell table:formula="of:=IF([.D14] = 0; 0; CEILING([.C23]/[.D14]))" office:value-type="float" office:value="4" calcext:value-type="float">
            <text:p>4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Current Coal</text:p>
          </table:table-cell>
          <table:table-cell/>
          <table:table-cell table:style-name="ce38" office:value-type="string" calcext:value-type="string">
            <text:p>Coal Needed</text:p>
          </table:table-cell>
          <table:table-cell table:style-name="ce38" office:value-type="string" calcext:value-type="string">
            <text:p>Coal per Day</text:p>
          </table:table-cell>
        </table:table-row>
        <table:table-row table:style-name="ro2">
          <table:table-cell table:style-name="ce42" table:content-validation-name="val5" office:value-type="float" office:value="0" calcext:value-type="float">
            <text:p>0</text:p>
          </table:table-cell>
          <table:table-cell/>
          <table:table-cell table:style-name="ce39" table:formula="of:=MAX(0;([.A8]-[.A17])+([.A8]-[.A20])+([.A8]-[.A23])-[.A26])" office:value-type="float" office:value="150" calcext:value-type="float">
            <text:p>150</text:p>
          </table:table-cell>
          <table:table-cell table:formula="of:=IF([.D14] = 0; 0; CEILING([.C26]/[.D14]))" office:value-type="float" office:value="11" calcext:value-type="float">
            <text:p>11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 table:style-name="Default"/>
          <table:table-cell table:number-columns-repeated="2"/>
          <table:table-cell table:style-name="ce38" office:value-type="string" calcext:value-type="string">
            <text:p>Remaining Days to Acquire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ce42" table:content-validation-name="val5" office:value-type="float" office:value="9" calcext:value-type="float">
            <text:p>9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Current Iridium Bars</text:p>
          </table:table-cell>
          <table:table-cell table:style-name="ce38" office:value-type="string" calcext:value-type="string">
            <text:p>Current Iridium Ore</text:p>
          </table:table-cell>
          <table:table-cell table:style-name="ce38" office:value-type="string" calcext:value-type="string">
            <text:p>Iridium Ore Needed</text:p>
          </table:table-cell>
          <table:table-cell table:style-name="ce38" office:value-type="string" calcext:value-type="string">
            <text:p>Iridium Ore per Day</text:p>
          </table:table-cell>
        </table:table-row>
        <table:table-row table:style-name="ro2">
          <table:table-cell table:number-columns-repeated="2" table:style-name="ce42" table:content-validation-name="val5" office:value-type="float" office:value="0" calcext:value-type="float">
            <text:p>0</text:p>
          </table:table-cell>
          <table:table-cell table:style-name="ce39" table:formula="of:=MAX(0;(CEILING((([.C2]*400)+([.C5]*80))/1500)-[.A32])*5-[.B32])" office:value-type="float" office:value="640" calcext:value-type="float">
            <text:p>640</text:p>
          </table:table-cell>
          <table:table-cell table:formula="of:=IF([.D29] = 0; 0; CEILING([.C32]/[.D29]))" office:value-type="float" office:value="72" calcext:value-type="float">
            <text:p>72</text:p>
          </table:table-cell>
        </table:table-row>
        <table:table-row table:style-name="ro2">
          <table:table-cell table:style-name="ce39" table:number-columns-repeated="3"/>
          <table:table-cell table:style-name="Default"/>
        </table:table-row>
        <table:table-row table:style-name="ro2">
          <table:table-cell office:value-type="string" calcext:value-type="string">
            <text:p>Current Coal</text:p>
          </table:table-cell>
          <table:table-cell/>
          <table:table-cell table:style-name="ce38" office:value-type="string" calcext:value-type="string">
            <text:p>Coal Needed</text:p>
          </table:table-cell>
          <table:table-cell table:style-name="ce38" office:value-type="string" calcext:value-type="string">
            <text:p>Coal per Day</text:p>
          </table:table-cell>
        </table:table-row>
        <table:table-row table:style-name="ro2">
          <table:table-cell table:style-name="ce42" table:content-validation-name="val5" office:value-type="float" office:value="0" calcext:value-type="float">
            <text:p>0</text:p>
          </table:table-cell>
          <table:table-cell/>
          <table:table-cell table:style-name="ce39" table:formula="of:=MAX(0;(CEILING((([.A2]*400)+([.A5]*80))/1500)-[.A32])-[.A35])" office:value-type="float" office:value="128" calcext:value-type="float">
            <text:p>128</text:p>
          </table:table-cell>
          <table:table-cell table:formula="of:=IF([.D29] = 0; 0; CEILING([.C35]/[.D29]))" office:value-type="float" office:value="15" calcext:value-type="float">
            <text:p>15</text:p>
          </table:table-cell>
        </table:table-row>
      </table:table>
      <table:table table:name="Y1-Sp18" table:style-name="ta3">
        <table:table-column table:style-name="co10" table:default-cell-style-name="ce24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3" table:default-cell-style-name="Default"/>
        <table:table-column table:style-name="co15" table:default-cell-style-name="ce52"/>
        <table:table-column table:style-name="co16" table:default-cell-style-name="Default"/>
        <table:table-column table:style-name="co6" table:default-cell-style-name="Default"/>
        <table:table-column table:style-name="co54" table:default-cell-style-name="ce39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table:content-validation-name="val7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</table:table-row>
        <table:table-row table:style-name="ro2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2" table:content-validation-name="val8" office:value-type="string" calcext:value-type="string">
            <text:p>Yes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Kale Seeds Needed</text:p>
          </table:table-cell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formula="of:=CEILING((3300-[$'Y1-Sp Farming XP Planning'.AI28])/17)" office:value-type="float" office:value="185" calcext:value-type="float">
            <text:p>185</text:p>
          </table:table-cell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formula="of:=2000+([.K11]*70)" office:value-type="float" office:value="14950" calcext:value-type="float">
            <text:p>14950</text:p>
          </table:table-cell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/>
          <table:table-cell table:style-name="ce3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[.K14]-[.K8]-MAX([.I$1:.I$1048576])" office:value-type="float" office:value="14950" calcext:value-type="float">
            <text:p>14950</text:p>
          </table:table-cell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524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  <table:table-row table:style-name="ro2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</table:table>
      <table:table table:name="Y1-Sp19" table:style-name="ta3">
        <table:table-column table:style-name="co54" table:default-cell-style-name="ce39"/>
        <table:table-row table:style-name="ro2">
          <table:table-cell table:style-name="ce38" office:value-type="string" calcext:value-type="string">
            <text:p>Kale Seeds Needed</text:p>
          </table:table-cell>
        </table:table-row>
        <table:table-row table:style-name="ro2">
          <table:table-cell table:formula="of:=[$'Y1-Sp18'.K11]" office:value-type="float" office:value="185" calcext:value-type="float">
            <text:p>185</text:p>
          </table:table-cell>
        </table:table-row>
        <table:table-row table:style-name="ro2">
          <table:table-cell/>
        </table:table-row>
        <table:table-row table:style-name="ro2" table:number-rows-repeated="5">
          <table:table-cell table:style-name="Default"/>
        </table:table-row>
        <table:table-row table:style-name="ro2" table:number-rows-repeated="28">
          <table:table-cell/>
        </table:table-row>
        <table:table-row table:style-name="ro2" table:number-rows-repeated="2">
          <table:table-cell table:style-name="Default"/>
        </table:table-row>
        <table:table-row table:style-name="ro2" table:number-rows-repeated="1048537">
          <table:table-cell/>
        </table:table-row>
        <table:table-row table:style-name="ro2">
          <table:table-cell/>
        </table:table-row>
      </table:table>
      <table:named-expressions/>
      <table:database-ranges>
        <table:database-range table:name="__Anonymous_Sheet_DB__2" table:target-range-address="Museum.A1:Museum.B1048576" table:display-filter-buttons="true" table:orientation="column"/>
        <table:database-range table:name="__Anonymous_Sheet_DB__3" table:target-range-address="'Generic Item Table'.A27:'Generic Item Table'.I31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'Items and Professions'.A750:'Items and Professions'.C762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'Fish Availability'.A1:'Fish Availability'.L59" table:display-filter-buttons="true" table:orientation="column"/>
        <table:database-range table:name="__Anonymous_Sheet_DB__9" table:target-range-address="'Y1-Sp4'.A1:'Y1-Sp4'.I12">
          <table:sort>
            <table:sort-by table:field-number="5" table:order="descending" table:data-type="automatic"/>
          </table:sort>
        </table:database-range>
        <table:database-range table:name="__Anonymous_Sheet_DB__10" table:target-range-address="'Y1-Sp5'.A1:'Y1-Sp5'.F2">
          <table:sort>
            <table:sort-by table:field-number="3" table:order="descending" table:data-type="automatic"/>
          </table:sort>
        </table:database-range>
        <table:database-range table:name="__Anonymous_Sheet_DB__11" table:target-range-address="'Y1-Sp6'.A1:'Y1-Sp6'.I12">
          <table:sort>
            <table:sort-by table:field-number="5" table:order="descending" table:data-type="automatic"/>
          </table:sort>
        </table:database-range>
        <table:database-range table:name="__Anonymous_Sheet_DB__12" table:target-range-address="'Y1-Sp10'.A1:'Y1-Sp10'.I2">
          <table:sort>
            <table:sort-by table:field-number="0" table:data-type="automatic"/>
          </table:sort>
        </table:database-range>
        <table:database-range table:name="__Anonymous_Sheet_DB__13" table:target-range-address="'Y1-Sp11'.A3:'Y1-Sp11'.A3">
          <table:sort>
            <table:sort-by table:field-number="0" table:data-type="automatic"/>
          </table:sort>
        </table:database-range>
        <table:database-range table:name="__Anonymous_Sheet_DB__14" table:target-range-address="'Y1-Sp Starfruit Planning'.B1:'Y1-Sp Starfruit Planning'.B14" table:orientation="column"/>
        <table:database-range table:name="__Anonymous_Sheet_DB__15" table:target-range-address="'Y1-Sp18'.A1:'Y1-Sp18'.I2">
          <table:sort>
            <table:sort-by table:field-number="6" table:order="descending" table:data-type="automatic"/>
          </table:sort>
        </table:database-range>
        <table:database-range table:name="__Anonymous_Sheet_DB__16" table:target-range-address="'Y1-Sp19'.A1:'Y1-Sp19'.A1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2">00/00/0000</text:date>, <text:time style:data-style-name="N2" text:time-value="20:42:30.4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7T23:01:44.309000000</meta:creation-date>
    <dc:date>2021-04-14T18:00:34.272000000</dc:date>
    <meta:editing-duration>P4DT4H22M54S</meta:editing-duration>
    <meta:editing-cycles>576</meta:editing-cycles>
    <meta:generator>LibreOffice/7.1.3.2$Windows_X86_64 LibreOffice_project/47f78053abe362b9384784d31a6e56f8511eb1c1</meta:generator>
    <dc:title>Stardew Valley Min-Max Spreadsheet</dc:title>
    <meta:document-statistic meta:table-count="17" meta:cell-count="7315" meta:object-count="0"/>
    <meta:user-defined meta:name="GitHub URL">https://github.com/nathan-alden-sr/stardew-valley</meta:user-defined>
  </office:meta>
</office:document-meta>
</file>